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DD9000032713BD103FE.svm"/>
  <manifest:file-entry manifest:media-type="" manifest:full-path="Pictures/2000000700005C81000021CD8E7FB0C2.svm"/>
  <manifest:file-entry manifest:media-type="" manifest:full-path="Pictures/200000070000196E000009ED8781EF91.svm"/>
  <manifest:file-entry manifest:media-type="" manifest:full-path="Pictures/20000007000063BD00003EF2764EA94F.svm"/>
  <manifest:file-entry manifest:media-type="" manifest:full-path="Pictures/2000000700005DD9000032710FFEDAD4.svm"/>
  <manifest:file-entry manifest:media-type="" manifest:full-path="Pictures/20000007000063BD00003EF278EA7C1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text-properties style:font-name="Linux Libertine Display G" fo:font-size="12pt" fo:language="en" fo:country="US" style:font-size-asian="12pt" style:font-size-complex="12pt"/>
    </style:style>
    <style:style style:name="P7"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8"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9"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10"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11"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2" style:family="paragraph" style:parent-style-name="Table_20_Contents">
      <style:text-properties style:font-name="Linux Libertine Display G" fo:font-size="10pt" fo:language="en" fo:country="US" style:font-size-asian="10pt" style:font-size-complex="10pt"/>
    </style:style>
    <style:style style:name="P13"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14"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15" style:family="paragraph" style:parent-style-name="Table_20_Contents">
      <style:text-properties style:font-name="Linux Libertine Display G" fo:language="en" fo:country="US"/>
    </style:style>
    <style:style style:name="P16" style:family="paragraph" style:parent-style-name="Table_20_Contents" style:list-style-name="L82">
      <style:text-properties style:font-name="Linux Libertine Display G" fo:language="en" fo:country="US"/>
    </style:style>
    <style:style style:name="P17" style:family="paragraph" style:parent-style-name="Table_20_Contents">
      <style:paragraph-properties fo:text-align="start" style:justify-single-word="false"/>
      <style:text-properties style:font-name="Linux Libertine Display G" fo:language="en" fo:country="US"/>
    </style:style>
    <style:style style:name="P18" style:family="paragraph" style:parent-style-name="Table_20_Contents">
      <style:text-properties fo:color="#000000" style:font-name="Linux Libertine Display G" fo:font-size="12pt" fo:language="en" fo:country="US" style:font-size-asian="12pt" style:font-size-complex="12pt"/>
    </style:style>
    <style:style style:name="P19"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20"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21"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22"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23" style:family="paragraph" style:parent-style-name="Table_20_Contents">
      <style:text-properties fo:color="#000000" style:font-name="Linux Libertine Display G" fo:language="en" fo:country="US"/>
    </style:style>
    <style:style style:name="P24" style:family="paragraph" style:parent-style-name="Table_20_Contents">
      <style:paragraph-properties fo:text-align="center" style:justify-single-word="false"/>
      <style:text-properties fo:color="#000000" style:font-name="Linux Libertine Display G" fo:language="en" fo:country="US"/>
    </style:style>
    <style:style style:name="P25"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26" style:family="paragraph" style:parent-style-name="Table_20_Contents">
      <style:text-properties fo:color="#cc0000" style:font-name="Linux Libertine Display G" fo:language="en" fo:country="US"/>
    </style:style>
    <style:style style:name="P27"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28"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29" style:family="paragraph" style:parent-style-name="Table_20_Contents">
      <style:text-properties fo:color="#0000cc" style:font-name="Linux Libertine Display G" fo:language="en" fo:country="US"/>
    </style:style>
    <style:style style:name="P30" style:family="paragraph" style:parent-style-name="Table_20_Contents">
      <style:paragraph-properties fo:text-align="center" style:justify-single-word="false"/>
      <style:text-properties fo:color="#0000cc" style:font-name="Linux Libertine Display G" fo:language="en" fo:country="US"/>
    </style:style>
    <style:style style:name="P31"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ffffff" style:font-name="Linux Libertine Display G" fo:font-size="12pt" fo:language="en" fo:country="US" fo:background-color="#000000" style:font-size-asian="12pt" style:font-size-complex="12pt"/>
    </style:style>
    <style:style style:name="P38"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39"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40"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41"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42"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fo:language="en" fo:country="US" fo:background-color="#000000" style:font-size-asian="12pt" style:font-size-complex="12pt"/>
    </style:style>
    <style:style style:name="P44" style:family="paragraph" style:parent-style-name="Standard">
      <style:text-properties style:text-position="0% 100%" style:font-name="Linux Libertine Display G"/>
    </style:style>
    <style:style style:name="P45"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47"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48"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49" style:family="paragraph" style:parent-style-name="Standard">
      <style:text-properties style:text-position="0% 100%" style:font-name="Linux Libertine Display G" fo:language="en" fo:country="US"/>
    </style:style>
    <style:style style:name="P50" style:family="paragraph" style:parent-style-name="Standard">
      <style:text-properties style:text-position="0% 100%" style:font-name="Linux Libertine Display G" fo:language="en" fo:country="US" fo:font-weight="bold" style:font-weight-asian="bold" style:font-weight-complex="bold"/>
    </style:style>
    <style:style style:name="P51" style:family="paragraph" style:parent-style-name="Standard">
      <style:paragraph-properties fo:text-align="start" style:justify-single-word="false"/>
      <style:text-properties style:text-position="0% 100%" style:font-name="Linux Libertine Display G" fo:language="en" fo:country="US"/>
    </style:style>
    <style:style style:name="P52"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53" style:family="paragraph" style:parent-style-name="Standard">
      <style:text-properties style:text-position="0% 100%" style:font-name="Linux Libertine Display G" fo:language="en" fo:country="US" fo:font-weight="normal" style:font-weight-asian="normal" style:font-weight-complex="normal"/>
    </style:style>
    <style:style style:name="P54" style:family="paragraph" style:parent-style-name="Standard" style:list-style-name="L108">
      <style:text-properties style:text-position="0% 100%" style:font-name="Linux Libertine Display G" fo:language="en" fo:country="US"/>
    </style:style>
    <style:style style:name="P55" style:family="paragraph" style:parent-style-name="Standard">
      <style:paragraph-properties fo:text-align="start" style:justify-single-word="false"/>
      <style:text-properties style:text-position="0% 100%" style:font-name="Linux Libertine Display G"/>
    </style:style>
    <style:style style:name="P56" style:family="paragraph" style:parent-style-name="Standard" style:list-style-name="L162">
      <style:text-properties style:text-position="0% 100%" style:font-name="Linux Libertine Display G"/>
    </style:style>
    <style:style style:name="P57"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58"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59" style:family="paragraph" style:parent-style-name="Standard">
      <style:text-properties fo:color="#0000cc" style:font-name="Linux Libertine Display G" fo:font-size="14pt" style:font-size-asian="14pt" style:font-size-complex="14pt"/>
    </style:style>
    <style:style style:name="P60"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61"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62"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63"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64"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65"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66" style:family="paragraph" style:parent-style-name="Standard">
      <style:text-properties fo:color="#0000cc" style:font-name="Linux Libertine Display G" fo:language="en" fo:country="US"/>
    </style:style>
    <style:style style:name="P67" style:family="paragraph" style:parent-style-name="Standard">
      <style:paragraph-properties fo:text-align="start" style:justify-single-word="false"/>
      <style:text-properties fo:color="#0000cc" style:font-name="Linux Libertine Display G" fo:language="en" fo:country="US"/>
    </style:style>
    <style:style style:name="P68" style:family="paragraph" style:parent-style-name="Standard" style:list-style-name="L79">
      <style:paragraph-properties fo:text-align="start" style:justify-single-word="false"/>
      <style:text-properties fo:color="#0000cc" style:font-name="Linux Libertine Display G" fo:language="en" fo:country="US"/>
    </style:style>
    <style:style style:name="P69" style:family="paragraph" style:parent-style-name="Standard" style:list-style-name="L106">
      <style:paragraph-properties fo:text-align="start" style:justify-single-word="false"/>
      <style:text-properties fo:color="#0000cc" style:font-name="Linux Libertine Display G" fo:language="en" fo:country="US"/>
    </style:style>
    <style:style style:name="P70"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71"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72"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4"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5"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6"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77"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78"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9"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80"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81"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82"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83"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8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85"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86"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87"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88"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91"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92" style:family="paragraph" style:parent-style-name="Standard">
      <style:text-properties fo:color="#0000cc"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93" style:family="paragraph" style:parent-style-name="Standard">
      <style:text-properties fo:color="#0000cc" style:text-position="0% 100%" style:font-name="Linux Libertine Display G" fo:font-size="12pt" fo:language="en" fo:country="US" style:font-size-asian="12pt" style:font-size-complex="12pt"/>
    </style:style>
    <style:style style:name="P94" style:family="paragraph" style:parent-style-name="Standard">
      <style:paragraph-properties fo:text-align="center" style:justify-single-word="false"/>
      <style:text-properties fo:color="#0000cc" style:text-position="0% 100%" style:font-name="Linux Libertine Display G" fo:font-size="12pt" fo:language="en" fo:country="US" style:font-size-asian="12pt" style:font-size-complex="12pt"/>
    </style:style>
    <style:style style:name="P95" style:family="paragraph" style:parent-style-name="Standard">
      <style:text-properties fo:color="#0000cc" style:text-position="0% 100%" style:font-name="Linux Libertine Display G" fo:language="en" fo:country="US"/>
    </style:style>
    <style:style style:name="P96" style:family="paragraph" style:parent-style-name="Standard">
      <style:text-properties fo:color="#0000cc" style:text-position="0% 100%" style:font-name="Linux Libertine Display G" fo:language="en" fo:country="US" fo:font-weight="bold" style:font-weight-asian="bold" style:font-weight-complex="bold"/>
    </style:style>
    <style:style style:name="P97" style:family="paragraph" style:parent-style-name="Standard">
      <style:text-properties fo:color="#0000cc" style:text-position="0% 100%" style:font-name="Linux Libertine Display G" fo:language="en" fo:country="US" fo:font-weight="normal" style:font-weight-asian="normal" style:font-weight-complex="normal"/>
    </style:style>
    <style:style style:name="P98"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99"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paragraph-properties fo:text-align="center" style:justify-single-word="fals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101" style:family="paragraph" style:parent-style-name="Standard">
      <style:paragraph-properties fo:text-align="center" style:justify-single-word="false"/>
      <style:text-properties fo:color="#0000cc" style:text-position="0% 100%" style:font-name="Linux Libertine Display G" fo:font-size="14pt" fo:language="en" fo:country="US" style:font-size-asian="14pt" style:font-size-complex="14pt"/>
    </style:style>
    <style:style style:name="P102"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103"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104"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11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119"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21"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122"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126"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127" style:family="paragraph" style:parent-style-name="Standard">
      <style:text-properties fo:font-variant="normal" fo:text-transform="none" fo:color="#000000" style:text-position="super 58%" style:font-name="Linux Libertine Display G" fo:font-size="12pt" fo:letter-spacing="normal" fo:language="en" fo:country="US" fo:font-style="normal" fo:font-weight="normal" style:font-size-asian="12pt" style:font-weight-asian="normal" style:font-size-complex="12pt" style:font-weight-complex="normal"/>
    </style:style>
    <style:style style:name="P128"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3"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4"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5"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6"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7"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8"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9"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0"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1" style:family="paragraph" style:parent-style-name="Standard">
      <style:text-properties fo:color="#000000" style:text-position="0% 100%" style:font-name="Linux Libertine Display G"/>
    </style:style>
    <style:style style:name="P142"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3"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4"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5"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6"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7"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8"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9"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0"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1"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2"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3"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4"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5"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6"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7"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8"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9"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0"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1"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62"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63"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4"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6"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7"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8"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9"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0"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1"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2"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3"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4"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5"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6"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7"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8"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9"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0"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1"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2"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3"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4" style:family="paragraph" style:parent-style-name="Standard" style:list-style-name="L14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5" style:family="paragraph" style:parent-style-name="Standard" style:list-style-name="L14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6"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87"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88"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9"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90"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91"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92"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93"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94"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95"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96"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7"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8"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9"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200"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201"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02"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203"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204"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205"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06"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09"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10"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1"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2"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3"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4"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5"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6"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7"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218" style:family="paragraph" style:parent-style-name="Standard">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19"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20"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21" style:family="paragraph" style:parent-style-name="Standard" style:list-style-name="L154">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22"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23" style:family="paragraph" style:parent-style-name="Standard" style:list-style-name="L169">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24" style:family="paragraph" style:parent-style-name="Standard" style:list-style-name="L169">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text-overline-style="none" style:text-overline-color="font-color"/>
    </style:style>
    <style:style style:name="P225" style:family="paragraph" style:parent-style-name="Standard">
      <style:text-properties fo:color="#000000" style:text-position="0% 100%" style:font-name="Linux Libertine Display G" fo:font-size="12pt" fo:language="en" fo:country="US" style:font-size-asian="12pt" style:font-size-complex="12pt"/>
    </style:style>
    <style:style style:name="P226"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227" style:family="paragraph" style:parent-style-name="Standard">
      <style:text-properties fo:color="#000000" style:text-position="0% 100%" style:font-name="Linux Libertine Display G" fo:font-size="12pt" fo:language="en" fo:country="US" style:font-size-asian="12pt" style:font-size-complex="12pt" style:text-overline-style="none" style:text-overline-color="font-color"/>
    </style:style>
    <style:style style:name="P228" style:family="paragraph" style:parent-style-name="Standard" style:list-style-name="L147">
      <style:paragraph-properties fo:text-align="center" style:justify-single-word="false"/>
      <style:text-properties fo:color="#000000" style:text-position="0% 100%" style:font-name="Linux Libertine Display G" fo:font-size="12pt" fo:language="en" fo:country="US" style:font-size-asian="12pt" style:font-size-complex="12pt"/>
    </style:style>
    <style:style style:name="P229" style:family="paragraph" style:parent-style-name="Standard" style:list-style-name="L171">
      <style:paragraph-properties fo:text-align="center" style:justify-single-word="false"/>
      <style:text-properties fo:color="#000000" style:text-position="0% 100%" style:font-name="Linux Libertine Display G" fo:font-size="12pt" fo:language="en" fo:country="US" style:font-size-asian="12pt" style:font-size-complex="12pt"/>
    </style:style>
    <style:style style:name="P230" style:family="paragraph" style:parent-style-name="Standard">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31" style:family="paragraph" style:parent-style-name="Standard" style:list-style-name="L156">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32" style:family="paragraph" style:parent-style-name="Standard" style:list-style-name="L154">
      <style:text-properties fo:color="#000000" style:text-position="0% 100%" style:font-name="Linux Libertine Display G" fo:font-size="12pt" fo:language="en" fo:country="US" style:font-size-asian="12pt" style:font-size-complex="12pt"/>
    </style:style>
    <style:style style:name="P233" style:family="paragraph" style:parent-style-name="Standard" style:list-style-name="L155">
      <style:text-properties fo:color="#000000" style:text-position="0% 100%" style:font-name="Linux Libertine Display G" fo:font-size="12pt" fo:language="en" fo:country="US" style:font-size-asian="12pt" style:font-size-complex="12pt"/>
    </style:style>
    <style:style style:name="P234" style:family="paragraph" style:parent-style-name="Standard" style:list-style-name="L160">
      <style:text-properties fo:color="#000000" style:text-position="0% 100%" style:font-name="Linux Libertine Display G" fo:font-size="12pt" fo:language="en" fo:country="US" style:font-size-asian="12pt" style:font-size-complex="12pt"/>
    </style:style>
    <style:style style:name="P235" style:family="paragraph" style:parent-style-name="Standard" style:list-style-name="L170">
      <style:text-properties fo:color="#000000" style:text-position="0% 100%" style:font-name="Linux Libertine Display G" fo:font-size="12pt" fo:language="en" fo:country="US" style:font-size-asian="12pt" style:font-size-complex="12pt"/>
    </style:style>
    <style:style style:name="P236" style:family="paragraph" style:parent-style-name="Standard" style:list-style-name="L171">
      <style:text-properties fo:color="#000000" style:text-position="0% 100%" style:font-name="Linux Libertine Display G" fo:font-size="12pt" fo:language="en" fo:country="US" style:font-size-asian="12pt" style:font-size-complex="12pt"/>
    </style:style>
    <style:style style:name="P237"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238" style:family="paragraph" style:parent-style-name="Standard">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239" style:family="paragraph" style:parent-style-name="Standard">
      <style:text-properties fo:color="#000000" style:text-position="0% 100%" style:font-name="Linux Libertine Display G" fo:font-size="12pt" fo:language="en" fo:country="US" fo:background-color="#ffffff" style:font-size-asian="12pt" style:font-size-complex="12pt"/>
    </style:style>
    <style:style style:name="P240" style:family="paragraph" style:parent-style-name="Standard" style:list-style-name="L152">
      <style:text-properties fo:color="#000000" style:text-position="0% 100%" style:font-name="Linux Libertine Display G" fo:font-size="12pt" fo:language="en" fo:country="US" fo:background-color="#ffffff" style:font-size-asian="12pt" style:font-size-complex="12pt"/>
    </style:style>
    <style:style style:name="P241" style:family="paragraph" style:parent-style-name="Standard">
      <style:text-properties fo:color="#000000" style:text-position="0% 100%" style:font-name="Linux Libertine Display G" fo:font-size="12pt" fo:language="en" fo:country="US" fo:background-color="#ffff99" style:font-size-asian="12pt" style:font-size-complex="12pt"/>
    </style:style>
    <style:style style:name="P242" style:family="paragraph" style:parent-style-name="Standard">
      <style:text-properties fo:color="#000000" style:text-position="0% 100%" style:font-name="Linux Libertine Display G" fo:language="en" fo:country="US"/>
    </style:style>
    <style:style style:name="P243"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244" style:family="paragraph" style:parent-style-name="Standard">
      <style:paragraph-properties fo:text-align="start" style:justify-single-word="false"/>
      <style:text-properties fo:color="#000000" style:text-position="0% 100%" style:font-name="Linux Libertine Display G" fo:language="en" fo:country="US"/>
    </style:style>
    <style:style style:name="P245" style:family="paragraph" style:parent-style-name="Standard" style:list-style-name="L42">
      <style:text-properties fo:color="#000000" style:text-position="0% 100%" style:font-name="Linux Libertine Display G" fo:language="en" fo:country="US"/>
    </style:style>
    <style:style style:name="P246" style:family="paragraph" style:parent-style-name="Standard" style:list-style-name="L108">
      <style:text-properties fo:color="#000000" style:text-position="0% 100%" style:font-name="Linux Libertine Display G" fo:language="en" fo:country="US"/>
    </style:style>
    <style:style style:name="P247"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248"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249" style:family="paragraph" style:parent-style-name="Standard">
      <style:paragraph-properties fo:text-align="start" style:justify-single-word="false"/>
      <style:text-properties fo:color="#000000"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250"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251"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252" style:family="paragraph" style:parent-style-name="Standard">
      <style:text-properties fo:color="#000000" style:text-position="0% 100%" style:font-name="Linux Libertine Display G" fo:font-size="10pt" fo:language="en" fo:country="US" style:font-size-asian="10pt" style:font-size-complex="10pt"/>
    </style:style>
    <style:style style:name="P253" style:family="paragraph" style:parent-style-name="Standard">
      <style:text-properties fo:color="#000000" style:text-position="0% 100%" style:font-name="Linux Libertine Display G" style:font-name-asian="SimSun" style:font-name-complex="Lucida Sans"/>
    </style:style>
    <style:style style:name="P254" style:family="paragraph" style:parent-style-name="Standard">
      <style:text-properties fo:color="#000000" style:text-position="0% 100%" style:font-name="Linux Libertine Display G" style:font-name-asian="Times New Roman1" style:font-name-complex="Times New Roman1"/>
    </style:style>
    <style:style style:name="P255" style:family="paragraph" style:parent-style-name="Standard">
      <style:text-properties fo:color="#000000" style:text-position="0% 100%" style:font-name="Linux Libertine Display G" fo:font-style="normal" style:font-style-asian="normal" style:font-style-complex="normal"/>
    </style:style>
    <style:style style:name="P256" style:family="paragraph" style:parent-style-name="Standard">
      <style:text-properties fo:color="#000000" style:text-position="0% 100%" style:font-name="Linux Libertine Display G" fo:font-size="10.5pt" fo:language="en" fo:country="US" style:font-size-asian="10.5pt" style:font-size-complex="10.5pt"/>
    </style:style>
    <style:style style:name="P257" style:family="paragraph" style:parent-style-name="Standard">
      <style:text-properties fo:color="#000000" style:text-position="super 58%" style:font-name="Linux Libertine Display G"/>
    </style:style>
    <style:style style:name="P258"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59"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60"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61"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62" style:family="paragraph" style:parent-style-name="Standard">
      <style:text-properties fo:color="#000000" style:text-position="super 58%" style:font-name="Linux Libertine Display G" fo:font-size="12pt" fo:language="en" fo:country="US" style:font-size-asian="12pt" style:font-size-complex="12pt"/>
    </style:style>
    <style:style style:name="P263" style:family="paragraph" style:parent-style-name="Standard">
      <style:text-properties fo:color="#000000" style:text-position="super 58%" style:font-name="Linux Libertine Display G" fo:language="en" fo:country="US"/>
    </style:style>
    <style:style style:name="P264" style:family="paragraph" style:parent-style-name="Standard">
      <style:text-properties fo:color="#000000" style:text-position="super 58%" style:font-name="Linux Libertine Display G" fo:font-style="italic" style:font-style-asian="italic" style:font-style-complex="italic"/>
    </style:style>
    <style:style style:name="P265"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66" style:family="paragraph" style:parent-style-name="Standard">
      <style:text-properties fo:color="#000000" style:font-name="Linux Libertine Display G"/>
    </style:style>
    <style:style style:name="P267" style:family="paragraph" style:parent-style-name="Standard">
      <style:paragraph-properties fo:text-align="start" style:justify-single-word="false"/>
      <style:text-properties fo:color="#000000" style:font-name="Linux Libertine Display G"/>
    </style:style>
    <style:style style:name="P268" style:family="paragraph" style:parent-style-name="Standard" style:list-style-name="L115">
      <style:paragraph-properties fo:text-align="start" style:justify-single-word="false"/>
      <style:text-properties fo:color="#000000" style:font-name="Linux Libertine Display G"/>
    </style:style>
    <style:style style:name="P269" style:family="paragraph" style:parent-style-name="Standard">
      <style:text-properties fo:color="#000000" style:font-name="Linux Libertine Display G" fo:font-size="12pt" fo:language="en" fo:country="US" style:font-size-asian="12pt" style:font-size-complex="12pt"/>
    </style:style>
    <style:style style:name="P270" style:family="paragraph" style:parent-style-name="Standard" style:list-style-name="L36">
      <style:text-properties fo:color="#000000" style:font-name="Linux Libertine Display G" fo:font-size="12pt" fo:language="en" fo:country="US" style:font-size-asian="12pt" style:font-size-complex="12pt"/>
    </style:style>
    <style:style style:name="P271"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72"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73"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74"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75" style:family="paragraph" style:parent-style-name="Standard">
      <style:text-properties fo:color="#000000" style:font-name="Linux Libertine Display G" fo:language="en" fo:country="US"/>
    </style:style>
    <style:style style:name="P276" style:family="paragraph" style:parent-style-name="Standard">
      <style:paragraph-properties fo:text-align="start" style:justify-single-word="false"/>
      <style:text-properties fo:color="#000000" style:font-name="Linux Libertine Display G" fo:language="en" fo:country="US"/>
    </style:style>
    <style:style style:name="P277" style:family="paragraph" style:parent-style-name="Standard">
      <style:paragraph-properties fo:text-align="start" style:justify-single-word="false"/>
      <style:text-properties fo:color="#000000" style:font-name="Linux Libertine Display G" fo:language="en" fo:country="US" fo:background-color="#ffffff"/>
    </style:style>
    <style:style style:name="P278" style:family="paragraph" style:parent-style-name="Standard" style:list-style-name="L108">
      <style:text-properties fo:color="#000000" style:font-name="Linux Libertine Display G" fo:language="en" fo:country="US"/>
    </style:style>
    <style:style style:name="P279" style:family="paragraph" style:parent-style-name="Standard">
      <style:text-properties fo:color="#000000" style:font-name="Linux Libertine Display G" fo:font-size="10pt" fo:language="en" fo:country="US" style:font-size-asian="10pt" style:font-size-complex="10pt"/>
    </style:style>
    <style:style style:name="P280"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81"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82" style:family="paragraph" style:parent-style-name="Standard">
      <style:text-properties style:font-name="Linux Libertine Display G"/>
    </style:style>
    <style:style style:name="P283" style:family="paragraph" style:parent-style-name="Standard">
      <style:text-properties style:font-name="Linux Libertine Display G" fo:language="en" fo:country="US"/>
    </style:style>
    <style:style style:name="P284" style:family="paragraph" style:parent-style-name="Standard">
      <style:paragraph-properties fo:text-align="start" style:justify-single-word="false"/>
      <style:text-properties style:font-name="Linux Libertine Display G" fo:language="en" fo:country="US"/>
    </style:style>
    <style:style style:name="P285" style:family="paragraph" style:parent-style-name="Standard" style:list-style-name="L8">
      <style:paragraph-properties fo:text-align="start" style:justify-single-word="false"/>
      <style:text-properties style:font-name="Linux Libertine Display G" fo:language="en" fo:country="US"/>
    </style:style>
    <style:style style:name="P286" style:family="paragraph" style:parent-style-name="Standard" style:list-style-name="L14">
      <style:paragraph-properties fo:text-align="start" style:justify-single-word="false"/>
      <style:text-properties style:font-name="Linux Libertine Display G" fo:language="en" fo:country="US"/>
    </style:style>
    <style:style style:name="P287" style:family="paragraph" style:parent-style-name="Standard" style:list-style-name="L16">
      <style:paragraph-properties fo:text-align="start" style:justify-single-word="false"/>
      <style:text-properties style:font-name="Linux Libertine Display G" fo:language="en" fo:country="US"/>
    </style:style>
    <style:style style:name="P288" style:family="paragraph" style:parent-style-name="Standard" style:list-style-name="L17">
      <style:paragraph-properties fo:text-align="start" style:justify-single-word="false"/>
      <style:text-properties style:font-name="Linux Libertine Display G" fo:language="en" fo:country="US"/>
    </style:style>
    <style:style style:name="P289" style:family="paragraph" style:parent-style-name="Standard" style:list-style-name="L64">
      <style:paragraph-properties fo:text-align="start" style:justify-single-word="false"/>
      <style:text-properties style:font-name="Linux Libertine Display G" fo:language="en" fo:country="US"/>
    </style:style>
    <style:style style:name="P290" style:family="paragraph" style:parent-style-name="Standard" style:list-style-name="L79">
      <style:paragraph-properties fo:text-align="start" style:justify-single-word="false"/>
      <style:text-properties style:font-name="Linux Libertine Display G" fo:language="en" fo:country="US"/>
    </style:style>
    <style:style style:name="P291" style:family="paragraph" style:parent-style-name="Standard" style:list-style-name="L80">
      <style:paragraph-properties fo:text-align="start" style:justify-single-word="false"/>
      <style:text-properties style:font-name="Linux Libertine Display G" fo:language="en" fo:country="US"/>
    </style:style>
    <style:style style:name="P292" style:family="paragraph" style:parent-style-name="Standard" style:list-style-name="L81">
      <style:paragraph-properties fo:text-align="start" style:justify-single-word="false"/>
      <style:text-properties style:font-name="Linux Libertine Display G" fo:language="en" fo:country="US"/>
    </style:style>
    <style:style style:name="P293" style:family="paragraph" style:parent-style-name="Standard" style:list-style-name="L82">
      <style:paragraph-properties fo:text-align="start" style:justify-single-word="false"/>
      <style:text-properties style:font-name="Linux Libertine Display G" fo:language="en" fo:country="US"/>
    </style:style>
    <style:style style:name="P294" style:family="paragraph" style:parent-style-name="Standard" style:list-style-name="L84">
      <style:paragraph-properties fo:text-align="start" style:justify-single-word="false"/>
      <style:text-properties style:font-name="Linux Libertine Display G" fo:language="en" fo:country="US"/>
    </style:style>
    <style:style style:name="P295" style:family="paragraph" style:parent-style-name="Standard" style:list-style-name="L96">
      <style:paragraph-properties fo:text-align="start" style:justify-single-word="false"/>
      <style:text-properties style:font-name="Linux Libertine Display G" fo:language="en" fo:country="US"/>
    </style:style>
    <style:style style:name="P296" style:family="paragraph" style:parent-style-name="Standard" style:list-style-name="L103">
      <style:paragraph-properties fo:text-align="start" style:justify-single-word="false"/>
      <style:text-properties style:font-name="Linux Libertine Display G" fo:language="en" fo:country="US"/>
    </style:style>
    <style:style style:name="P297" style:family="paragraph" style:parent-style-name="Standard" style:list-style-name="L105">
      <style:paragraph-properties fo:text-align="start" style:justify-single-word="false"/>
      <style:text-properties style:font-name="Linux Libertine Display G" fo:language="en" fo:country="US"/>
    </style:style>
    <style:style style:name="P298" style:family="paragraph" style:parent-style-name="Standard" style:list-style-name="L107">
      <style:paragraph-properties fo:text-align="start" style:justify-single-word="false"/>
      <style:text-properties style:font-name="Linux Libertine Display G" fo:language="en" fo:country="US"/>
    </style:style>
    <style:style style:name="P299" style:family="paragraph" style:parent-style-name="Standard" style:list-style-name="L113">
      <style:paragraph-properties fo:text-align="start" style:justify-single-word="false"/>
      <style:text-properties style:font-name="Linux Libertine Display G" fo:language="en" fo:country="US"/>
    </style:style>
    <style:style style:name="P300" style:family="paragraph" style:parent-style-name="Standard" style:list-style-name="L116">
      <style:paragraph-properties fo:text-align="start" style:justify-single-word="false"/>
      <style:text-properties style:font-name="Linux Libertine Display G" fo:language="en" fo:country="US"/>
    </style:style>
    <style:style style:name="P301" style:family="paragraph" style:parent-style-name="Standard" style:list-style-name="L118">
      <style:paragraph-properties fo:text-align="start" style:justify-single-word="false"/>
      <style:text-properties style:font-name="Linux Libertine Display G" fo:language="en" fo:country="US"/>
    </style:style>
    <style:style style:name="P302" style:family="paragraph" style:parent-style-name="Standard" style:list-style-name="L128">
      <style:paragraph-properties fo:text-align="start" style:justify-single-word="false"/>
      <style:text-properties style:font-name="Linux Libertine Display G" fo:language="en" fo:country="US"/>
    </style:style>
    <style:style style:name="P303" style:family="paragraph" style:parent-style-name="Standard" style:list-style-name="L129">
      <style:paragraph-properties fo:text-align="start" style:justify-single-word="false"/>
      <style:text-properties style:font-name="Linux Libertine Display G" fo:language="en" fo:country="US"/>
    </style:style>
    <style:style style:name="P304" style:family="paragraph" style:parent-style-name="Standard" style:list-style-name="L142">
      <style:paragraph-properties fo:text-align="start" style:justify-single-word="false"/>
      <style:text-properties style:font-name="Linux Libertine Display G" fo:language="en" fo:country="US"/>
    </style:style>
    <style:style style:name="P305" style:family="paragraph" style:parent-style-name="Standard">
      <style:paragraph-properties fo:text-align="start" style:justify-single-word="false"/>
      <style:text-properties style:font-name="Linux Libertine Display G" fo:language="en" fo:country="US" fo:background-color="#ffffff"/>
    </style:style>
    <style:style style:name="P306" style:family="paragraph" style:parent-style-name="Standard" style:list-style-name="L152">
      <style:text-properties style:font-name="Linux Libertine Display G" fo:language="en" fo:country="US" fo:background-color="#ffffff"/>
    </style:style>
    <style:style style:name="P307" style:family="paragraph" style:parent-style-name="Standard" style:list-style-name="L32">
      <style:text-properties style:font-name="Linux Libertine Display G" fo:language="en" fo:country="US"/>
    </style:style>
    <style:style style:name="P308" style:family="paragraph" style:parent-style-name="Standard" style:list-style-name="L35">
      <style:text-properties style:font-name="Linux Libertine Display G" fo:language="en" fo:country="US"/>
    </style:style>
    <style:style style:name="P309" style:family="paragraph" style:parent-style-name="Standard" style:list-style-name="L36">
      <style:text-properties style:font-name="Linux Libertine Display G" fo:language="en" fo:country="US"/>
    </style:style>
    <style:style style:name="P310" style:family="paragraph" style:parent-style-name="Standard" style:list-style-name="L40">
      <style:text-properties style:font-name="Linux Libertine Display G" fo:language="en" fo:country="US"/>
    </style:style>
    <style:style style:name="P311" style:family="paragraph" style:parent-style-name="Standard" style:list-style-name="L42">
      <style:text-properties style:font-name="Linux Libertine Display G" fo:language="en" fo:country="US"/>
    </style:style>
    <style:style style:name="P312" style:family="paragraph" style:parent-style-name="Standard">
      <style:paragraph-properties style:text-autospace="none"/>
      <style:text-properties style:font-name="Linux Libertine Display G" fo:language="en" fo:country="US"/>
    </style:style>
    <style:style style:name="P313" style:family="paragraph" style:parent-style-name="Standard" style:list-style-name="L60">
      <style:text-properties style:font-name="Linux Libertine Display G" fo:language="en" fo:country="US"/>
    </style:style>
    <style:style style:name="P314" style:family="paragraph" style:parent-style-name="Standard" style:list-style-name="L62">
      <style:text-properties style:font-name="Linux Libertine Display G" fo:language="en" fo:country="US"/>
    </style:style>
    <style:style style:name="P315" style:family="paragraph" style:parent-style-name="Standard" style:list-style-name="L68">
      <style:text-properties style:font-name="Linux Libertine Display G" fo:language="en" fo:country="US"/>
    </style:style>
    <style:style style:name="P316" style:family="paragraph" style:parent-style-name="Standard" style:list-style-name="L72">
      <style:text-properties style:font-name="Linux Libertine Display G" fo:language="en" fo:country="US"/>
    </style:style>
    <style:style style:name="P317" style:family="paragraph" style:parent-style-name="Standard" style:list-style-name="L73">
      <style:text-properties style:font-name="Linux Libertine Display G" fo:language="en" fo:country="US"/>
    </style:style>
    <style:style style:name="P318" style:family="paragraph" style:parent-style-name="Standard" style:list-style-name="L91">
      <style:text-properties style:font-name="Linux Libertine Display G" fo:language="en" fo:country="US"/>
    </style:style>
    <style:style style:name="P319" style:family="paragraph" style:parent-style-name="Standard" style:list-style-name="L92">
      <style:text-properties style:font-name="Linux Libertine Display G" fo:language="en" fo:country="US"/>
    </style:style>
    <style:style style:name="P320" style:family="paragraph" style:parent-style-name="Standard" style:list-style-name="L108">
      <style:text-properties style:font-name="Linux Libertine Display G" fo:language="en" fo:country="US"/>
    </style:style>
    <style:style style:name="P321" style:family="paragraph" style:parent-style-name="Standard" style:list-style-name="L140">
      <style:text-properties style:font-name="Linux Libertine Display G" fo:language="en" fo:country="US"/>
    </style:style>
    <style:style style:name="P322" style:family="paragraph" style:parent-style-name="Standard" style:list-style-name="L146">
      <style:text-properties style:font-name="Linux Libertine Display G" fo:language="en" fo:country="US"/>
    </style:style>
    <style:style style:name="P323" style:family="paragraph" style:parent-style-name="Standard" style:list-style-name="L154">
      <style:text-properties style:font-name="Linux Libertine Display G" fo:language="en" fo:country="US" fo:font-style="normal" style:font-style-asian="normal" style:font-style-complex="normal"/>
    </style:style>
    <style:style style:name="P324" style:family="paragraph" style:parent-style-name="Standard" style:list-style-name="L153">
      <style:text-properties style:font-name="Linux Libertine Display G" fo:language="en" fo:country="US"/>
    </style:style>
    <style:style style:name="P325" style:family="paragraph" style:parent-style-name="Standard" style:list-style-name="L154">
      <style:text-properties style:font-name="Linux Libertine Display G" fo:language="en" fo:country="US"/>
    </style:style>
    <style:style style:name="P326" style:family="paragraph" style:parent-style-name="Standard" style:list-style-name="L155">
      <style:text-properties style:font-name="Linux Libertine Display G" fo:language="en" fo:country="US"/>
    </style:style>
    <style:style style:name="P327" style:family="paragraph" style:parent-style-name="Standard" style:list-style-name="L1">
      <style:text-properties style:font-name="Linux Libertine Display G"/>
    </style:style>
    <style:style style:name="P328" style:family="paragraph" style:parent-style-name="Standard">
      <style:text-properties style:font-name="Linux Libertine Display G" fo:font-size="12pt" style:font-name-asian="Times New Roman1" style:font-size-asian="12pt" style:font-name-complex="Times New Roman1" style:font-size-complex="12pt"/>
    </style:style>
    <style:style style:name="P329"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330"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331"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332" style:family="paragraph" style:parent-style-name="Standard">
      <style:paragraph-properties style:text-autospace="none"/>
      <style:text-properties style:font-name="Linux Libertine Display G" fo:font-size="12pt" fo:language="en" fo:country="US" style:font-size-asian="12pt" style:font-size-complex="12pt"/>
    </style:style>
    <style:style style:name="P333"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334" style:family="paragraph" style:parent-style-name="Standard">
      <style:text-properties style:font-name="Linux Libertine Display G" fo:font-size="12pt" style:font-size-asian="12pt" style:font-size-complex="12pt"/>
    </style:style>
    <style:style style:name="P335" style:family="paragraph" style:parent-style-name="Standard">
      <style:paragraph-properties fo:text-align="start" style:justify-single-word="false"/>
      <style:text-properties style:font-name="Linux Libertine Display G" fo:font-size="12pt" style:font-size-asian="12pt" style:font-size-complex="12pt"/>
    </style:style>
    <style:style style:name="P336" style:family="paragraph" style:parent-style-name="Standard">
      <style:paragraph-properties fo:text-align="start" style:justify-single-word="false"/>
      <style:text-properties style:font-name="Linux Libertine Display G"/>
    </style:style>
    <style:style style:name="P337" style:family="paragraph" style:parent-style-name="Standard" style:list-style-name="L5">
      <style:paragraph-properties fo:text-align="start" style:justify-single-word="false"/>
      <style:text-properties style:font-name="Linux Libertine Display G"/>
    </style:style>
    <style:style style:name="P338" style:family="paragraph" style:parent-style-name="Standard" style:list-style-name="L6">
      <style:paragraph-properties fo:text-align="start" style:justify-single-word="false"/>
      <style:text-properties style:font-name="Linux Libertine Display G"/>
    </style:style>
    <style:style style:name="P339" style:family="paragraph" style:parent-style-name="Standard" style:list-style-name="L7">
      <style:paragraph-properties fo:text-align="start" style:justify-single-word="false"/>
      <style:text-properties style:font-name="Linux Libertine Display G"/>
    </style:style>
    <style:style style:name="P340" style:family="paragraph" style:parent-style-name="Standard" style:list-style-name="L8">
      <style:paragraph-properties fo:text-align="start" style:justify-single-word="false"/>
      <style:text-properties style:font-name="Linux Libertine Display G"/>
    </style:style>
    <style:style style:name="P341" style:family="paragraph" style:parent-style-name="Standard" style:list-style-name="L25">
      <style:paragraph-properties fo:text-align="start" style:justify-single-word="false"/>
      <style:text-properties style:font-name="Linux Libertine Display G"/>
    </style:style>
    <style:style style:name="P342" style:family="paragraph" style:parent-style-name="Standard" style:list-style-name="L79">
      <style:paragraph-properties fo:text-align="start" style:justify-single-word="false"/>
      <style:text-properties style:font-name="Linux Libertine Display G"/>
    </style:style>
    <style:style style:name="P343" style:family="paragraph" style:parent-style-name="Standard">
      <style:paragraph-properties fo:text-align="start" style:justify-single-word="false"/>
      <style:text-properties style:font-name="Linux Libertine Display G" style:text-underline-style="none"/>
    </style:style>
    <style:style style:name="P344"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345" style:family="paragraph" style:parent-style-name="Standard" style:list-style-name="L36">
      <style:text-properties style:font-name="Linux Libertine Display G"/>
    </style:style>
    <style:style style:name="P346" style:family="paragraph" style:parent-style-name="Standard" style:list-style-name="L42">
      <style:text-properties style:font-name="Linux Libertine Display G"/>
    </style:style>
    <style:style style:name="P347" style:family="paragraph" style:parent-style-name="Standard">
      <style:text-properties style:font-name="Linux Libertine Display G" fo:font-size="10pt" fo:language="en" fo:country="US" style:font-size-asian="10pt" style:font-size-complex="10pt"/>
    </style:style>
    <style:style style:name="P348" style:family="paragraph" style:parent-style-name="Standard">
      <style:text-properties style:font-name="Linux Libertine Display G" fo:font-size="10.5pt" fo:language="en" fo:country="US" style:font-size-asian="10.5pt" style:font-size-complex="10.5pt"/>
    </style:style>
    <style:style style:name="P349" style:family="paragraph" style:parent-style-name="Standard" style:list-style-name="L159">
      <style:text-properties style:font-name="Linux Libertine Display G"/>
    </style:style>
    <style:style style:name="P350" style:family="paragraph" style:parent-style-name="Standard">
      <style:text-properties style:font-name="Linux Libertine Display G" fo:font-style="normal" style:font-style-asian="normal" style:font-style-complex="normal" style:text-overline-style="none" style:text-overline-color="font-color"/>
    </style:style>
    <style:style style:name="P351" style:family="paragraph" style:parent-style-name="Standard" style:list-style-name="L167">
      <style:text-properties style:font-name="Linux Libertine Display G"/>
    </style:style>
    <style:style style:name="P352" style:family="paragraph" style:parent-style-name="Standard" style:list-style-name="L170">
      <style:text-properties style:font-name="Linux Libertine Display G"/>
    </style:style>
    <style:style style:name="P353" style:family="paragraph" style:parent-style-name="Standard" style:list-style-name="L171">
      <style:text-properties style:font-name="Linux Libertine Display G"/>
    </style:style>
    <style:style style:name="P354" style:family="paragraph" style:parent-style-name="Standard">
      <style:text-properties fo:color="#000099" style:text-position="0% 100%" style:font-name="Linux Libertine Display G"/>
    </style:style>
    <style:style style:name="P355"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356"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357" style:family="paragraph" style:parent-style-name="Standard">
      <style:text-properties fo:color="#000099" style:text-position="0% 100%" style:font-name="Linux Libertine Display G" fo:font-style="normal" style:font-style-asian="normal" style:font-style-complex="normal" style:text-overline-style="none" style:text-overline-color="font-color"/>
    </style:style>
    <style:style style:name="P358" style:family="paragraph" style:parent-style-name="Standard">
      <style:text-properties fo:color="#000099" style:font-name="Linux Libertine Display G" fo:language="en" fo:country="US"/>
    </style:style>
    <style:style style:name="P359"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60"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361" style:family="paragraph" style:parent-style-name="Standard">
      <style:text-properties fo:color="#cc0000" style:text-position="0% 100%" style:font-name="Linux Libertine Display G" fo:language="en" fo:country="US"/>
    </style:style>
    <style:style style:name="P362"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63"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64"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65"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66" style:family="paragraph" style:parent-style-name="Standard" style:list-style-name="L168">
      <style:text-properties fo:color="#cc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367" style:family="paragraph" style:parent-style-name="Standard">
      <style:text-properties fo:color="#cc0000" style:text-position="super 58%" style:font-name="Linux Libertine Display G" fo:language="en" fo:country="US"/>
    </style:style>
    <style:style style:name="P368" style:family="paragraph" style:parent-style-name="Standard">
      <style:text-properties fo:color="#cc0000" style:font-name="Linux Libertine Display G" fo:language="en" fo:country="US"/>
    </style:style>
    <style:style style:name="P369" style:family="paragraph" style:parent-style-name="Standard" style:list-style-name="L106">
      <style:paragraph-properties fo:text-align="start" style:justify-single-word="false"/>
      <style:text-properties fo:color="#cc0000" style:font-name="Linux Libertine Display G" fo:language="en" fo:country="US"/>
    </style:style>
    <style:style style:name="P370"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371"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372"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73"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74" style:family="paragraph" style:parent-style-name="Standard">
      <style:text-properties fo:color="#009900" style:font-name="Linux Libertine Display G" fo:language="en" fo:country="US"/>
    </style:style>
    <style:style style:name="P375"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376" style:family="paragraph" style:parent-style-name="Standard">
      <style:paragraph-properties fo:text-align="center" style:justify-single-word="false"/>
      <style:text-properties fo:color="#ffffff" style:font-name="Linux Libertine Display G" fo:font-size="12pt" fo:background-color="#000000" style:font-size-asian="12pt" style:font-size-complex="12pt"/>
    </style:style>
    <style:style style:name="P377" style:family="paragraph" style:parent-style-name="Standard">
      <style:paragraph-properties fo:text-align="center" style:justify-single-word="false"/>
      <style:text-properties fo:color="#ffffff" style:font-name="Linux Libertine Display G" fo:background-color="#000000"/>
    </style:style>
    <style:style style:name="P378" style:family="paragraph" style:parent-style-name="Standard">
      <style:paragraph-properties fo:text-align="start" style:justify-single-word="false"/>
      <style:text-properties fo:color="#ffffff" style:font-name="Linux Libertine Display G" fo:background-color="#000000"/>
    </style:style>
    <style:style style:name="P379" style:family="paragraph" style:parent-style-name="Standard">
      <style:text-properties style:text-position="super 58%" style:font-name="Linux Libertine Display G" fo:font-style="normal" style:font-style-asian="normal" style:font-style-complex="normal" style:text-overline-style="none" style:text-overline-color="font-color"/>
    </style:style>
    <style:style style:name="P380" style:family="paragraph" style:parent-style-name="Standard">
      <style:text-properties fo:color="#006600" style:text-position="0% 100%" style:font-name="Linux Libertine Display G" fo:font-style="normal" style:font-style-asian="normal" style:font-style-complex="normal" style:text-overline-style="none" style:text-overline-color="font-color"/>
    </style:style>
    <style:style style:name="P381" style:family="paragraph" style:parent-style-name="Standard" style:list-style-name="L168">
      <style:text-properties fo:color="#006600" style:text-position="0% 100%" style:font-name="Linux Libertine Display G" fo:font-style="normal" style:font-style-asian="normal" style:font-style-complex="normal" style:text-overline-style="none" style:text-overline-color="font-color"/>
    </style:style>
    <style:style style:name="P382" style:family="paragraph" style:parent-style-name="Standard" style:list-style-name="L169">
      <style:text-properties fo:color="#006600" style:text-position="0% 100%" style:font-name="Linux Libertine Display G" fo:font-style="normal" style:font-style-asian="normal" style:font-style-complex="normal" style:text-overline-style="none" style:text-overline-color="font-color"/>
    </style:style>
    <style:style style:name="P383" style:family="paragraph" style:parent-style-name="Standard" style:list-style-name="L169">
      <style:text-properties fo:color="#006600" style:text-position="0% 100%" style:font-name="Linux Libertine Display G" fo:font-style="normal" fo:background-color="#ffff99" style:font-style-asian="normal" style:font-style-complex="normal" style:text-overline-style="none" style:text-overline-color="font-color"/>
    </style:style>
    <style:style style:name="P384"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385"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38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38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38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38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390"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91"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92" style:family="paragraph" style:parent-style-name="Standard">
      <style:paragraph-properties fo:text-align="center" style:justify-single-word="false" fo:break-before="page"/>
      <style:text-properties fo:color="#0000cc" style:text-position="0% 100%" style:font-name="Linux Libertine Display G" fo:font-size="12pt" fo:language="en" fo:country="US" style:font-size-asian="12pt" style:font-size-complex="12pt"/>
    </style:style>
    <style:style style:name="P393"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394"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395"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396" style:family="paragraph" style:parent-style-name="Standard">
      <style:paragraph-properties fo:break-before="page"/>
      <style:text-properties style:font-name="Linux Libertine Display G" fo:language="en" fo:country="US"/>
    </style:style>
    <style:style style:name="P397" style:family="paragraph" style:parent-style-name="Standard">
      <style:paragraph-properties fo:break-before="page"/>
      <style:text-properties style:text-position="0% 100%" style:font-name="Linux Libertine Display G" fo:language="en" fo:country="US"/>
    </style:style>
    <style:style style:name="P398"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99"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00" style:family="paragraph" style:parent-style-name="Standard">
      <style:paragraph-properties fo:break-before="page"/>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401" style:family="paragraph" style:parent-style-name="Standard">
      <style:paragraph-properties fo:break-before="page"/>
      <style:text-properties fo:color="#000000" style:text-position="0% 100%" style:font-name="Linux Libertine Display G" fo:font-size="12pt" fo:language="en" fo:country="US" style:font-size-asian="12pt" style:font-size-complex="12pt"/>
    </style:style>
    <style:style style:name="P402" style:family="paragraph" style:parent-style-name="Standard">
      <style:paragraph-properties fo:break-before="pag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403" style:family="paragraph" style:parent-style-name="Standard">
      <style:paragraph-properties fo:break-before="page"/>
      <style:text-properties fo:color="#000000" style:font-name="Linux Libertine Display G" fo:language="en" fo:country="US"/>
    </style:style>
    <style:style style:name="P404"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405"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06"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07"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40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09"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10"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11"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1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13"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414"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15"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16"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17"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18"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19"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20"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21"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22"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23"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24" style:family="paragraph" style:parent-style-name="Standard">
      <style:paragraph-properties fo:margin-top="0in" fo:margin-bottom="0in"/>
      <style:text-properties fo:color="#000000" style:text-position="0% 100%" style:font-name="Linux Libertine Display G" fo:language="en" fo:country="US"/>
    </style:style>
    <style:style style:name="P425" style:family="paragraph" style:parent-style-name="Standard">
      <style:paragraph-properties fo:margin-top="0in" fo:margin-bottom="0in"/>
      <style:text-properties fo:color="#cc0000" style:text-position="0% 100%" style:font-name="Linux Libertine Display G" fo:language="en" fo:country="US"/>
    </style:style>
    <style:style style:name="P426" style:family="paragraph" style:parent-style-name="Standard">
      <style:paragraph-properties fo:margin-top="0in" fo:margin-bottom="0in"/>
      <style:text-properties style:text-position="0% 100%" style:font-name="Linux Libertine Display G" fo:language="en" fo:country="US"/>
    </style:style>
    <style:style style:name="P427"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fo:font-size="12pt" fo:language="en" fo:country="US" style:font-size-asian="12pt" style:font-size-complex="12pt"/>
    </style:style>
    <style:style style:name="T8" style:family="text">
      <style:text-properties fo:color="#0000cc" style:text-position="0% 100%"/>
    </style:style>
    <style:style style:name="T9" style:family="text">
      <style:text-properties fo:color="#0000cc" style:text-position="0% 100%" fo:font-size="12pt" fo:font-weight="bold" style:font-size-asian="12pt" style:font-weight-asian="bold" style:font-size-complex="12pt" style:font-weight-complex="bold"/>
    </style:style>
    <style:style style:name="T10" style:family="text">
      <style:text-properties fo:color="#0000cc" style:text-position="0% 100%" fo:font-size="12pt" style:font-name-asian="Times New Roman1" style:font-size-asian="12pt" style:font-name-complex="Times New Roman1" style:font-size-complex="12pt"/>
    </style:style>
    <style:style style:name="T11" style:family="text">
      <style:text-properties fo:color="#0000cc" style:text-position="0% 100%" fo:font-size="12pt" fo:font-weight="normal" style:font-size-asian="12pt" style:font-weight-asian="normal" style:font-size-complex="12pt" style:font-weight-complex="normal"/>
    </style:style>
    <style:style style:name="T12"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3"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4"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6"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7" style:family="text">
      <style:text-properties fo:color="#0000cc" style:text-position="0% 100%" fo:font-size="12pt" fo:language="en" fo:country="US" fo:font-weight="normal" style:font-size-asian="12pt" style:font-weight-asian="normal" style:font-size-complex="12pt" style:font-weight-complex="normal"/>
    </style:style>
    <style:style style:name="T18"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9" style:family="text">
      <style:text-properties fo:color="#0000cc" style:text-position="0% 100%" fo:font-size="12pt" fo:language="en" fo:country="US" style:font-size-asian="12pt" style:font-size-complex="12pt"/>
    </style:style>
    <style:style style:name="T20" style:family="text">
      <style:text-properties fo:color="#0000cc" style:text-position="0% 100%" fo:font-size="12pt" fo:language="en" fo:country="US" style:font-size-asian="12pt" style:font-size-complex="12pt" style:text-overline-style="solid" style:text-overline-width="auto" style:text-overline-color="font-color"/>
    </style:style>
    <style:style style:name="T21"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2"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23" style:family="text">
      <style:text-properties fo:color="#0000cc" style:text-position="0% 100%" fo:font-size="12pt" style:text-underline-style="none" fo:font-weight="normal" style:font-size-asian="12pt" style:font-weight-asian="normal" style:font-size-complex="12pt" style:font-weight-complex="normal"/>
    </style:style>
    <style:style style:name="T24" style:family="text">
      <style:text-properties fo:color="#0000cc" style:text-position="0% 100%" fo:font-size="12pt" style:font-size-asian="12pt" style:font-size-complex="12pt"/>
    </style:style>
    <style:style style:name="T25" style:family="text">
      <style:text-properties fo:color="#0000cc" style:text-position="0% 100%" style:text-overline-style="none" style:text-overline-color="font-color"/>
    </style:style>
    <style:style style:name="T26" style:family="text">
      <style:text-properties fo:color="#0000cc" style:text-position="0% 100%" style:text-overline-style="solid" style:text-overline-width="auto" style:text-overline-color="font-color"/>
    </style:style>
    <style:style style:name="T27" style:family="text">
      <style:text-properties fo:color="#0000cc" style:text-position="0% 100%" fo:font-weight="normal" style:font-name-asian="Tahoma" style:font-weight-asian="normal" style:font-name-complex="Tahoma" style:font-weight-complex="normal"/>
    </style:style>
    <style:style style:name="T28" style:family="text">
      <style:text-properties fo:color="#0000cc" style:text-position="0% 100%" fo:font-weight="normal" style:font-weight-asian="normal" style:font-weight-complex="normal"/>
    </style:style>
    <style:style style:name="T29" style:family="text">
      <style:text-properties fo:color="#0000cc" style:text-position="0% 100%" fo:font-weight="normal" style:font-name-asian="SimSun" style:font-weight-asian="normal" style:font-name-complex="Lucida Sans" style:font-weight-complex="normal"/>
    </style:style>
    <style:style style:name="T30" style:family="text">
      <style:text-properties fo:color="#0000cc" style:text-position="0% 100%" fo:font-style="italic" fo:font-weight="normal" style:font-style-asian="italic" style:font-weight-asian="normal" style:font-style-complex="italic" style:font-weight-complex="normal"/>
    </style:style>
    <style:style style:name="T31" style:family="text">
      <style:text-properties fo:color="#0000cc" style:text-position="0% 100%" fo:font-style="normal" fo:background-color="#ffffff" style:font-style-asian="normal" style:font-style-complex="normal" style:text-overline-style="none" style:text-overline-color="font-color"/>
    </style:style>
    <style:style style:name="T32" style:family="text">
      <style:text-properties fo:color="#0000cc" style:text-position="0% 100%" fo:font-style="normal" style:font-style-asian="normal" style:font-style-complex="normal" style:text-overline-style="none" style:text-overline-color="font-color"/>
    </style:style>
    <style:style style:name="T33" style:family="text">
      <style:text-properties fo:color="#0000cc" fo:font-weight="normal" style:font-weight-asian="normal" style:font-weight-complex="normal"/>
    </style:style>
    <style:style style:name="T34" style:family="text">
      <style:text-properties fo:color="#0000cc" fo:font-weight="bold" style:font-weight-asian="bold" style:font-weight-complex="bold"/>
    </style:style>
    <style:style style:name="T35" style:family="text">
      <style:text-properties fo:color="#0000cc" style:text-position="super 58%"/>
    </style:style>
    <style:style style:name="T36" style:family="text">
      <style:text-properties fo:color="#0000cc" style:text-position="super 58%" fo:font-size="12pt" style:font-name-asian="Times New Roman1" style:font-size-asian="12pt" style:font-name-complex="Times New Roman1" style:font-size-complex="12pt"/>
    </style:style>
    <style:style style:name="T37" style:family="text">
      <style:text-properties fo:color="#0000cc" style:text-position="super 58%" fo:font-size="12pt" fo:font-weight="normal" style:font-size-asian="12pt" style:font-weight-asian="normal" style:font-size-complex="12pt" style:font-weight-complex="normal"/>
    </style:style>
    <style:style style:name="T38"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9" style:family="text">
      <style:text-properties fo:color="#0000cc" style:text-position="super 58%" fo:font-size="12pt" style:font-name-asian="Linux Libertine Display G1" style:font-size-asian="12pt" style:font-name-complex="Linux Libertine Display G1" style:font-size-complex="12pt"/>
    </style:style>
    <style:style style:name="T40"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1" style:family="text">
      <style:text-properties fo:color="#0000cc" style:text-position="super 58%" fo:font-size="12pt" fo:language="en" fo:country="US" fo:font-weight="normal" style:font-size-asian="12pt" style:font-weight-asian="normal" style:font-size-complex="12pt" style:font-weight-complex="normal"/>
    </style:style>
    <style:style style:name="T42" style:family="text">
      <style:text-properties fo:color="#0000cc" style:text-position="super 58%" fo:font-size="12pt" fo:language="en" fo:country="US" style:font-size-asian="12pt" style:font-size-complex="12pt"/>
    </style:style>
    <style:style style:name="T43"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4" style:family="text">
      <style:text-properties fo:color="#0000cc" style:text-position="super 58%" style:text-overline-style="none" style:text-overline-color="font-color"/>
    </style:style>
    <style:style style:name="T45" style:family="text">
      <style:text-properties fo:color="#0000cc" style:text-position="super 58%" style:font-name-asian="SimSun" style:font-name-complex="Lucida Sans"/>
    </style:style>
    <style:style style:name="T46" style:family="text">
      <style:text-properties fo:color="#0000cc" style:text-position="super 58%" fo:font-style="normal" style:font-name-asian="Linux Libertine Display G1" style:font-style-asian="normal" style:font-name-complex="Linux Libertine Display G1" style:font-style-complex="normal"/>
    </style:style>
    <style:style style:name="T47" style:family="text">
      <style:text-properties fo:color="#0000cc" style:text-position="super 58%" fo:font-style="normal" fo:background-color="#ffffff" style:font-style-asian="normal" style:font-style-complex="normal" style:text-overline-style="none" style:text-overline-color="font-color"/>
    </style:style>
    <style:style style:name="T48" style:family="text">
      <style:text-properties fo:color="#0000cc" style:text-position="super 58%" fo:font-style="normal" style:font-style-asian="normal" style:font-style-complex="normal" style:text-overline-style="none" style:text-overline-color="font-color"/>
    </style:style>
    <style:style style:name="T49" style:family="text">
      <style:text-properties fo:color="#0000cc" style:text-position="super 58%" fo:font-weight="normal" style:font-weight-asian="normal" style:font-weight-complex="normal"/>
    </style:style>
    <style:style style:name="T50" style:family="text">
      <style:text-properties fo:color="#0000cc" style:text-position="super 58%" fo:font-weight="normal" style:font-name-asian="SimSun" style:font-weight-asian="normal" style:font-name-complex="Lucida Sans" style:font-weight-complex="normal"/>
    </style:style>
    <style:style style:name="T51" style:family="text">
      <style:text-properties fo:color="#0000cc" style:text-position="super 58%" style:font-name-asian="Linux Libertine Display G1" style:font-name-complex="Linux Libertine Display G1" style:text-overline-style="none" style:text-overline-color="font-color"/>
    </style:style>
    <style:style style:name="T52" style:family="text">
      <style:text-properties fo:color="#0000cc" style:text-position="super 58%" style:text-underline-style="solid" style:text-underline-width="auto" style:text-underline-color="font-color"/>
    </style:style>
    <style:style style:name="T53" style:family="text">
      <style:text-properties fo:color="#0000cc" fo:font-size="14pt" style:font-size-asian="14pt" style:font-size-complex="14pt"/>
    </style:style>
    <style:style style:name="T54" style:family="text">
      <style:text-properties fo:color="#0000cc" fo:font-size="14pt" fo:font-weight="normal" style:font-size-asian="14pt" style:font-weight-asian="normal" style:font-size-complex="14pt" style:font-weight-complex="normal"/>
    </style:style>
    <style:style style:name="T55" style:family="text">
      <style:text-properties fo:color="#0000cc" style:font-name-asian="Linux Libertine Display G1" style:font-name-complex="Linux Libertine Display G1"/>
    </style:style>
    <style:style style:name="T56" style:family="text">
      <style:text-properties fo:color="#0000cc" style:font-name-asian="Linux Libertine Display G1" style:font-name-complex="Linux Libertine Display G1" style:text-overline-style="none" style:text-overline-color="font-color"/>
    </style:style>
    <style:style style:name="T57" style:family="text">
      <style:text-properties fo:color="#0000cc" style:font-name-asian="Linux Libertine Display G1" style:font-name-complex="Linux Libertine Display G1" style:text-overline-style="solid" style:text-overline-width="auto" style:text-overline-color="font-color"/>
    </style:style>
    <style:style style:name="T58" style:family="text">
      <style:text-properties fo:color="#0000cc" style:text-position="sub 58%"/>
    </style:style>
    <style:style style:name="T59" style:family="text">
      <style:text-properties fo:color="#0000cc" style:text-position="sub 58%" fo:font-weight="normal" style:font-name-asian="SimSun" style:font-weight-asian="normal" style:font-name-complex="Lucida Sans" style:font-weight-complex="normal"/>
    </style:style>
    <style:style style:name="T60" style:family="text">
      <style:text-properties fo:color="#0000cc" style:text-position="sub 58%" fo:font-size="12pt" fo:font-weight="normal" style:font-size-asian="12pt" style:font-weight-asian="normal" style:font-size-complex="12pt" style:font-weight-complex="normal"/>
    </style:style>
    <style:style style:name="T61" style:family="text">
      <style:text-properties fo:color="#0000cc" style:text-position="sub 58%" fo:font-style="normal" fo:background-color="#ffffff" style:font-style-asian="normal" style:font-style-complex="normal" style:text-overline-style="none" style:text-overline-color="font-color"/>
    </style:style>
    <style:style style:name="T62" style:family="text">
      <style:text-properties fo:color="#0000cc" style:text-overline-style="none" style:text-overline-color="font-color"/>
    </style:style>
    <style:style style:name="T63" style:family="text">
      <style:text-properties fo:color="#0000cc" fo:font-style="italic" style:font-style-asian="italic" style:font-style-complex="italic"/>
    </style:style>
    <style:style style:name="T64" style:family="text">
      <style:text-properties fo:color="#0000cc" fo:background-color="#ffffff"/>
    </style:style>
    <style:style style:name="T65" style:family="text">
      <style:text-properties fo:color="#0000cc" fo:background-color="#ffffff" style:font-name-asian="Linux Libertine Display G1" style:font-name-complex="Linux Libertine Display G1"/>
    </style:style>
    <style:style style:name="T66" style:family="text">
      <style:text-properties fo:color="#0000cc" style:font-name-asian="SimSun" style:font-name-complex="Lucida Sans"/>
    </style:style>
    <style:style style:name="T67" style:family="text">
      <style:text-properties fo:color="#0000cc" fo:font-style="normal" style:font-name-asian="SimSun" style:font-style-asian="normal" style:font-name-complex="Lucida Sans" style:font-style-complex="normal"/>
    </style:style>
    <style:style style:name="T68" style:family="text">
      <style:text-properties fo:color="#0000cc" fo:font-style="normal" style:font-name-asian="Linux Libertine Display G1" style:font-style-asian="normal" style:font-name-complex="Linux Libertine Display G1" style:font-style-complex="normal"/>
    </style:style>
    <style:style style:name="T69" style:family="text">
      <style:text-properties fo:color="#0000cc" fo:font-style="normal" style:font-style-asian="normal" style:font-style-complex="normal"/>
    </style:style>
    <style:style style:name="T70" style:family="text">
      <style:text-properties fo:color="#0000cc" style:font-name-asian="Symbol" style:font-name-complex="Symbol"/>
    </style:style>
    <style:style style:name="T71" style:family="text">
      <style:text-properties fo:color="#0000cc" style:text-underline-style="solid" style:text-underline-width="auto" style:text-underline-color="font-color"/>
    </style:style>
    <style:style style:name="T72" style:family="text">
      <style:text-properties fo:color="#0000cc" style:text-overline-style="solid" style:text-overline-width="auto" style:text-overline-color="font-color"/>
    </style:style>
    <style:style style:name="T73" style:family="text">
      <style:text-properties fo:color="#000000"/>
    </style:style>
    <style:style style:name="T74" style:family="text">
      <style:text-properties fo:color="#000000" fo:font-size="12pt" fo:font-weight="normal" style:font-size-asian="12pt" style:font-weight-asian="normal" style:font-size-complex="12pt" style:font-weight-complex="normal"/>
    </style:style>
    <style:style style:name="T75"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76"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77" style:family="text">
      <style:text-properties fo:color="#000000" fo:font-size="12pt" style:font-size-asian="12pt" style:font-size-complex="12pt"/>
    </style:style>
    <style:style style:name="T78" style:family="text">
      <style:text-properties fo:color="#000000" fo:font-size="12pt" fo:language="en" fo:country="US" style:font-size-asian="12pt" style:font-size-complex="12pt"/>
    </style:style>
    <style:style style:name="T79" style:family="text">
      <style:text-properties fo:color="#000000" fo:font-size="12pt" fo:language="en" fo:country="US" style:font-size-asian="12pt" style:font-size-complex="12pt" style:text-overline-style="solid" style:text-overline-width="auto" style:text-overline-color="font-color"/>
    </style:style>
    <style:style style:name="T80" style:family="text">
      <style:text-properties fo:color="#000000" fo:font-size="12pt" fo:language="en" fo:country="US" fo:font-style="italic" style:font-size-asian="12pt" style:font-style-asian="italic" style:font-size-complex="12pt" style:font-style-complex="italic"/>
    </style:style>
    <style:style style:name="T81" style:family="text">
      <style:text-properties fo:color="#000000" fo:font-size="12pt" fo:language="en" fo:country="US" fo:background-color="#ffff99" style:font-size-asian="12pt" style:font-size-complex="12pt"/>
    </style:style>
    <style:style style:name="T82"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83" style:family="text">
      <style:text-properties fo:color="#000000" fo:font-size="12pt" style:font-name-asian="Linux Libertine Display G1" style:font-size-asian="12pt" style:font-name-complex="Linux Libertine Display G1" style:font-size-complex="12pt"/>
    </style:style>
    <style:style style:name="T84"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85" style:family="text">
      <style:text-properties fo:color="#000000" style:text-position="0% 100%"/>
    </style:style>
    <style:style style:name="T86" style:family="text">
      <style:text-properties fo:color="#000000" style:text-position="0% 100%" fo:font-size="12pt" fo:font-weight="normal" style:font-size-asian="12pt" style:font-weight-asian="normal" style:font-size-complex="12pt" style:font-weight-complex="normal"/>
    </style:style>
    <style:style style:name="T87"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88"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89"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90"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91"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92"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93" style:family="text">
      <style:text-properties fo:color="#000000" style:text-position="0% 100%" fo:font-size="12pt" fo:font-weight="bold" style:font-size-asian="12pt" style:font-weight-asian="bold" style:font-size-complex="12pt" style:font-weight-complex="bold"/>
    </style:style>
    <style:style style:name="T94" style:family="text">
      <style:text-properties fo:color="#000000" style:text-position="0% 100%" fo:font-size="12pt" fo:language="en" fo:country="US" fo:font-weight="normal" style:font-size-asian="12pt" style:font-weight-asian="normal" style:font-size-complex="12pt" style:font-weight-complex="normal"/>
    </style:style>
    <style:style style:name="T95" style:family="text">
      <style:text-properties fo:color="#000000" style:text-position="0% 100%"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T96" style:family="text">
      <style:text-properties fo:color="#000000" style:text-position="0% 100%" fo:font-size="12pt" fo:language="en" fo:country="US" style:font-size-asian="12pt" style:font-size-complex="12pt"/>
    </style:style>
    <style:style style:name="T97"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98" style:family="text">
      <style:text-properties fo:color="#000000" style:text-position="0% 100%" fo:font-size="12pt" fo:language="en" fo:country="US" style:font-size-asian="12pt" style:font-size-complex="12pt" style:text-overline-style="none" style:text-overline-color="font-color"/>
    </style:style>
    <style:style style:name="T99" style:family="text">
      <style:text-properties fo:color="#000000" style:text-position="0% 100%" fo:font-size="12pt" fo:language="en" fo:country="US" fo:font-style="italic" style:font-size-asian="12pt" style:font-style-asian="italic" style:font-size-complex="12pt" style:font-style-complex="italic"/>
    </style:style>
    <style:style style:name="T100"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101" style:family="text">
      <style:text-properties fo:color="#000000" style:text-position="0% 100%" fo:font-size="12pt" fo:language="en" fo:country="US" fo:font-style="normal" style:font-size-asian="12pt" style:font-style-asian="normal" style:font-size-complex="12pt" style:font-style-complex="normal" style:text-overline-style="none" style:text-overline-color="font-color"/>
    </style:style>
    <style:style style:name="T102" style:family="text">
      <style:text-properties fo:color="#000000" style:text-position="0% 100%" fo:font-size="12pt" fo:language="en" fo:country="US" fo:font-style="normal" style:font-size-asian="12pt" style:font-style-asian="normal" style:font-size-complex="12pt" style:font-style-complex="normal" style:text-overline-style="solid" style:text-overline-width="auto" style:text-overline-color="font-color"/>
    </style:style>
    <style:style style:name="T103" style:family="text">
      <style:text-properties fo:color="#000000" style:text-position="0% 100%" fo:font-size="12pt" fo:language="en" fo:country="US" style:font-name-asian="Linux Libertine Display G1" style:font-size-asian="12pt" style:font-name-complex="Linux Libertine Display G1" style:font-size-complex="12pt"/>
    </style:style>
    <style:style style:name="T104" style:family="text">
      <style:text-properties fo:color="#000000" style:text-position="0% 100%" fo:font-size="12pt" fo:language="en" fo:country="US" style:font-name-asian="SimSun" style:font-size-asian="12pt" style:font-name-complex="Lucida Sans" style:font-size-complex="12pt"/>
    </style:style>
    <style:style style:name="T105"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106"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07" style:family="text">
      <style:text-properties fo:color="#000000" style:text-position="0% 100%" fo:font-size="12pt" fo:font-style="italic" style:font-size-asian="12pt" style:font-style-asian="italic" style:font-size-complex="12pt" style:font-style-complex="italic"/>
    </style:style>
    <style:style style:name="T108" style:family="text">
      <style:text-properties fo:color="#000000" style:text-position="0% 100%" fo:font-size="12pt" style:font-name-asian="Times New Roman1" style:font-size-asian="12pt" style:font-name-complex="Times New Roman1" style:font-size-complex="12pt"/>
    </style:style>
    <style:style style:name="T109"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110"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1" style:family="text">
      <style:text-properties fo:color="#000000" style:text-position="0% 100%" fo:font-size="12pt" fo:font-style="normal" style:font-size-asian="12pt" style:font-style-asian="normal" style:font-size-complex="12pt" style:font-style-complex="normal"/>
    </style:style>
    <style:style style:name="T112"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113"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114" style:family="text">
      <style:text-properties fo:color="#000000" style:text-position="0% 100%" fo:font-size="12pt" style:text-underline-style="none" fo:font-weight="normal" style:font-size-asian="12pt" style:font-weight-asian="normal" style:font-size-complex="12pt" style:font-weight-complex="normal"/>
    </style:style>
    <style:style style:name="T115" style:family="text">
      <style:text-properties fo:color="#000000" style:text-position="0% 100%" fo:font-size="12pt" style:font-size-asian="12pt" style:font-size-complex="12pt"/>
    </style:style>
    <style:style style:name="T116" style:family="text">
      <style:text-properties fo:color="#000000" style:text-position="0% 100%" fo:font-size="12pt" fo:background-color="#ffff99" style:font-size-asian="12pt" style:font-size-complex="12pt"/>
    </style:style>
    <style:style style:name="T117" style:family="text">
      <style:text-properties fo:color="#000000" style:text-position="0% 100%" style:font-name-asian="SimSun" style:font-name-complex="Lucida Sans"/>
    </style:style>
    <style:style style:name="T118" style:family="text">
      <style:text-properties fo:color="#000000" style:text-position="0% 100%" fo:font-style="normal" style:font-style-asian="normal" style:font-style-complex="normal"/>
    </style:style>
    <style:style style:name="T119" style:family="text">
      <style:text-properties fo:color="#000000" style:text-position="0% 100%" fo:font-style="normal" style:font-style-asian="normal" style:font-style-complex="normal" style:text-overline-style="none" style:text-overline-color="font-color"/>
    </style:style>
    <style:style style:name="T120" style:family="text">
      <style:text-properties fo:color="#000000" style:text-position="0% 100%" fo:font-style="normal" fo:font-weight="normal" style:font-style-asian="normal" style:font-weight-asian="normal" style:font-style-complex="normal" style:font-weight-complex="normal"/>
    </style:style>
    <style:style style:name="T121" style:family="text">
      <style:text-properties fo:color="#000000" style:text-position="0% 100%" style:font-name-asian="Linux Libertine Display G1" style:font-name-complex="Linux Libertine Display G1"/>
    </style:style>
    <style:style style:name="T122" style:family="text">
      <style:text-properties fo:color="#000000" style:text-position="0% 100%" style:text-overline-style="solid" style:text-overline-width="auto" style:text-overline-color="font-color"/>
    </style:style>
    <style:style style:name="T123" style:family="text">
      <style:text-properties fo:color="#000000" style:text-position="0% 100%" fo:language="en" fo:country="US" fo:font-style="normal" fo:font-weight="normal" style:font-style-asian="normal" style:font-weight-asian="normal" style:font-style-complex="normal" style:font-weight-complex="normal"/>
    </style:style>
    <style:style style:name="T124" style:family="text">
      <style:text-properties fo:color="#000000" style:text-position="0% 100%" fo:font-weight="normal" style:font-weight-asian="normal" style:font-weight-complex="normal"/>
    </style:style>
    <style:style style:name="T125" style:family="text">
      <style:text-properties fo:color="#000000" style:text-position="0% 100%" fo:font-weight="normal" style:font-weight-asian="normal" style:font-weight-complex="normal" style:text-overline-style="solid" style:text-overline-width="auto" style:text-overline-color="font-color"/>
    </style:style>
    <style:style style:name="T126" style:family="text">
      <style:text-properties fo:color="#000000" style:text-position="0% 100%" fo:font-weight="normal" style:font-weight-asian="normal" style:font-weight-complex="normal" style:text-overline-style="none" style:text-overline-color="font-color"/>
    </style:style>
    <style:style style:name="T127" style:family="text">
      <style:text-properties fo:color="#000000" style:text-position="0% 100%" fo:font-weight="normal" style:font-name-asian="Linux Libertine Display G1" style:font-weight-asian="normal" style:font-name-complex="Linux Libertine Display G1" style:font-weight-complex="normal"/>
    </style:style>
    <style:style style:name="T128"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29" style:family="text">
      <style:text-properties fo:color="#000000" style:text-position="0% 100%" fo:font-weight="normal" style:font-name-asian="SimSun" style:font-weight-asian="normal" style:font-name-complex="Lucida Sans" style:font-weight-complex="normal"/>
    </style:style>
    <style:style style:name="T130" style:family="text">
      <style:text-properties fo:color="#000000" style:text-position="0% 100%" fo:font-style="italic" fo:font-weight="normal" style:font-style-asian="italic" style:font-weight-asian="normal" style:font-style-complex="italic" style:font-weight-complex="normal"/>
    </style:style>
    <style:style style:name="T131" style:family="text">
      <style:text-properties fo:color="#000000" fo:font-weight="normal" style:font-weight-asian="normal" style:font-weight-complex="normal"/>
    </style:style>
    <style:style style:name="T132" style:family="text">
      <style:text-properties fo:color="#000000" style:text-position="super 58%"/>
    </style:style>
    <style:style style:name="T133" style:family="text">
      <style:text-properties fo:color="#000000" style:text-position="super 58%" fo:font-style="normal" style:font-style-asian="normal" style:font-style-complex="normal"/>
    </style:style>
    <style:style style:name="T134" style:family="text">
      <style:text-properties fo:color="#000000" style:text-position="super 58%" fo:font-style="normal" style:font-name-asian="Times New Roman1" style:font-style-asian="normal" style:font-name-complex="Times New Roman1" style:font-style-complex="normal"/>
    </style:style>
    <style:style style:name="T135" style:family="text">
      <style:text-properties fo:color="#000000" style:text-position="super 58%" fo:font-style="normal" style:font-name-asian="Linux Libertine Display G1" style:font-style-asian="normal" style:font-name-complex="Linux Libertine Display G1" style:font-style-complex="normal"/>
    </style:style>
    <style:style style:name="T136" style:family="text">
      <style:text-properties fo:color="#000000" style:text-position="super 58%" fo:font-style="normal" fo:font-weight="normal" style:font-style-asian="normal" style:font-weight-asian="normal" style:font-style-complex="normal" style:font-weight-complex="normal"/>
    </style:style>
    <style:style style:name="T137" style:family="text">
      <style:text-properties fo:color="#000000" style:text-position="super 58%" style:font-name-asian="SimSun" style:font-name-complex="Lucida Sans"/>
    </style:style>
    <style:style style:name="T138" style:family="text">
      <style:text-properties fo:color="#000000" style:text-position="super 58%" style:font-name-asian="Times New Roman1" style:font-name-complex="Times New Roman1"/>
    </style:style>
    <style:style style:name="T139" style:family="text">
      <style:text-properties fo:color="#000000" style:text-position="super 58%" style:font-name-asian="Symbol" style:font-name-complex="Symbol"/>
    </style:style>
    <style:style style:name="T140" style:family="text">
      <style:text-properties fo:color="#000000" style:text-position="super 58%" fo:font-size="12pt" fo:language="en" fo:country="US" fo:font-weight="normal" style:font-size-asian="12pt" style:font-weight-asian="normal" style:font-size-complex="12pt" style:font-weight-complex="normal"/>
    </style:style>
    <style:style style:name="T141" style:family="text">
      <style:text-properties fo:color="#000000" style:text-position="super 58%" fo:font-size="12pt" fo:language="en" fo:country="US" style:font-size-asian="12pt" style:font-size-complex="12pt"/>
    </style:style>
    <style:style style:name="T142" style:family="text">
      <style:text-properties fo:color="#000000" style:text-position="super 58%" fo:font-size="12pt" fo:language="en" fo:country="US" style:font-size-asian="12pt" style:font-size-complex="12pt" style:text-overline-style="solid" style:text-overline-width="auto" style:text-overline-color="font-color"/>
    </style:style>
    <style:style style:name="T143" style:family="text">
      <style:text-properties fo:color="#000000" style:text-position="super 58%" fo:font-size="12pt" fo:language="en" fo:country="US" fo:background-color="#ffff99" style:font-size-asian="12pt" style:font-size-complex="12pt"/>
    </style:style>
    <style:style style:name="T144" style:family="text">
      <style:text-properties fo:color="#000000" style:text-position="super 58%" fo:font-size="12pt" fo:font-weight="normal" style:font-size-asian="12pt" style:font-weight-asian="normal" style:font-size-complex="12pt" style:font-weight-complex="normal"/>
    </style:style>
    <style:style style:name="T145"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46" style:family="text">
      <style:text-properties fo:color="#000000" style:text-position="super 58%" fo:font-size="12pt" fo:font-weight="normal" style:font-size-asian="12pt" style:font-weight-asian="normal" style:font-size-complex="12pt" style:font-weight-complex="normal" style:text-overline-style="solid" style:text-overline-width="auto" style:text-overline-color="font-color"/>
    </style:style>
    <style:style style:name="T147"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48"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49"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0"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51" style:family="text">
      <style:text-properties fo:color="#000000" style:text-position="super 58%" fo:font-size="12pt" style:font-name-asian="Times New Roman1" style:font-size-asian="12pt" style:font-name-complex="Times New Roman1" style:font-size-complex="12pt"/>
    </style:style>
    <style:style style:name="T152" style:family="text">
      <style:text-properties fo:color="#000000" style:text-position="super 58%" fo:font-size="12pt" style:font-name-asian="Linux Libertine Display G1" style:font-size-asian="12pt" style:font-name-complex="Linux Libertine Display G1" style:font-size-complex="12pt"/>
    </style:style>
    <style:style style:name="T153"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4"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55" style:family="text">
      <style:text-properties fo:color="#000000" style:text-position="super 58%" fo:font-size="12pt" style:text-underline-style="solid" style:text-underline-width="auto" style:text-underline-color="font-color" fo:font-weight="normal" style:font-size-asian="12pt" style:font-weight-asian="normal" style:font-size-complex="12pt" style:font-weight-complex="normal"/>
    </style:style>
    <style:style style:name="T156" style:family="text">
      <style:text-properties fo:color="#000000" style:text-position="super 58%" fo:font-size="12pt" style:font-size-asian="12pt" style:font-size-complex="12pt"/>
    </style:style>
    <style:style style:name="T157" style:family="text">
      <style:text-properties fo:color="#000000" style:text-position="super 58%" style:text-overline-style="solid" style:text-overline-width="auto" style:text-overline-color="font-color"/>
    </style:style>
    <style:style style:name="T158"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59" style:family="text">
      <style:text-properties fo:color="#000000" style:text-position="super 58%" fo:background-color="#ffffff"/>
    </style:style>
    <style:style style:name="T160" style:family="text">
      <style:text-properties fo:color="#000000" style:text-position="super 58%" style:font-name-asian="Linux Libertine Display G1" style:font-name-complex="Linux Libertine Display G1"/>
    </style:style>
    <style:style style:name="T161" style:family="text">
      <style:text-properties fo:color="#000000" style:text-position="super 58%" fo:font-weight="normal" style:font-weight-asian="normal" style:font-weight-complex="normal"/>
    </style:style>
    <style:style style:name="T162" style:family="text">
      <style:text-properties fo:color="#000000" style:text-position="super 58%" fo:font-weight="normal" style:font-name-asian="SimSun" style:font-weight-asian="normal" style:font-name-complex="Lucida Sans" style:font-weight-complex="normal"/>
    </style:style>
    <style:style style:name="T163" style:family="text">
      <style:text-properties fo:color="#000000" fo:font-style="normal" style:font-style-asian="normal" style:font-style-complex="normal"/>
    </style:style>
    <style:style style:name="T164" style:family="text">
      <style:text-properties fo:color="#000000" fo:font-style="normal" style:font-style-asian="normal" style:font-style-complex="normal" style:text-overline-style="solid" style:text-overline-width="auto" style:text-overline-color="font-color"/>
    </style:style>
    <style:style style:name="T165" style:family="text">
      <style:text-properties fo:color="#000000" fo:font-style="normal" style:font-name-asian="Times New Roman1" style:font-style-asian="normal" style:font-name-complex="Times New Roman1" style:font-style-complex="normal"/>
    </style:style>
    <style:style style:name="T166" style:family="text">
      <style:text-properties fo:color="#000000" fo:font-style="normal" style:font-name-asian="Linux Libertine Display G1" style:font-style-asian="normal" style:font-name-complex="Linux Libertine Display G1" style:font-style-complex="normal"/>
    </style:style>
    <style:style style:name="T167" style:family="text">
      <style:text-properties fo:color="#000000" fo:font-style="normal" style:font-name-asian="SimSun" style:font-style-asian="normal" style:font-name-complex="Lucida Sans" style:font-style-complex="normal"/>
    </style:style>
    <style:style style:name="T168" style:family="text">
      <style:text-properties fo:color="#000000" fo:font-style="normal" style:text-underline-style="solid" style:text-underline-width="auto" style:text-underline-color="font-color" style:font-style-asian="normal" style:font-style-complex="normal"/>
    </style:style>
    <style:style style:name="T169" style:family="text">
      <style:text-properties fo:color="#000000" fo:font-style="italic" style:font-style-asian="italic" style:font-style-complex="italic"/>
    </style:style>
    <style:style style:name="T170" style:family="text">
      <style:text-properties fo:color="#000000" style:text-position="sub 58%"/>
    </style:style>
    <style:style style:name="T171" style:family="text">
      <style:text-properties fo:color="#000000" style:text-position="sub 58%" style:font-name-asian="SimSun" style:font-name-complex="Lucida Sans"/>
    </style:style>
    <style:style style:name="T172" style:family="text">
      <style:text-properties fo:color="#000000" style:text-position="sub 58%" fo:font-style="normal" style:font-style-asian="normal" style:font-style-complex="normal"/>
    </style:style>
    <style:style style:name="T173" style:family="text">
      <style:text-properties fo:color="#000000" style:text-position="sub 58%" fo:font-style="normal" style:font-name-asian="SimSun" style:font-style-asian="normal" style:font-name-complex="Lucida Sans" style:font-style-complex="normal"/>
    </style:style>
    <style:style style:name="T174" style:family="text">
      <style:text-properties fo:color="#000000" style:text-position="sub 58%" fo:font-size="12pt" fo:font-weight="normal" style:font-size-asian="12pt" style:font-weight-asian="normal" style:font-size-complex="12pt" style:font-weight-complex="normal"/>
    </style:style>
    <style:style style:name="T175"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76"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77"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78"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79" style:family="text">
      <style:text-properties fo:color="#000000" style:text-position="sub 58%" fo:font-size="12pt" style:font-size-asian="12pt" style:font-size-complex="12pt"/>
    </style:style>
    <style:style style:name="T180" style:family="text">
      <style:text-properties fo:color="#000000" style:text-position="sub 58%" fo:font-size="12pt" fo:language="en" fo:country="US" style:font-size-asian="12pt" style:font-size-complex="12pt"/>
    </style:style>
    <style:style style:name="T181" style:family="text">
      <style:text-properties fo:color="#000000" style:text-position="sub 58%" fo:font-weight="normal" style:font-name-asian="SimSun" style:font-weight-asian="normal" style:font-name-complex="Lucida Sans" style:font-weight-complex="normal"/>
    </style:style>
    <style:style style:name="T182" style:family="text">
      <style:text-properties fo:color="#000000" style:text-position="sub 58%" fo:font-weight="normal" style:font-weight-asian="normal" style:font-weight-complex="normal"/>
    </style:style>
    <style:style style:name="T183" style:family="text">
      <style:text-properties fo:color="#000000" style:font-name-asian="Times New Roman1" style:font-name-complex="Times New Roman1"/>
    </style:style>
    <style:style style:name="T184" style:family="text">
      <style:text-properties fo:color="#000000" style:font-name-asian="Times New Roman1" style:font-name-complex="Times New Roman1" style:text-overline-style="solid" style:text-overline-width="auto" style:text-overline-color="font-color"/>
    </style:style>
    <style:style style:name="T185" style:family="text">
      <style:text-properties fo:color="#000000" style:font-name-asian="SimSun" style:font-name-complex="Lucida Sans"/>
    </style:style>
    <style:style style:name="T186" style:family="text">
      <style:text-properties fo:color="#000000" style:font-name-asian="SimSun" style:font-name-complex="Lucida Sans" style:text-overline-style="solid" style:text-overline-width="auto" style:text-overline-color="font-color"/>
    </style:style>
    <style:style style:name="T187" style:family="text">
      <style:text-properties fo:color="#000000" style:font-name-asian="Symbol" style:font-name-complex="Symbol"/>
    </style:style>
    <style:style style:name="T188" style:family="text">
      <style:text-properties fo:color="#000000" style:font-name-asian="Linux Libertine Display G1" style:font-name-complex="Linux Libertine Display G1"/>
    </style:style>
    <style:style style:name="T189" style:family="text">
      <style:text-properties fo:color="#000000" style:font-name-asian="Linux Libertine Display G1" style:font-name-complex="Linux Libertine Display G1" style:text-overline-style="none" style:text-overline-color="font-color"/>
    </style:style>
    <style:style style:name="T190" style:family="text">
      <style:text-properties fo:color="#000000" style:text-underline-style="solid" style:text-underline-width="auto" style:text-underline-color="font-color"/>
    </style:style>
    <style:style style:name="T191" style:family="text">
      <style:text-properties fo:color="#000000" fo:background-color="#ffff99"/>
    </style:style>
    <style:style style:name="T192" style:family="text">
      <style:text-properties fo:color="#000000" fo:font-size="14pt" style:font-size-asian="14pt" style:font-size-complex="14pt"/>
    </style:style>
    <style:style style:name="T193"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94"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95" style:family="text">
      <style:text-properties fo:color="#000000" style:font-name="Linux Libertine Display G" fo:font-size="12pt" fo:language="en" fo:country="US" style:font-size-asian="12pt" style:font-size-complex="12pt"/>
    </style:style>
    <style:style style:name="T196" style:family="text">
      <style:text-properties fo:color="#000000" style:text-overline-style="solid" style:text-overline-width="auto" style:text-overline-color="font-color"/>
    </style:style>
    <style:style style:name="T197" style:family="text">
      <style:text-properties fo:color="#000000" fo:background-color="#ffffff"/>
    </style:style>
    <style:style style:name="T198" style:family="text">
      <style:text-properties fo:color="#000000" fo:font-size="11.5pt" fo:font-style="normal" style:font-name-asian="Symbol" style:font-size-asian="11.5pt" style:font-style-asian="normal" style:font-name-complex="Symbol" style:font-size-complex="11.5pt" style:font-style-complex="normal"/>
    </style:style>
    <style:style style:name="T199" style:family="text">
      <style:text-properties fo:color="#000000" style:text-position="41% 100%" fo:font-size="12pt" style:font-name-asian="Times New Roman1" style:font-size-asian="12pt" style:font-name-complex="Times New Roman1" style:font-size-complex="12pt"/>
    </style:style>
    <style:style style:name="T200" style:family="text">
      <style:text-properties fo:color="#000000" style:font-name-asian="Tahoma" style:font-name-complex="Tahoma"/>
    </style:style>
    <style:style style:name="T201" style:family="text">
      <style:text-properties style:font-style-asian="normal" style:font-style-complex="normal"/>
    </style:style>
    <style:style style:name="T202" style:family="text">
      <style:text-properties fo:font-size="12pt" style:font-size-asian="12pt" style:font-size-complex="12pt"/>
    </style:style>
    <style:style style:name="T203" style:family="text">
      <style:text-properties fo:font-size="12pt" style:font-size-asian="12pt" style:font-size-complex="12pt" style:text-overline-style="solid" style:text-overline-width="auto" style:text-overline-color="font-color"/>
    </style:style>
    <style:style style:name="T204" style:family="text">
      <style:text-properties fo:font-size="12pt" fo:font-weight="normal" style:font-size-asian="12pt" style:font-weight-asian="normal" style:font-size-complex="12pt" style:font-weight-complex="normal"/>
    </style:style>
    <style:style style:name="T205"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206" style:family="text">
      <style:text-properties fo:font-size="12pt" style:font-name-asian="Times New Roman1" style:font-size-asian="12pt" style:font-name-complex="Times New Roman1" style:font-size-complex="12pt"/>
    </style:style>
    <style:style style:name="T207" style:family="text">
      <style:text-properties fo:font-size="12pt" fo:font-style="italic" style:font-size-asian="12pt" style:font-style-asian="italic" style:font-size-complex="12pt" style:font-style-complex="italic"/>
    </style:style>
    <style:style style:name="T208" style:family="text">
      <style:text-properties fo:font-size="12pt" fo:language="en" fo:country="US" style:font-size-asian="12pt" style:font-size-complex="12pt"/>
    </style:style>
    <style:style style:name="T209"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10"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11" style:family="text">
      <style:text-properties fo:font-size="12pt" style:font-name-asian="Tahoma" style:font-size-asian="12pt" style:font-name-complex="Tahoma" style:font-size-complex="12pt"/>
    </style:style>
    <style:style style:name="T212" style:family="text">
      <style:text-properties fo:color="#ff3333"/>
    </style:style>
    <style:style style:name="T213" style:family="text">
      <style:text-properties fo:color="#ff3333" style:text-position="super 58%"/>
    </style:style>
    <style:style style:name="T214" style:family="text">
      <style:text-properties fo:color="#ff3333" style:text-position="super 58%" fo:font-style="normal" style:font-name-asian="Times New Roman1" style:font-style-asian="normal" style:font-name-complex="Times New Roman1" style:font-style-complex="normal"/>
    </style:style>
    <style:style style:name="T215" style:family="text">
      <style:text-properties fo:color="#ff3333" fo:font-style="normal" style:font-name-asian="Times New Roman1" style:font-style-asian="normal" style:font-name-complex="Times New Roman1" style:font-style-complex="normal"/>
    </style:style>
    <style:style style:name="T216" style:family="text">
      <style:text-properties fo:color="#ff3333" fo:font-style="normal" style:font-name-asian="Symbol" style:font-style-asian="normal" style:font-name-complex="Symbol" style:font-style-complex="normal"/>
    </style:style>
    <style:style style:name="T217" style:family="text">
      <style:text-properties fo:color="#ff3333" style:font-name-asian="Symbol" style:font-name-complex="Symbol"/>
    </style:style>
    <style:style style:name="T218" style:family="text">
      <style:text-properties fo:color="#ff3333" style:text-overline-style="none" style:text-overline-color="font-color"/>
    </style:style>
    <style:style style:name="T219" style:family="text">
      <style:text-properties fo:color="#ff3333" style:text-position="0% 100%" fo:font-size="12pt" fo:font-weight="normal" style:font-size-asian="12pt" style:font-weight-asian="normal" style:font-size-complex="12pt" style:font-weight-complex="normal"/>
    </style:style>
    <style:style style:name="T220" style:family="text">
      <style:text-properties style:text-position="super 58%"/>
    </style:style>
    <style:style style:name="T221" style:family="text">
      <style:text-properties style:text-position="super 58%" style:font-name-asian="SimSun" style:font-name-complex="Lucida Sans"/>
    </style:style>
    <style:style style:name="T222" style:family="text">
      <style:text-properties style:text-position="super 58%" fo:font-style="normal" style:font-name-asian="Times New Roman1" style:font-style-asian="normal" style:font-name-complex="Times New Roman1" style:font-style-complex="normal"/>
    </style:style>
    <style:style style:name="T223" style:family="text">
      <style:text-properties style:text-position="super 58%" fo:font-style="normal" style:font-style-asian="normal" style:font-style-complex="normal"/>
    </style:style>
    <style:style style:name="T224" style:family="text">
      <style:text-properties style:text-position="super 58%" fo:font-style="normal" style:font-style-asian="normal" style:font-style-complex="normal" style:text-overline-style="none" style:text-overline-color="font-color"/>
    </style:style>
    <style:style style:name="T225" style:family="text">
      <style:text-properties style:text-position="super 58%" fo:font-style="normal" style:font-name-asian="Linux Libertine Display G1" style:font-style-asian="normal" style:font-name-complex="Linux Libertine Display G1" style:font-style-complex="normal"/>
    </style:style>
    <style:style style:name="T226"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27" style:family="text">
      <style:text-properties style:text-position="super 58%" fo:font-style="normal" fo:background-color="#ffffff" style:font-style-asian="normal" style:font-style-complex="normal"/>
    </style:style>
    <style:style style:name="T228" style:family="text">
      <style:text-properties style:text-position="super 58%" fo:font-style="normal" fo:background-color="#ffffff" style:font-style-asian="normal" style:font-style-complex="normal" style:text-overline-style="none" style:text-overline-color="font-color"/>
    </style:style>
    <style:style style:name="T229" style:family="text">
      <style:text-properties style:text-position="super 58%" fo:font-style="normal" fo:background-color="#ffff99" style:font-style-asian="normal" style:font-style-complex="normal" style:text-overline-style="none" style:text-overline-color="font-color"/>
    </style:style>
    <style:style style:name="T230" style:family="text">
      <style:text-properties style:text-position="super 58%" style:font-name-asian="Symbol" style:font-name-complex="Symbol"/>
    </style:style>
    <style:style style:name="T231" style:family="text">
      <style:text-properties style:text-position="super 58%" fo:font-size="12pt" style:font-name-asian="Times New Roman1" style:font-size-asian="12pt" style:font-name-complex="Times New Roman1" style:font-size-complex="12pt"/>
    </style:style>
    <style:style style:name="T232" style:family="text">
      <style:text-properties style:text-position="super 58%" fo:font-size="12pt" fo:language="en" fo:country="US" style:font-size-asian="12pt" style:font-size-complex="12pt"/>
    </style:style>
    <style:style style:name="T233" style:family="text">
      <style:text-properties style:text-position="super 58%" fo:font-size="12pt" fo:language="en" fo:country="US" fo:background-color="#ffffff" style:font-size-asian="12pt" style:font-size-complex="12pt"/>
    </style:style>
    <style:style style:name="T234" style:family="text">
      <style:text-properties style:text-position="super 58%" fo:font-size="12pt" fo:language="en" fo:country="US" fo:font-weight="normal" style:font-size-asian="12pt" style:font-weight-asian="normal" style:font-size-complex="12pt" style:font-weight-complex="normal"/>
    </style:style>
    <style:style style:name="T235"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36"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37"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38"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39"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40" style:family="text">
      <style:text-properties style:text-position="super 58%" fo:font-size="12pt" fo:font-weight="normal" style:font-size-asian="12pt" style:font-weight-asian="normal" style:font-size-complex="12pt" style:font-weight-complex="normal"/>
    </style:style>
    <style:style style:name="T241" style:family="text">
      <style:text-properties style:text-position="super 58%" fo:font-size="11.5pt" style:font-name-asian="Symbol" style:font-size-asian="11.5pt" style:font-name-complex="Symbol" style:font-size-complex="11.5pt"/>
    </style:style>
    <style:style style:name="T242" style:family="text">
      <style:text-properties style:text-position="super 58%" fo:background-color="#cfe7f5"/>
    </style:style>
    <style:style style:name="T243" style:family="text">
      <style:text-properties style:text-position="super 58%" style:text-overline-style="none" style:text-overline-color="font-color"/>
    </style:style>
    <style:style style:name="T244" style:family="text">
      <style:text-properties style:text-position="super 58%" style:font-name-asian="Times New Roman1" style:font-name-complex="Times New Roman1" style:text-overline-style="none" style:text-overline-color="font-color"/>
    </style:style>
    <style:style style:name="T245" style:family="text">
      <style:text-properties style:text-position="super 58%" style:text-overline-style="solid" style:text-overline-width="auto" style:text-overline-color="font-color"/>
    </style:style>
    <style:style style:name="T246" style:family="text">
      <style:text-properties style:text-position="super 58%" fo:font-weight="normal" style:font-weight-asian="normal" style:font-weight-complex="normal"/>
    </style:style>
    <style:style style:name="T247" style:family="text">
      <style:text-properties style:text-position="super 58%" fo:font-weight="normal" style:font-name-asian="Linux Libertine Display G1" style:font-weight-asian="normal" style:font-name-complex="Linux Libertine Display G1" style:font-weight-complex="normal"/>
    </style:style>
    <style:style style:name="T248"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49" style:family="text">
      <style:text-properties style:text-position="super 58%" style:font-name-asian="Linux Libertine Display G1" style:font-name-complex="Linux Libertine Display G1"/>
    </style:style>
    <style:style style:name="T250" style:family="text">
      <style:text-properties style:text-position="super 58%" style:font-name-asian="Linux Libertine Display G1" style:font-name-complex="Linux Libertine Display G1" style:text-overline-style="none" style:text-overline-color="font-color"/>
    </style:style>
    <style:style style:name="T251" style:family="text">
      <style:text-properties style:text-position="super 58%" fo:background-color="#ffffff"/>
    </style:style>
    <style:style style:name="T252" style:family="text">
      <style:text-properties style:text-position="super 58%" style:text-underline-style="none"/>
    </style:style>
    <style:style style:name="T253" style:family="text">
      <style:text-properties style:text-position="super 58%" style:text-underline-style="none" fo:background-color="#ffccff"/>
    </style:style>
    <style:style style:name="T254" style:family="text">
      <style:text-properties style:text-position="super 58%" style:text-underline-style="solid" style:text-underline-width="auto" style:text-underline-color="font-color"/>
    </style:style>
    <style:style style:name="T255" style:family="text">
      <style:text-properties style:text-position="super 58%" fo:background-color="#ffccff"/>
    </style:style>
    <style:style style:name="T256" style:family="text">
      <style:text-properties style:text-position="super 58%" fo:font-size="10pt" style:font-size-asian="10pt" style:font-size-complex="10pt"/>
    </style:style>
    <style:style style:name="T257" style:family="text">
      <style:text-properties style:text-position="super 58%" fo:background-color="#ffff99"/>
    </style:style>
    <style:style style:name="T258" style:family="text">
      <style:text-properties style:text-position="sub 58%"/>
    </style:style>
    <style:style style:name="T259" style:family="text">
      <style:text-properties style:text-position="sub 58%" fo:font-size="12pt" style:font-name-asian="Times New Roman1" style:font-size-asian="12pt" style:font-name-complex="Times New Roman1" style:font-size-complex="12pt"/>
    </style:style>
    <style:style style:name="T260" style:family="text">
      <style:text-properties style:text-position="sub 58%" fo:font-size="12pt" fo:language="en" fo:country="US" style:font-size-asian="12pt" style:font-size-complex="12pt"/>
    </style:style>
    <style:style style:name="T261" style:family="text">
      <style:text-properties style:text-position="sub 58%" fo:font-size="12pt" fo:language="en" fo:country="US" fo:background-color="#ffffff" style:font-size-asian="12pt" style:font-size-complex="12pt"/>
    </style:style>
    <style:style style:name="T262" style:family="text">
      <style:text-properties style:text-position="sub 58%" fo:font-size="12pt" fo:font-weight="normal" style:font-size-asian="12pt" style:font-weight-asian="normal" style:font-size-complex="12pt" style:font-weight-complex="normal"/>
    </style:style>
    <style:style style:name="T263"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64" style:family="text">
      <style:text-properties style:text-position="sub 58%" fo:font-weight="bold" style:font-weight-asian="bold" style:font-weight-complex="bold"/>
    </style:style>
    <style:style style:name="T265" style:family="text">
      <style:text-properties style:text-position="sub 58%" fo:font-size="11.5pt" style:font-name-asian="Symbol" style:font-size-asian="11.5pt" style:font-name-complex="Symbol" style:font-size-complex="11.5pt"/>
    </style:style>
    <style:style style:name="T266" style:family="text">
      <style:text-properties style:text-position="sub 58%" fo:font-size="16pt" style:font-size-asian="16pt" style:font-size-complex="16pt"/>
    </style:style>
    <style:style style:name="T267" style:family="text">
      <style:text-properties style:text-position="sub 58%" fo:background-color="#cfe7f5"/>
    </style:style>
    <style:style style:name="T268" style:family="text">
      <style:text-properties style:text-position="sub 58%" fo:font-style="normal" style:font-name-asian="Linux Libertine Display G1" style:font-style-asian="normal" style:font-name-complex="Linux Libertine Display G1" style:font-style-complex="normal"/>
    </style:style>
    <style:style style:name="T269" style:family="text">
      <style:text-properties style:text-position="sub 58%" fo:font-style="normal" style:font-style-asian="normal" style:font-style-complex="normal"/>
    </style:style>
    <style:style style:name="T270" style:family="text">
      <style:text-properties style:text-position="sub 58%" fo:font-style="normal" style:font-style-asian="normal" style:font-style-complex="normal" style:text-overline-style="none" style:text-overline-color="font-color"/>
    </style:style>
    <style:style style:name="T271" style:family="text">
      <style:text-properties style:text-position="sub 58%" fo:font-style="normal" fo:background-color="#ffff99" style:font-style-asian="normal" style:font-style-complex="normal" style:text-overline-style="none" style:text-overline-color="font-color"/>
    </style:style>
    <style:style style:name="T272" style:family="text">
      <style:text-properties style:text-position="sub 58%" fo:font-weight="normal" style:font-weight-asian="normal" style:font-weight-complex="normal"/>
    </style:style>
    <style:style style:name="T273" style:family="text">
      <style:text-properties style:text-position="sub 58%" style:font-name-asian="Linux Libertine Display G1" style:font-name-complex="Linux Libertine Display G1"/>
    </style:style>
    <style:style style:name="T274" style:family="text">
      <style:text-properties style:text-position="sub 58%" style:font-name-asian="Linux Libertine Display G1" style:font-name-complex="Linux Libertine Display G1" style:text-overline-style="none" style:text-overline-color="font-color"/>
    </style:style>
    <style:style style:name="T275" style:family="text">
      <style:text-properties style:text-position="sub 58%" style:text-underline-style="none"/>
    </style:style>
    <style:style style:name="T276" style:family="text">
      <style:text-properties style:text-position="sub 58%" style:text-underline-style="none" style:font-name-asian="Linux Libertine Display G1" style:font-name-complex="Linux Libertine Display G1"/>
    </style:style>
    <style:style style:name="T277" style:family="text">
      <style:text-properties style:text-position="sub 58%" style:text-underline-style="none" fo:font-weight="bold" style:font-name-asian="Linux Libertine Display G1" style:font-weight-asian="bold" style:font-name-complex="Linux Libertine Display G1" style:font-weight-complex="bold"/>
    </style:style>
    <style:style style:name="T278" style:family="text">
      <style:text-properties style:text-position="sub 58%" fo:background-color="#ffccff"/>
    </style:style>
    <style:style style:name="T279" style:family="text">
      <style:text-properties style:text-position="sub 58%" fo:background-color="#ffff99"/>
    </style:style>
    <style:style style:name="T280" style:family="text">
      <style:text-properties style:text-position="sub 58%" fo:background-color="#ffff99" style:text-overline-style="solid" style:text-overline-width="auto" style:text-overline-color="font-color"/>
    </style:style>
    <style:style style:name="T281" style:family="text">
      <style:text-properties style:text-position="0% 100%"/>
    </style:style>
    <style:style style:name="T282" style:family="text">
      <style:text-properties style:text-position="0% 100%" fo:font-size="12pt" style:font-name-asian="Times New Roman1" style:font-size-asian="12pt" style:font-name-complex="Times New Roman1" style:font-size-complex="12pt"/>
    </style:style>
    <style:style style:name="T283"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84" style:family="text">
      <style:text-properties style:text-position="0% 100%" fo:font-size="12pt" style:font-size-asian="12pt" style:font-size-complex="12pt"/>
    </style:style>
    <style:style style:name="T285" style:family="text">
      <style:text-properties style:text-position="0% 100%" fo:font-size="12pt" fo:language="en" fo:country="US" fo:background-color="#ffffff" style:font-size-asian="12pt" style:font-size-complex="12pt"/>
    </style:style>
    <style:style style:name="T286" style:family="text">
      <style:text-properties style:text-position="0% 100%" fo:font-size="12pt" fo:language="en" fo:country="US" fo:font-weight="normal" style:font-size-asian="12pt" style:font-weight-asian="normal" style:font-size-complex="12pt" style:font-weight-complex="normal"/>
    </style:style>
    <style:style style:name="T287"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88" style:family="text">
      <style:text-properties style:text-position="0% 100%" fo:font-size="12pt" fo:font-style="normal" style:font-size-asian="12pt" style:font-style-asian="normal" style:font-size-complex="12pt" style:font-style-complex="normal" style:text-overline-style="none" style:text-overline-color="font-color"/>
    </style:style>
    <style:style style:name="T289" style:family="text">
      <style:text-properties style:text-position="0% 100%" fo:font-size="12pt" fo:font-weight="normal" style:font-size-asian="12pt" style:font-weight-asian="normal" style:font-size-complex="12pt" style:font-weight-complex="normal"/>
    </style:style>
    <style:style style:name="T290" style:family="text">
      <style:text-properties style:text-position="0% 100%" fo:font-size="12pt" fo:font-weight="normal" fo:background-color="#ffffff" style:font-size-asian="12pt" style:font-weight-asian="normal" style:font-size-complex="12pt" style:font-weight-complex="normal"/>
    </style:style>
    <style:style style:name="T291"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92"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93"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94" style:family="text">
      <style:text-properties style:text-position="0% 100%" fo:font-weight="normal" style:font-weight-asian="normal" style:font-weight-complex="normal"/>
    </style:style>
    <style:style style:name="T295" style:family="text">
      <style:text-properties style:text-position="0% 100%" fo:font-weight="normal" style:font-weight-asian="normal" style:font-weight-complex="normal" style:text-overline-style="none" style:text-overline-color="font-color"/>
    </style:style>
    <style:style style:name="T296" style:family="text">
      <style:text-properties style:text-position="0% 100%" fo:font-weight="normal" style:font-name-asian="Linux Libertine Display G1" style:font-weight-asian="normal" style:font-name-complex="Linux Libertine Display G1" style:font-weight-complex="normal"/>
    </style:style>
    <style:style style:name="T297"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98"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99" style:family="text">
      <style:text-properties style:text-position="0% 100%" fo:font-size="11.5pt" style:font-name-asian="Symbol" style:font-size-asian="11.5pt" style:font-name-complex="Symbol" style:font-size-complex="11.5pt"/>
    </style:style>
    <style:style style:name="T300" style:family="text">
      <style:text-properties style:text-position="0% 100%" fo:font-style="italic" style:font-style-asian="italic" style:font-style-complex="italic"/>
    </style:style>
    <style:style style:name="T301" style:family="text">
      <style:text-properties style:text-position="0% 100%" fo:font-style="italic" fo:font-weight="normal" style:font-style-asian="italic" style:font-weight-asian="normal" style:font-style-complex="italic" style:font-weight-complex="normal"/>
    </style:style>
    <style:style style:name="T302" style:family="text">
      <style:text-properties style:text-position="0% 100%" fo:font-size="16pt" style:font-size-asian="16pt" style:font-size-complex="16pt"/>
    </style:style>
    <style:style style:name="T303" style:family="text">
      <style:text-properties style:text-position="0% 100%" style:text-overline-style="none" style:text-overline-color="font-color"/>
    </style:style>
    <style:style style:name="T304" style:family="text">
      <style:text-properties style:text-position="0% 100%" style:text-overline-style="solid" style:text-overline-width="auto" style:text-overline-color="font-color"/>
    </style:style>
    <style:style style:name="T305" style:family="text">
      <style:text-properties style:text-position="0% 100%" style:font-name-asian="Linux Libertine Display G1" style:font-name-complex="Linux Libertine Display G1"/>
    </style:style>
    <style:style style:name="T306" style:family="text">
      <style:text-properties style:text-position="0% 100%" style:font-name-asian="Linux Libertine Display G1" style:font-name-complex="Linux Libertine Display G1" style:text-overline-style="none" style:text-overline-color="font-color"/>
    </style:style>
    <style:style style:name="T307" style:family="text">
      <style:text-properties style:text-position="0% 100%" fo:font-weight="bold" style:font-weight-asian="bold" style:font-weight-complex="bold"/>
    </style:style>
    <style:style style:name="T308" style:family="text">
      <style:text-properties style:text-position="0% 100%" fo:language="en" fo:country="US"/>
    </style:style>
    <style:style style:name="T309" style:family="text">
      <style:text-properties style:text-position="0% 100%" style:font-name-asian="Times New Roman1" style:font-name-complex="Times New Roman1"/>
    </style:style>
    <style:style style:name="T310" style:family="text">
      <style:text-properties style:text-position="0% 100%" style:font-name-asian="SimSun" style:font-name-complex="Lucida Sans"/>
    </style:style>
    <style:style style:name="T311" style:family="text">
      <style:text-properties style:text-position="0% 100%" fo:font-style="normal" style:font-style-asian="normal" style:font-style-complex="normal"/>
    </style:style>
    <style:style style:name="T312" style:family="text">
      <style:text-properties style:text-position="0% 100%" fo:font-style="normal" style:font-style-asian="normal" style:font-style-complex="normal" style:text-overline-style="none" style:text-overline-color="font-color"/>
    </style:style>
    <style:style style:name="T313" style:family="text">
      <style:text-properties style:text-position="0% 100%" fo:font-style="normal" fo:background-color="#ffff99" style:font-style-asian="normal" style:font-style-complex="normal" style:text-overline-style="none" style:text-overline-color="font-color"/>
    </style:style>
    <style:style style:name="T314" style:family="text">
      <style:text-properties style:text-position="0% 100%" fo:font-style="normal" fo:background-color="#ffffff" style:font-style-asian="normal" style:font-style-complex="normal" style:text-overline-style="none" style:text-overline-color="font-color"/>
    </style:style>
    <style:style style:name="T315" style:family="text">
      <style:text-properties style:text-position="0% 100%" fo:font-size="10pt" style:font-size-asian="10pt" style:font-size-complex="10pt"/>
    </style:style>
    <style:style style:name="T316" style:family="text">
      <style:text-properties style:font-name-asian="Times New Roman1" style:font-name-complex="Times New Roman1"/>
    </style:style>
    <style:style style:name="T317" style:family="text">
      <style:text-properties style:font-name-asian="Times New Roman1" style:font-name-complex="Times New Roman1" style:text-overline-style="none" style:text-overline-color="font-color"/>
    </style:style>
    <style:style style:name="T318" style:family="text">
      <style:text-properties style:font-name-asian="Times New Roman1" style:font-name-complex="Times New Roman1" style:text-overline-style="solid" style:text-overline-width="auto" style:text-overline-color="font-color"/>
    </style:style>
    <style:style style:name="T319" style:family="text">
      <style:text-properties style:font-name-asian="SimSun" style:font-name-complex="Lucida Sans"/>
    </style:style>
    <style:style style:name="T320" style:family="text">
      <style:text-properties fo:font-style="italic" fo:background-color="#ffffff" style:font-style-asian="italic" style:font-style-complex="italic"/>
    </style:style>
    <style:style style:name="T321" style:family="text">
      <style:text-properties fo:font-style="italic" style:font-name-asian="Times New Roman1" style:font-style-asian="italic" style:font-name-complex="Times New Roman1"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text-overline-style="none" style:text-overline-color="font-color"/>
    </style:style>
    <style:style style:name="T324" style:family="text">
      <style:text-properties fo:font-style="italic" fo:font-weight="bold" style:font-style-asian="italic" style:font-weight-asian="bold" style:font-style-complex="italic" style:font-weight-complex="bold"/>
    </style:style>
    <style:style style:name="T325" style:family="text">
      <style:text-properties fo:font-style="italic" style:font-name-asian="Linux Libertine Display G1" style:font-style-asian="italic" style:font-name-complex="Linux Libertine Display G1" style:font-style-complex="italic"/>
    </style:style>
    <style:style style:name="T326" style:family="text">
      <style:text-properties fo:font-style="italic" fo:font-weight="normal" style:font-style-asian="italic" style:font-weight-asian="normal" style:font-style-complex="italic" style:font-weight-complex="normal"/>
    </style:style>
    <style:style style:name="T327" style:family="text">
      <style:text-properties fo:font-style="normal" style:font-name-asian="Times New Roman1" style:font-style-asian="normal" style:font-name-complex="Times New Roman1" style:font-style-complex="normal"/>
    </style:style>
    <style:style style:name="T328" style:family="text">
      <style:text-properties fo:font-style="normal" style:font-style-asian="normal" style:font-style-complex="normal"/>
    </style:style>
    <style:style style:name="T329" style:family="text">
      <style:text-properties fo:font-style="normal" style:font-style-asian="normal" style:font-style-complex="normal" style:text-overline-style="none" style:text-overline-color="font-color"/>
    </style:style>
    <style:style style:name="T330" style:family="text">
      <style:text-properties fo:font-style="normal" style:font-style-asian="normal" style:font-style-complex="normal" style:text-overline-style="solid" style:text-overline-width="auto" style:text-overline-color="font-color"/>
    </style:style>
    <style:style style:name="T331" style:family="text">
      <style:text-properties fo:font-style="normal" style:font-name-asian="Linux Libertine Display G1" style:font-style-asian="normal" style:font-name-complex="Linux Libertine Display G1" style:font-style-complex="normal"/>
    </style:style>
    <style:style style:name="T332"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333" style:family="text">
      <style:text-properties fo:font-style="normal" fo:font-weight="bold" style:font-style-asian="normal" style:font-weight-asian="bold" style:font-style-complex="normal" style:font-weight-complex="bold"/>
    </style:style>
    <style:style style:name="T334" style:family="text">
      <style:text-properties fo:font-style="normal" fo:background-color="#ffffff" style:font-style-asian="normal" style:font-style-complex="normal"/>
    </style:style>
    <style:style style:name="T335" style:family="text">
      <style:text-properties fo:font-style="normal" fo:background-color="#ffccff" style:font-style-asian="normal" style:font-style-complex="normal"/>
    </style:style>
    <style:style style:name="T336" style:family="text">
      <style:text-properties style:font-name-asian="Symbol" style:font-name-complex="Symbol"/>
    </style:style>
    <style:style style:name="T337" style:family="text">
      <style:text-properties fo:color="#cc0000"/>
    </style:style>
    <style:style style:name="T338" style:family="text">
      <style:text-properties fo:color="#cc0000" style:font-name-asian="Symbol" style:font-name-complex="Symbol"/>
    </style:style>
    <style:style style:name="T339" style:family="text">
      <style:text-properties fo:color="#cc0000" style:text-position="super 58%"/>
    </style:style>
    <style:style style:name="T340" style:family="text">
      <style:text-properties fo:color="#cc0000" style:text-position="super 58%" style:font-name-asian="Symbol" style:font-name-complex="Symbol"/>
    </style:style>
    <style:style style:name="T341" style:family="text">
      <style:text-properties fo:color="#cc0000" style:text-position="super 58%" fo:font-size="12pt" style:font-name-asian="Times New Roman1" style:font-size-asian="12pt" style:font-name-complex="Times New Roman1" style:font-size-complex="12pt"/>
    </style:style>
    <style:style style:name="T342" style:family="text">
      <style:text-properties fo:color="#cc0000" style:text-position="super 58%" fo:font-size="12pt" fo:language="en" fo:country="US" style:font-size-asian="12pt" style:font-size-complex="12pt"/>
    </style:style>
    <style:style style:name="T343" style:family="text">
      <style:text-properties fo:color="#cc0000" style:text-position="super 58%" fo:font-size="12pt" fo:language="en" fo:country="US" style:font-size-asian="12pt" style:font-size-complex="12pt" style:text-overline-style="none" style:text-overline-color="font-color"/>
    </style:style>
    <style:style style:name="T344" style:family="text">
      <style:text-properties fo:color="#cc0000" style:text-position="super 58%" fo:font-size="12pt" fo:language="en" fo:country="US" fo:background-color="#ffff99" style:font-size-asian="12pt" style:font-size-complex="12pt" style:text-overline-style="solid" style:text-overline-width="auto" style:text-overline-color="font-color"/>
    </style:style>
    <style:style style:name="T345" style:family="text">
      <style:text-properties fo:color="#cc0000" style:text-position="super 58%" fo:font-size="12pt" fo:font-weight="normal" style:font-size-asian="12pt" style:font-weight-asian="normal" style:font-size-complex="12pt" style:font-weight-complex="normal"/>
    </style:style>
    <style:style style:name="T346" style:family="text">
      <style:text-properties fo:color="#cc0000" style:text-position="super 58%" fo:font-style="normal" style:font-name-asian="Linux Libertine Display G1" style:font-style-asian="normal" style:font-name-complex="Linux Libertine Display G1" style:font-style-complex="normal"/>
    </style:style>
    <style:style style:name="T347"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348" style:family="text">
      <style:text-properties fo:color="#cc0000" style:text-position="super 58%" style:text-overline-style="solid" style:text-overline-width="auto" style:text-overline-color="font-color"/>
    </style:style>
    <style:style style:name="T349" style:family="text">
      <style:text-properties fo:color="#cc0000" style:text-position="0% 100%"/>
    </style:style>
    <style:style style:name="T350" style:family="text">
      <style:text-properties fo:color="#cc0000" style:text-position="0% 100%" fo:font-size="12pt" style:font-name-asian="Times New Roman1" style:font-size-asian="12pt" style:font-name-complex="Times New Roman1" style:font-size-complex="12pt"/>
    </style:style>
    <style:style style:name="T351" style:family="text">
      <style:text-properties fo:color="#cc0000" style:text-position="0% 100%" fo:font-size="12pt" fo:font-weight="normal" style:font-size-asian="12pt" style:font-weight-asian="normal" style:font-size-complex="12pt" style:font-weight-complex="normal"/>
    </style:style>
    <style:style style:name="T352"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353"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354" style:family="text">
      <style:text-properties fo:color="#cc0000" style:text-position="0% 100%" fo:font-size="12pt" fo:language="en" fo:country="US" style:font-size-asian="12pt" style:font-size-complex="12pt"/>
    </style:style>
    <style:style style:name="T355" style:family="text">
      <style:text-properties fo:color="#cc0000" style:text-position="0% 100%" fo:font-size="12pt" fo:language="en" fo:country="US" style:font-size-asian="12pt" style:font-size-complex="12pt" style:text-overline-style="none" style:text-overline-color="font-color"/>
    </style:style>
    <style:style style:name="T356" style:family="text">
      <style:text-properties fo:color="#cc0000" style:text-position="0% 100%" fo:font-size="12pt" fo:language="en" fo:country="US" fo:font-weight="normal" style:font-size-asian="12pt" style:font-weight-asian="normal" style:font-size-complex="12pt" style:font-weight-complex="normal"/>
    </style:style>
    <style:style style:name="T357" style:family="text">
      <style:text-properties fo:color="#cc0000" style:text-position="0% 100%" fo:font-size="12pt" style:text-underline-style="none" fo:font-weight="normal" style:font-size-asian="12pt" style:font-weight-asian="normal" style:font-size-complex="12pt" style:font-weight-complex="normal"/>
    </style:style>
    <style:style style:name="T358" style:family="text">
      <style:text-properties fo:color="#cc0000" style:text-position="0% 100%" fo:font-size="12pt" style:font-size-asian="12pt" style:font-size-complex="12pt"/>
    </style:style>
    <style:style style:name="T359" style:family="text">
      <style:text-properties fo:color="#cc0000" style:text-position="0% 100%" style:text-overline-style="solid" style:text-overline-width="auto" style:text-overline-color="font-color"/>
    </style:style>
    <style:style style:name="T360" style:family="text">
      <style:text-properties fo:color="#cc0000" style:text-position="0% 100%" fo:font-weight="normal" style:font-weight-asian="normal" style:font-weight-complex="normal"/>
    </style:style>
    <style:style style:name="T361" style:family="text">
      <style:text-properties fo:color="#cc0000" style:text-position="0% 100%" fo:font-style="italic" fo:font-weight="normal" style:font-style-asian="italic" style:font-weight-asian="normal" style:font-style-complex="italic" style:font-weight-complex="normal"/>
    </style:style>
    <style:style style:name="T362" style:family="text">
      <style:text-properties fo:color="#cc0000" style:text-position="0% 100%" fo:font-style="normal" style:font-style-asian="normal" style:font-style-complex="normal" style:text-overline-style="none" style:text-overline-color="font-color"/>
    </style:style>
    <style:style style:name="T363" style:family="text">
      <style:text-properties fo:color="#cc0000" style:text-position="0% 100%" fo:font-style="normal" fo:background-color="#ffffff" style:font-style-asian="normal" style:font-style-complex="normal" style:text-overline-style="none" style:text-overline-color="font-color"/>
    </style:style>
    <style:style style:name="T364" style:family="text">
      <style:text-properties fo:color="#cc0000" fo:font-style="italic" style:font-style-asian="italic" style:font-style-complex="italic"/>
    </style:style>
    <style:style style:name="T365" style:family="text">
      <style:text-properties fo:color="#cc0000" style:text-position="sub 58%"/>
    </style:style>
    <style:style style:name="T366" style:family="text">
      <style:text-properties fo:color="#cc0000" style:text-position="sub 58%" fo:font-style="normal" style:font-name-asian="Linux Libertine Display G1" style:font-style-asian="normal" style:font-name-complex="Linux Libertine Display G1" style:font-style-complex="normal"/>
    </style:style>
    <style:style style:name="T367" style:family="text">
      <style:text-properties fo:color="#cc0000" style:text-position="sub 58%" fo:font-size="12pt" fo:font-weight="normal" style:font-size-asian="12pt" style:font-weight-asian="normal" style:font-size-complex="12pt" style:font-weight-complex="normal"/>
    </style:style>
    <style:style style:name="T368" style:family="text">
      <style:text-properties fo:color="#cc0000" style:text-position="sub 58%" style:text-overline-style="solid" style:text-overline-width="auto" style:text-overline-color="font-color"/>
    </style:style>
    <style:style style:name="T369" style:family="text">
      <style:text-properties fo:color="#cc0000" style:font-name-asian="SimSun" style:font-name-complex="Lucida Sans"/>
    </style:style>
    <style:style style:name="T370" style:family="text">
      <style:text-properties fo:color="#cc0000" fo:font-style="normal" style:font-name-asian="SimSun" style:font-style-asian="normal" style:font-name-complex="Lucida Sans" style:font-style-complex="normal"/>
    </style:style>
    <style:style style:name="T371" style:family="text">
      <style:text-properties fo:color="#cc0000" fo:font-style="normal" style:font-name-asian="Linux Libertine Display G1" style:font-style-asian="normal" style:font-name-complex="Linux Libertine Display G1" style:font-style-complex="normal"/>
    </style:style>
    <style:style style:name="T372" style:family="text">
      <style:text-properties fo:color="#cc0000" fo:font-style="normal" fo:background-color="#ffffff" style:font-name-asian="Linux Libertine Display G1" style:font-style-asian="normal" style:font-name-complex="Linux Libertine Display G1" style:font-style-complex="normal"/>
    </style:style>
    <style:style style:name="T373" style:family="text">
      <style:text-properties fo:color="#cc0000" fo:font-style="normal" style:font-style-asian="normal" style:font-style-complex="normal"/>
    </style:style>
    <style:style style:name="T374" style:family="text">
      <style:text-properties fo:color="#cc0000" style:font-name-asian="Tahoma" style:font-name-complex="Tahoma"/>
    </style:style>
    <style:style style:name="T375" style:family="text">
      <style:text-properties fo:color="#cc0000" style:font-name-asian="Linux Libertine Display G1" style:font-name-complex="Linux Libertine Display G1"/>
    </style:style>
    <style:style style:name="T376" style:family="text">
      <style:text-properties fo:color="#cc0000" style:font-name-asian="Linux Libertine Display G1" style:font-name-complex="Linux Libertine Display G1" style:text-overline-style="none" style:text-overline-color="font-color"/>
    </style:style>
    <style:style style:name="T377" style:family="text">
      <style:text-properties fo:color="#cc0000" style:font-name-asian="Linux Libertine Display G1" style:font-name-complex="Linux Libertine Display G1" style:text-overline-style="solid" style:text-overline-width="auto" style:text-overline-color="font-color"/>
    </style:style>
    <style:style style:name="T378" style:family="text">
      <style:text-properties fo:color="#cc0000" fo:font-weight="bold" style:font-name-asian="Linux Libertine Display G1" style:font-weight-asian="bold" style:font-name-complex="Linux Libertine Display G1" style:font-weight-complex="bold"/>
    </style:style>
    <style:style style:name="T379"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380" style:family="text">
      <style:text-properties fo:color="#cc0000" style:text-underline-style="solid" style:text-underline-width="auto" style:text-underline-color="font-color"/>
    </style:style>
    <style:style style:name="T381" style:family="text">
      <style:text-properties fo:color="#cc0000" style:text-overline-style="solid" style:text-overline-width="auto" style:text-overline-color="font-color"/>
    </style:style>
    <style:style style:name="T382" style:family="text">
      <style:text-properties fo:color="#cc0000" fo:background-color="#ffffff"/>
    </style:style>
    <style:style style:name="T383" style:family="text">
      <style:text-properties fo:color="#cc0000" fo:font-size="12pt" fo:language="en" fo:country="US" style:font-size-asian="12pt" style:font-size-complex="12pt"/>
    </style:style>
    <style:style style:name="T384" style:family="text">
      <style:text-properties fo:color="#cc0000" fo:font-size="12pt" fo:language="en" fo:country="US" fo:background-color="#ffff99" style:font-size-asian="12pt" style:font-size-complex="12pt"/>
    </style:style>
    <style:style style:name="T385" style:family="text">
      <style:text-properties fo:color="#cc0000" fo:font-size="12pt" fo:language="en" fo:country="US" fo:background-color="#ffff99" style:font-size-asian="12pt" style:font-size-complex="12pt" style:text-overline-style="solid" style:text-overline-width="auto" style:text-overline-color="font-color"/>
    </style:style>
    <style:style style:name="T386" style:family="text">
      <style:text-properties fo:color="#009900"/>
    </style:style>
    <style:style style:name="T387" style:family="text">
      <style:text-properties fo:color="#009900" style:text-position="super 58%"/>
    </style:style>
    <style:style style:name="T388" style:family="text">
      <style:text-properties fo:color="#009900" style:text-position="super 58%" style:font-name-asian="Symbol" style:font-name-complex="Symbol"/>
    </style:style>
    <style:style style:name="T389" style:family="text">
      <style:text-properties fo:color="#009900" style:text-position="super 58%" fo:font-size="12pt" style:font-name-asian="Linux Libertine Display G1" style:font-size-asian="12pt" style:font-name-complex="Linux Libertine Display G1" style:font-size-complex="12pt"/>
    </style:style>
    <style:style style:name="T390" style:family="text">
      <style:text-properties fo:color="#009900" style:text-position="super 58%" fo:font-weight="normal" style:font-weight-asian="normal" style:font-weight-complex="normal"/>
    </style:style>
    <style:style style:name="T391" style:family="text">
      <style:text-properties fo:color="#009900" style:font-name-asian="Symbol" style:font-name-complex="Symbol"/>
    </style:style>
    <style:style style:name="T392" style:family="text">
      <style:text-properties fo:color="#009900" style:text-overline-style="solid" style:text-overline-width="auto" style:text-overline-color="font-color"/>
    </style:style>
    <style:style style:name="T393" style:family="text">
      <style:text-properties fo:color="#009900" style:text-position="0% 100%" style:text-overline-style="none" style:text-overline-color="font-color"/>
    </style:style>
    <style:style style:name="T394" style:family="text">
      <style:text-properties fo:color="#009900" style:text-position="0% 100%" fo:font-weight="normal" style:font-weight-asian="normal" style:font-weight-complex="normal"/>
    </style:style>
    <style:style style:name="T395" style:family="text">
      <style:text-properties fo:color="#009900" fo:font-size="12pt" style:font-name-asian="Linux Libertine Display G1" style:font-size-asian="12pt" style:font-name-complex="Linux Libertine Display G1" style:font-size-complex="12pt"/>
    </style:style>
    <style:style style:name="T396" style:family="text">
      <style:text-properties fo:color="#009900" style:font-name-asian="Linux Libertine Display G1" style:font-name-complex="Linux Libertine Display G1"/>
    </style:style>
    <style:style style:name="T397" style:family="text">
      <style:text-properties fo:color="#009900" fo:font-style="normal" style:font-style-asian="normal" style:font-style-complex="normal"/>
    </style:style>
    <style:style style:name="T398" style:family="text">
      <style:text-properties style:text-underline-style="none"/>
    </style:style>
    <style:style style:name="T399" style:family="text">
      <style:text-properties style:text-underline-style="none" style:font-name-asian="SimSun" style:font-name-complex="Lucida Sans"/>
    </style:style>
    <style:style style:name="T400" style:family="text">
      <style:text-properties style:text-underline-style="none" style:text-overline-style="none" style:text-overline-color="font-color"/>
    </style:style>
    <style:style style:name="T401" style:family="text">
      <style:text-properties style:text-underline-style="none" fo:background-color="#ffccff"/>
    </style:style>
    <style:style style:name="T402" style:family="text">
      <style:text-properties style:text-line-through-style="solid"/>
    </style:style>
    <style:style style:name="T403" style:family="text">
      <style:text-properties style:text-line-through-style="solid" style:text-position="super 58%"/>
    </style:style>
    <style:style style:name="T404" style:family="text">
      <style:text-properties style:text-line-through-style="solid" style:text-position="sub 58%"/>
    </style:style>
    <style:style style:name="T405" style:family="text">
      <style:text-properties style:text-line-through-style="solid" style:text-overline-style="solid" style:text-overline-width="auto" style:text-overline-color="font-color"/>
    </style:style>
    <style:style style:name="T406" style:family="text">
      <style:text-properties fo:color="#cc9900"/>
    </style:style>
    <style:style style:name="T407" style:family="text">
      <style:text-properties fo:color="#cc9900" fo:font-style="italic" style:font-style-asian="italic" style:font-style-complex="italic"/>
    </style:style>
    <style:style style:name="T408" style:family="text">
      <style:text-properties fo:color="#cc9900" style:text-position="0% 100%" fo:font-size="12pt" fo:language="en" fo:country="US" style:font-size-asian="12pt" style:font-size-complex="12pt"/>
    </style:style>
    <style:style style:name="T409" style:family="text">
      <style:text-properties fo:font-variant="normal" fo:text-transform="none" fo:letter-spacing="normal" fo:font-weight="normal" style:font-weight-asian="normal" style:font-weight-complex="normal"/>
    </style:style>
    <style:style style:name="T410"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411" style:family="text">
      <style:text-properties fo:font-variant="normal" fo:text-transform="none" fo:letter-spacing="normal" fo:font-style="italic" fo:font-weight="normal" style:font-style-asian="italic" style:font-weight-asian="normal" style:font-style-complex="italic" style:font-weight-complex="normal"/>
    </style:style>
    <style:style style:name="T412" style:family="text">
      <style:text-properties fo:font-variant="normal" fo:text-transform="none" fo:letter-spacing="normal" fo:font-style="normal"/>
    </style:style>
    <style:style style:name="T413" style:family="text">
      <style:text-properties fo:font-variant="normal" fo:text-transform="none" fo:color="#cc0000" fo:letter-spacing="normal" fo:font-weight="normal" style:font-weight-asian="normal" style:font-weight-complex="normal"/>
    </style:style>
    <style:style style:name="T414"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15"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416"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417"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418"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19"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20"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21"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22"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423"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424"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425"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426"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27"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28"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9"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430"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31"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432"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433"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434"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435"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436"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437"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438"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39"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40"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441"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442"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443"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444"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45"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446"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447"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448"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449"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450"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1"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2"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53"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4"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5"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456"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457"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458" style:family="text">
      <style:text-properties style:text-overline-style="solid" style:text-overline-width="auto" style:text-overline-color="font-color"/>
    </style:style>
    <style:style style:name="T459" style:family="text">
      <style:text-properties fo:color="#006600"/>
    </style:style>
    <style:style style:name="T460" style:family="text">
      <style:text-properties style:text-overline-style="none" style:text-overline-color="font-color"/>
    </style:style>
    <style:style style:name="T461" style:family="text">
      <style:text-properties style:font-name-asian="Linux Libertine Display G1" style:font-name-complex="Linux Libertine Display G1"/>
    </style:style>
    <style:style style:name="T462" style:family="text">
      <style:text-properties style:font-name-asian="Linux Libertine Display G1" style:font-name-complex="Linux Libertine Display G1" style:text-overline-style="none" style:text-overline-color="font-color"/>
    </style:style>
    <style:style style:name="T463" style:family="text">
      <style:text-properties style:font-name-asian="Linux Libertine Display G1" style:font-name-complex="Linux Libertine Display G1" style:text-overline-style="solid" style:text-overline-width="auto" style:text-overline-color="font-color"/>
    </style:style>
    <style:style style:name="T464" style:family="text">
      <style:text-properties fo:font-weight="bold" style:font-weight-asian="bold" style:font-weight-complex="bold"/>
    </style:style>
    <style:style style:name="T465" style:family="text">
      <style:text-properties fo:font-weight="bold" style:font-name-asian="Linux Libertine Display G1" style:font-weight-asian="bold" style:font-name-complex="Linux Libertine Display G1" style:font-weight-complex="bold"/>
    </style:style>
    <style:style style:name="T466" style:family="text">
      <style:text-properties fo:color="#222222"/>
    </style:style>
    <style:style style:name="T467" style:family="text">
      <style:text-properties fo:color="#222222" style:font-name-asian="Linux Libertine Display G1" style:font-name-complex="Linux Libertine Display G1"/>
    </style:style>
    <style:style style:name="T468" style:family="text">
      <style:text-properties fo:font-size="11.5pt" style:font-name-asian="Symbol" style:font-size-asian="11.5pt" style:font-name-complex="Symbol" style:font-size-complex="11.5pt"/>
    </style:style>
    <style:style style:name="T469" style:family="text">
      <style:text-properties fo:font-size="14pt" style:font-size-asian="14pt" style:font-size-complex="14pt"/>
    </style:style>
    <style:style style:name="T470" style:family="text">
      <style:text-properties fo:font-size="14pt" style:font-size-asian="14pt" style:font-size-complex="14pt" style:text-overline-style="solid" style:text-overline-width="auto" style:text-overline-color="font-color"/>
    </style:style>
    <style:style style:name="T471" style:family="text">
      <style:text-properties fo:background-color="#ffff99"/>
    </style:style>
    <style:style style:name="T472" style:family="text">
      <style:text-properties fo:color="#6600cc"/>
    </style:style>
    <style:style style:name="T473" style:family="text">
      <style:text-properties fo:color="#6600cc" fo:font-style="italic" style:font-style-asian="italic" style:font-style-complex="italic"/>
    </style:style>
    <style:style style:name="T474" style:family="text">
      <style:text-properties fo:color="#6600cc" style:text-position="0% 100%"/>
    </style:style>
    <style:style style:name="T475" style:family="text">
      <style:text-properties fo:color="#6600cc" style:text-position="0% 100%" fo:font-weight="normal" style:font-weight-asian="normal" style:font-weight-complex="normal"/>
    </style:style>
    <style:style style:name="T476" style:family="text">
      <style:text-properties fo:color="#6600cc" style:text-position="0% 100%" fo:font-weight="normal" style:font-weight-asian="normal" style:font-weight-complex="normal" style:text-overline-style="solid" style:text-overline-width="auto" style:text-overline-color="font-color"/>
    </style:style>
    <style:style style:name="T477" style:family="text">
      <style:text-properties fo:color="#6600cc" style:text-position="0% 100%" fo:font-size="12pt" fo:font-weight="normal" style:font-size-asian="12pt" style:font-weight-asian="normal" style:font-size-complex="12pt" style:font-weight-complex="normal"/>
    </style:style>
    <style:style style:name="T478" style:family="text">
      <style:text-properties fo:color="#6600cc"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479" style:family="text">
      <style:text-properties fo:color="#6600cc" style:text-position="sub 58%"/>
    </style:style>
    <style:style style:name="T480" style:family="text">
      <style:text-properties fo:color="#6600cc" style:text-position="super 58%"/>
    </style:style>
    <style:style style:name="T481" style:family="text">
      <style:text-properties fo:color="#800000"/>
    </style:style>
    <style:style style:name="T482" style:family="text">
      <style:text-properties style:text-line-through-style="none"/>
    </style:style>
    <style:style style:name="T483" style:family="text">
      <style:text-properties style:text-line-through-style="none" style:text-position="super 58%"/>
    </style:style>
    <style:style style:name="T484" style:family="text">
      <style:text-properties style:text-line-through-style="none" style:text-position="sub 58%"/>
    </style:style>
    <style:style style:name="T485" style:family="text">
      <style:text-properties style:text-line-through-style="none" fo:font-style="italic" style:font-style-asian="italic" style:font-style-complex="italic"/>
    </style:style>
    <style:style style:name="T486" style:family="text">
      <style:text-properties fo:font-size="16pt" style:font-size-asian="16pt" style:font-size-complex="16pt"/>
    </style:style>
    <style:style style:name="T487" style:family="text">
      <style:text-properties fo:background-color="#cfe7f5"/>
    </style:style>
    <style:style style:name="T488" style:family="text">
      <style:text-properties fo:color="#9900ff"/>
    </style:style>
    <style:style style:name="T489" style:family="text">
      <style:text-properties fo:color="#009999"/>
    </style:style>
    <style:style style:name="T490" style:family="text">
      <style:text-properties fo:background-color="#ffffff"/>
    </style:style>
    <style:style style:name="T491" style:family="text">
      <style:text-properties fo:background-color="#ffffff" style:font-name-asian="Linux Libertine Display G1" style:font-name-complex="Linux Libertine Display G1"/>
    </style:style>
    <style:style style:name="T492" style:family="text">
      <style:text-properties fo:color="#ed1c24" style:font-name-asian="Times New Roman1" style:font-name-complex="Times New Roman1"/>
    </style:style>
    <style:style style:name="T493" style:family="text">
      <style:text-properties fo:color="#ed1c24" style:text-position="41% 100%" style:font-name-asian="Times New Roman1" style:font-name-complex="Times New Roman1"/>
    </style:style>
    <style:style style:name="T494" style:family="text">
      <style:text-properties fo:color="#ed1c24" style:text-position="41% 100%" fo:font-size="12pt" style:font-name-asian="Times New Roman1" style:font-size-asian="12pt" style:font-name-complex="Times New Roman1" style:font-size-complex="12pt"/>
    </style:style>
    <style:style style:name="T495" style:family="text">
      <style:text-properties fo:color="#ed1c24" style:font-name-asian="Times New Roman" style:font-name-complex="Times New Roman"/>
    </style:style>
    <style:style style:name="T496" style:family="text">
      <style:text-properties fo:color="#ed1c24" style:text-position="0% 100%" fo:font-size="12pt" style:font-name-asian="Times New Roman1" style:font-size-asian="12pt" style:font-name-complex="Times New Roman1" style:font-size-complex="12pt"/>
    </style:style>
    <style:style style:name="T497" style:family="text">
      <style:text-properties fo:color="#ed1c24" style:font-name-asian="Tahoma" style:font-name-complex="Tahoma"/>
    </style:style>
    <style:style style:name="T498" style:family="text">
      <style:text-properties style:use-window-font-color="true" style:font-name-asian="Times New Roman" style:font-name-complex="Times New Roman"/>
    </style:style>
    <style:style style:name="T499" style:family="text">
      <style:text-properties style:use-window-font-color="true" style:text-position="0% 100%" fo:font-size="12pt" style:font-name-asian="Times New Roman" style:font-size-asian="12pt" style:font-name-complex="Times New Roman" style:font-size-complex="12pt"/>
    </style:style>
    <style:style style:name="T500"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501" style:family="text">
      <style:text-properties fo:color="#3f48cc" style:text-position="0% 100%" fo:font-size="12pt" style:font-name-asian="Times New Roman1" style:font-size-asian="12pt" style:font-name-complex="Times New Roman1" style:font-size-complex="12pt"/>
    </style:style>
    <style:style style:name="T502" style:family="text">
      <style:text-properties fo:color="#3f48cc" style:text-position="0% 100%" fo:font-size="12pt" style:font-name-asian="Times New Roman" style:font-size-asian="12pt" style:font-name-complex="Times New Roman" style:font-size-complex="12pt"/>
    </style:style>
    <style:style style:name="T503" style:family="text">
      <style:text-properties fo:color="#3f48cc" style:text-position="41% 100%" fo:font-size="12pt" style:font-name-asian="Times New Roman1" style:font-size-asian="12pt" style:font-name-complex="Times New Roman1" style:font-size-complex="12pt"/>
    </style:style>
    <style:style style:name="T504" style:family="text">
      <style:text-properties fo:color="#3f48cc" style:font-name-asian="Tahoma" style:font-name-complex="Tahoma"/>
    </style:style>
    <style:style style:name="T505" style:family="text">
      <style:text-properties fo:color="#ff7f27" style:text-position="0% 100%" fo:font-size="12pt" style:font-name-asian="Times New Roman1" style:font-size-asian="12pt" style:font-name-complex="Times New Roman1" style:font-size-complex="12pt"/>
    </style:style>
    <style:style style:name="T506" style:family="text">
      <style:text-properties fo:color="#ff7f27" style:text-position="0% 100%" fo:font-size="12pt" style:font-name-asian="Times New Roman" style:font-size-asian="12pt" style:font-name-complex="Times New Roman" style:font-size-complex="12pt"/>
    </style:style>
    <style:style style:name="T507" style:family="text">
      <style:text-properties fo:color="#22b14c" style:text-position="0% 100%" fo:font-size="12pt" style:font-name-asian="Times New Roman1" style:font-size-asian="12pt" style:font-name-complex="Times New Roman1" style:font-size-complex="12pt"/>
    </style:style>
    <style:style style:name="T508" style:family="text">
      <style:text-properties fo:color="#22b14c" style:text-position="0% 100%" fo:font-size="12pt" style:font-name-asian="Times New Roman" style:font-size-asian="12pt" style:font-name-complex="Times New Roman" style:font-size-complex="12pt"/>
    </style:style>
    <style:style style:name="T509" style:family="text">
      <style:text-properties fo:font-size="10pt" style:font-size-asian="10pt" style:font-size-complex="10pt"/>
    </style:style>
    <style:style style:name="T510" style:family="text">
      <style:text-properties fo:font-size="8pt" style:font-size-asian="8pt" style:font-size-complex="8pt"/>
    </style:style>
    <style:style style:name="T511" style:family="text">
      <style:text-properties style:font-name-asian="Tahoma" style:font-name-complex="Tahoma"/>
    </style:style>
    <style:style style:name="T512" style:family="text">
      <style:text-properties fo:color="#330099" style:text-position="0% 100%" fo:font-size="12pt" fo:font-weight="normal" style:font-size-asian="12pt" style:font-weight-asian="normal" style:font-size-complex="12pt" style:font-weight-complex="normal"/>
    </style:style>
    <style:style style:name="T513" style:family="text">
      <style:text-properties style:text-underline-style="solid" style:text-underline-width="auto" style:text-underline-color="font-color"/>
    </style:style>
    <style:style style:name="T514" style:family="text">
      <style:text-properties style:text-underline-style="solid" style:text-underline-width="auto" style:text-underline-color="font-color" style:font-name-asian="SimSun" style:font-name-complex="Lucida Sans"/>
    </style:style>
    <style:style style:name="T515" style:family="text">
      <style:text-properties style:text-underline-style="solid" style:text-underline-width="auto" style:text-underline-color="font-color" fo:background-color="#ffff99"/>
    </style:style>
    <style:style style:name="T516" style:family="text">
      <style:text-properties fo:background-color="#ffccff"/>
    </style:style>
    <style:style style:name="T517" style:family="text">
      <style:text-properties fo:font-weight="normal" style:font-weight-asian="normal" style:font-weight-complex="normal"/>
    </style:style>
    <style:style style:name="T518" style:family="text">
      <style:text-properties fo:color="#000099"/>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4">Quadratic Formula</text:p>
      <text:p text:style-name="P225"/>
      <text:p text:style-name="P282"><draw:frame draw:style-name="fr1" draw:name="quadraticformula" text:anchor-type="paragraph" svg:y="0.0291in" svg:width="2.5634in" svg:height="1.0008in" draw:z-index="0"><draw:image xlink:href="Pictures/200000070000196E000009ED8781EF91.svm" xlink:type="simple" xlink:show="embed" xlink:actuate="onLoad"/></draw:frame></text:p>
      <text:p text:style-name="P282"/>
      <text:p text:style-name="P225">We did not answer all the questions we had about completing the square but must move on. </text:p>
      <text:p text:style-name="P225">The quadratic formula solves any quadratic equation but is overkill for easier problems that can be solve with factoring. This is for decimal, imaginary or square root roots. Yes I said “square root” roots. A square root root is √√2 ≈1.189. This is used in Trigonometric functions. </text:p>
      <text:p text:style-name="P225"/>
      <text:p text:style-name="P225"/>
      <text:p text:style-name="P225">I am going to teach the quadratic formula. This is square root intensive but not too bad. A full mastery of exponent laws is required. All algebra boils down to solving real applications using this formula. Everything else was just training to do this. If you learn one thing from algebra it should be memorizing this formula and being able to apply it to real life word problems involving two objects moving at different rates. <text:s/></text:p>
      <text:p text:style-name="P225">Just think of it as a regular linear equation but degree 2.</text:p>
      <text:p text:style-name="P225"/>
      <text:p text:style-name="P225"/>
      <text:p text:style-name="P354">Al Khwarizmi's Identity<text:tab/><text:span text:style-name="T73">(The Arab refined algebra from Vedic Indian methods)</text:span></text:p>
      <text:p text:style-name="P354"/>
      <text:p text:style-name="P354"/>
      <text:p text:style-name="P141">x<text:span text:style-name="T220">2</text:span> – 14x – 1887 = 0<text:tab/><text:tab/>begin here</text:p>
      <text:p text:style-name="P44">x<text:span text:style-name="T220">2</text:span> – 14x = 1887<text:tab/><text:tab/>clear c term </text:p>
      <text:p text:style-name="P44">x<text:span text:style-name="T220">2</text:span> – 14 + 49 = 1936<text:tab/><text:tab/>add (b/2)<text:span text:style-name="T220">2</text:span> to “complete the square”</text:p>
      <text:p text:style-name="P44">(x – 7)<text:span text:style-name="T220">2</text:span> = 1936<text:tab/><text:tab/><text:tab/>factor </text:p>
      <text:p text:style-name="P44">x – 7 = <text:s/>± √1936<text:span text:style-name="T220"><text:tab/><text:tab/></text:span>root and use ±</text:p>
      <text:p text:style-name="P44">x – 7 = ± 44<text:tab/><text:tab/><text:tab/></text:p>
      <text:p text:style-name="P44">x = 7 ± 44<text:tab/><text:tab/><text:tab/></text:p>
      <text:p text:style-name="P141">x = – 37 or 51<text:tab/><text:tab/><text:tab/>this is the set of solutions called the “solution set”</text:p>
      <text:p text:style-name="P44"/>
      <text:p text:style-name="P44"/>
      <text:p text:style-name="P44">Write your equation and set it to zero. Zero implies that nothing is added nor subtracted from the initial sum; it is tare. Before measuring anything your device has to be set to zero or else you can not track how much is missing or added.</text:p>
      <text:p text:style-name="P44"/>
      <text:p text:style-name="P44"/>
      <text:list xml:id="list4250951191977895185" text:style-name="L162">
        <text:list-item>
          <text:p text:style-name="P56">Subtract c from both sides: ax<text:span text:style-name="T220">2</text:span> + bx + c becomes ax<text:span text:style-name="T220">2</text:span> + bx = – c</text:p>
        </text:list-item>
        <text:list-item>
          <text:p text:style-name="P56">Add (b/2a)<text:span text:style-name="T220">2</text:span> to both sides to make a perfect square: ax<text:span text:style-name="T220">2</text:span> + bx + (b/2a)<text:span text:style-name="T220">2</text:span> = – c + (b/2a)<text:span text:style-name="T220">2</text:span></text:p>
        </text:list-item>
        <text:list-item>
          <text:p text:style-name="P56">Write polynomial as a perfect square: ax<text:span text:style-name="T220">2</text:span> + bx + (b/2a)<text:span text:style-name="T220">2</text:span> becomes (x – (b/2a))<text:span text:style-name="T220">2</text:span> </text:p>
        </text:list-item>
        <text:list-item>
          <text:p text:style-name="P56">Take the square root of both sides and add a ± for the root to show both solutions.</text:p>
        </text:list-item>
        <text:list-item>
          <text:p text:style-name="P56">Combine constants on the right side to isolate x</text:p>
        </text:list-item>
        <text:list-item>
          <text:p text:style-name="P56">Find both solutions for x by adding and subtracting the root from the constant</text:p>
        </text:list-item>
      </text:list>
      <text:p text:style-name="P225"/>
      <text:p text:style-name="P225"/>
      <text:p text:style-name="P225"/>
      <text:p text:style-name="P93">The quadratic formula is derived from completing the square.</text:p>
      <text:p text:style-name="P225"/>
      <text:p text:style-name="P225"><text:soft-page-break/></text:p>
      <text:list xml:id="list1982825749188429114" text:style-name="L167">
        <text:list-item>
          <text:p text:style-name="P351"><text:span text:style-name="T96">ax</text:span><text:span text:style-name="T141">2</text:span><text:span text:style-name="T96">+bx= – c<text:tab/><text:tab/><text:tab/><text:tab/>Clear c by ± it</text:span></text:p>
        </text:list-item>
        <text:list-item>
          <text:p text:style-name="P351"><text:span text:style-name="T96"><text:s text:c="2"/>x</text:span><text:span text:style-name="T141">2</text:span><text:span text:style-name="T96"> +</text:span><text:span text:style-name="T141">b</text:span><text:span text:style-name="T96">/</text:span><text:span text:style-name="T180">a</text:span><text:span text:style-name="T96">x = –</text:span><text:span text:style-name="T141"> c</text:span><text:span text:style-name="T96">/</text:span><text:span text:style-name="T180">a<text:tab/><text:tab/><text:tab/></text:span><text:span text:style-name="T96">Completing the square only works with monic quadratics</text:span></text:p>
        </text:list-item>
        <text:list-item>
          <text:p text:style-name="P351"><text:span text:style-name="T96">x</text:span><text:span text:style-name="T141">2</text:span><text:span text:style-name="T96"> +(</text:span><text:span text:style-name="T141">b</text:span><text:span text:style-name="T96">/</text:span><text:span text:style-name="T180">a</text:span><text:span text:style-name="T96">)x +(</text:span><text:span text:style-name="T141">b</text:span><text:span text:style-name="T96">/</text:span><text:span text:style-name="T180">2a</text:span><text:span text:style-name="T96">)</text:span><text:span text:style-name="T141">2 </text:span><text:span text:style-name="T96"><text:s/>= – </text:span><text:span text:style-name="T141">c</text:span><text:span text:style-name="T96">/</text:span><text:span text:style-name="T180">a</text:span><text:span text:style-name="T96"> +(</text:span><text:span text:style-name="T141">b</text:span><text:span text:style-name="T96">/</text:span><text:span text:style-name="T180">2a</text:span><text:span text:style-name="T96">)</text:span><text:span text:style-name="T141">2</text:span><text:span text:style-name="T96"><text:tab/><text:tab/>Adding a little bit to fill tiny missing corner chunk</text:span></text:p>
        </text:list-item>
        <text:list-item>
          <text:p text:style-name="P351"><text:span text:style-name="T96">(x+</text:span><text:span text:style-name="T141">b</text:span><text:span text:style-name="T96">/</text:span><text:span text:style-name="T180">2a</text:span><text:span text:style-name="T96">)</text:span><text:span text:style-name="T141">2</text:span><text:span text:style-name="T96"> = –(4ac/2a</text:span><text:span text:style-name="T141">2</text:span><text:span text:style-name="T96">)+(b</text:span><text:span text:style-name="T141">2</text:span><text:span text:style-name="T96">/4</text:span><text:span text:style-name="T180">a</text:span><text:span text:style-name="T141">2</text:span><text:span text:style-name="T96">) <text:tab/><text:tab/>Writing as a square</text:span></text:p>
        </text:list-item>
        <text:list-item>
          <text:p text:style-name="P351"><text:span text:style-name="T96">(x+</text:span><text:span text:style-name="T141">b</text:span><text:span text:style-name="T96">/</text:span><text:span text:style-name="T180">2a</text:span><text:span text:style-name="T96">)</text:span><text:span text:style-name="T141">2</text:span><text:span text:style-name="T96"> = b</text:span><text:span text:style-name="T141">2</text:span><text:span text:style-name="T96">-4ac/4a</text:span><text:span text:style-name="T141">2</text:span><text:span text:style-name="T96"><text:tab/><text:tab/><text:tab/>Combining like fractions</text:span></text:p>
        </text:list-item>
        <text:list-item>
          <text:p text:style-name="P351"><text:span text:style-name="T96">x+</text:span><text:span text:style-name="T141">b</text:span><text:span text:style-name="T96">/</text:span><text:span text:style-name="T180">2a</text:span><text:span text:style-name="T96"> = – ±√</text:span><text:span text:style-name="T97">b</text:span><text:span text:style-name="T142">2</text:span><text:span text:style-name="T97">-4ac</text:span><text:span text:style-name="T96">/2a <text:tab/><text:tab/>Rooting both sides and adding ±</text:span></text:p>
        </text:list-item>
        <text:list-item>
          <text:p text:style-name="P351"><text:span text:style-name="T96"><text:s text:c="5"/>x <text:s/>= –b ±√</text:span><text:span text:style-name="T97">b</text:span><text:span text:style-name="T142">2</text:span><text:span text:style-name="T97">-4ac</text:span><text:span text:style-name="T96">/2a <text:tab/><text:tab/>Clearing determinate</text:span></text:p>
        </text:list-item>
      </text:list>
      <text:p text:style-name="P225"/>
      <text:p text:style-name="P225"/>
      <text:p text:style-name="P354">Deriving the Quadratic Equation </text:p>
      <text:p text:style-name="P350"/>
      <text:p text:style-name="P350"/>
      <text:p text:style-name="P282"><text:span text:style-name="T329">Ax</text:span><text:span text:style-name="T224">2</text:span><text:span text:style-name="T312"> + bx + c = 0<text:tab/><text:tab/><text:tab/><text:tab/><text:tab/><text:tab/><text:tab/><text:tab/></text:span></text:p>
      <text:p text:style-name="P282"><text:span text:style-name="T312">a(x</text:span><text:span text:style-name="T224">2</text:span><text:span text:style-name="T312"> + bx/a + c/a) = 0<text:tab/><text:tab/><text:tab/><text:tab/><text:tab/> <text:s text:c="2"/></text:span><text:span text:style-name="T288">Factor out the leading coefficient</text:span></text:p>
      <text:p text:style-name="P282"><text:span text:style-name="T312">a((x</text:span><text:span text:style-name="T224">2</text:span><text:span text:style-name="T312"> + bx/a + (b/2a)</text:span><text:span text:style-name="T224">2</text:span><text:span text:style-name="T312"> ) + c/a – (b/2a)</text:span><text:span text:style-name="T224">2</text:span><text:span text:style-name="T312"> ) = 0<text:tab/><text:tab/> <text:s text:c="2"/></text:span><text:span text:style-name="T288">Complete the square by plus and minus the discriminate </text:span></text:p>
      <text:p text:style-name="P282"><text:span text:style-name="T312">a((x + b/2a)(x + b/2a) <text:s/>+ c/a – (b/2a)</text:span><text:span text:style-name="T224">2 <text:s/></text:span><text:span text:style-name="T312">) = 0</text:span></text:p>
      <text:p text:style-name="P282"><text:span text:style-name="T312">a( <text:s text:c="7"/>(x + </text:span><text:span text:style-name="T224">b</text:span><text:span text:style-name="T312">/</text:span><text:span text:style-name="T270">2a</text:span><text:span text:style-name="T312">)</text:span><text:span text:style-name="T224">2</text:span><text:span text:style-name="T312"> <text:tab/> + c/a – (</text:span><text:span text:style-name="T224">b</text:span><text:span text:style-name="T312">/</text:span><text:span text:style-name="T270">2a</text:span><text:span text:style-name="T312">)</text:span><text:span text:style-name="T224">2 </text:span><text:span text:style-name="T312">) <text:s text:c="2"/>= 0</text:span></text:p>
      <text:p text:style-name="P57"/>
      <text:p text:style-name="P57"/>
      <text:p text:style-name="P357">We have to write the discriminant. This is a tricky important step.</text:p>
      <text:p text:style-name="P57"/>
      <text:p text:style-name="P57"/>
      <text:p text:style-name="P282"><text:span text:style-name="T312">c/a – (b/2a)</text:span><text:span text:style-name="T224">2</text:span><text:span text:style-name="T312"> = 4ac – b</text:span><text:span text:style-name="T224">2</text:span><text:span text:style-name="T312">/4a</text:span><text:span text:style-name="T224">2</text:span><text:span text:style-name="T312"> because we are subtracting one fraction from another. </text:span></text:p>
      <text:p text:style-name="P282"><text:span text:style-name="T312">To do this we need common denominators. The least common denominator is</text:span><text:span text:style-name="T362"> 4a.</text:span></text:p>
      <text:p text:style-name="P57"/>
      <text:p text:style-name="P57"/>
      <text:p text:style-name="P266"><text:span text:style-name="T312">Original</text:span><text:span text:style-name="T313">: </text:span><text:span text:style-name="T229">c</text:span><text:span text:style-name="T313">/</text:span><text:span text:style-name="T271">a</text:span><text:span text:style-name="T313"> – (</text:span><text:span text:style-name="T229">b</text:span><text:span text:style-name="T313">/</text:span><text:span text:style-name="T271">2a</text:span><text:span text:style-name="T313">)</text:span><text:span text:style-name="T229">2</text:span><text:span text:style-name="T313"> → <text:s/></text:span><text:span text:style-name="T229">c</text:span><text:span text:style-name="T313">/</text:span><text:span text:style-name="T271">a</text:span><text:span text:style-name="T313"> – </text:span><text:span text:style-name="T229">b^2</text:span><text:span text:style-name="T313">/</text:span><text:span text:style-name="T271">4a</text:span><text:span text:style-name="T229">2 </text:span><text:span text:style-name="T313">→<text:tab/></text:span><text:span text:style-name="T229">c</text:span><text:span text:style-name="T313">/</text:span><text:span text:style-name="T271">a</text:span><text:span text:style-name="T313"> – (b</text:span><text:span text:style-name="T229">2</text:span><text:span text:style-name="T313">/4 ∙ a ∙ a) <text:s/>→(</text:span><text:span text:style-name="T229">c</text:span><text:span text:style-name="T313">/</text:span><text:span text:style-name="T271">a</text:span><text:span text:style-name="T313"> ∙ </text:span><text:span text:style-name="T229">4a</text:span><text:span text:style-name="T313">/</text:span><text:span text:style-name="T271">4a</text:span><text:span text:style-name="T313"> ) – (</text:span><text:span text:style-name="T229">b</text:span><text:span text:style-name="T313">/</text:span><text:span text:style-name="T271">2a</text:span><text:span text:style-name="T313">)</text:span><text:span text:style-name="T229">2 <text:s/></text:span><text:span text:style-name="T313">→ <text:s text:c="2"/></text:span><text:span text:style-name="T229">4ac</text:span><text:span text:style-name="T313">/</text:span><text:span text:style-name="T271">4a</text:span><text:span text:style-name="T229">2</text:span><text:span text:style-name="T271"> </text:span><text:span text:style-name="T313"><text:s/>– (</text:span><text:span text:style-name="T229">b</text:span><text:span text:style-name="T313">/</text:span><text:span text:style-name="T271">2a</text:span><text:span text:style-name="T313">)</text:span><text:span text:style-name="T229">2</text:span><text:span text:style-name="T271"> <text:s text:c="2"/></text:span><text:span text:style-name="T313">→ 4ac – b</text:span><text:span text:style-name="T229">2</text:span><text:span text:style-name="T313"> / 4a</text:span><text:span text:style-name="T229">2</text:span></text:p>
      <text:p text:style-name="P266"><text:span text:style-name="T313"><text:s text:c="4"/>c/a – (b/2a)</text:span><text:span text:style-name="T229">2</text:span><text:span text:style-name="T313"> → <text:s/>c/a – b</text:span><text:span text:style-name="T229">2</text:span><text:span text:style-name="T313">/4a</text:span><text:span text:style-name="T229">2 </text:span><text:span text:style-name="T313">→c/a –(b</text:span><text:span text:style-name="T229">2</text:span><text:span text:style-name="T313">/4 ∙ a ∙ a) <text:s/>→(c/a ∙ 4a/</text:span><text:span text:style-name="T363">4a </text:span><text:span text:style-name="T313">) – (</text:span><text:span text:style-name="T228">b</text:span><text:span text:style-name="T314">/</text:span><text:span text:style-name="T61">2a</text:span><text:span text:style-name="T31">)</text:span><text:span text:style-name="T47">2</text:span><text:span text:style-name="T229"> <text:s/></text:span><text:span text:style-name="T313">→ <text:s text:c="2"/></text:span><text:span text:style-name="T229">4ac</text:span><text:span text:style-name="T313">/</text:span><text:span text:style-name="T271">4a</text:span><text:span text:style-name="T229">2</text:span><text:span text:style-name="T271"> </text:span><text:span text:style-name="T313"><text:s/>– (</text:span><text:span text:style-name="T229">b</text:span><text:span text:style-name="T313">/</text:span><text:span text:style-name="T271">2a</text:span><text:span text:style-name="T313">)</text:span><text:span text:style-name="T229">2</text:span><text:span text:style-name="T271"> <text:s text:c="2"/></text:span><text:span text:style-name="T313">→ 4ac – b</text:span><text:span text:style-name="T229">2</text:span><text:span text:style-name="T313"> / 4a</text:span><text:span text:style-name="T229">2</text:span></text:p>
      <text:p text:style-name="P379"/>
      <text:p text:style-name="P379"/>
      <text:p text:style-name="P282"><text:span text:style-name="T224">c</text:span><text:span text:style-name="T312">/</text:span><text:span text:style-name="T270">a</text:span><text:span text:style-name="T312"> has a denominator of a. (</text:span><text:span text:style-name="T224">b</text:span><text:span text:style-name="T312">/</text:span><text:span text:style-name="T270">2a</text:span><text:span text:style-name="T312">)</text:span><text:span text:style-name="T224">2</text:span><text:span text:style-name="T312"> <text:s/>has a denominator of 4a</text:span><text:span text:style-name="T224">2</text:span><text:span text:style-name="T312">. To subtract we need to multiply </text:span><text:span text:style-name="T224">c</text:span><text:span text:style-name="T312">/</text:span><text:span text:style-name="T270">a</text:span><text:span text:style-name="T312"> by </text:span><text:span text:style-name="T224">4a</text:span><text:span text:style-name="T312">/</text:span><text:span text:style-name="T270">4a</text:span><text:span text:style-name="T312"> to make its denominator have another “a” and “4”. a((x+ </text:span><text:span text:style-name="T224">b</text:span><text:span text:style-name="T312">/</text:span><text:span text:style-name="T270">2a</text:span><text:span text:style-name="T312">)</text:span><text:span text:style-name="T224">2</text:span><text:span text:style-name="T312"> +</text:span><text:span text:style-name="T32">4ac – b</text:span><text:span text:style-name="T48">2</text:span><text:span text:style-name="T32">/4a</text:span><text:span text:style-name="T48">2</text:span><text:span text:style-name="T362"> </text:span><text:span text:style-name="T312">)= 0. </text:span><text:span text:style-name="T119">Last Step is mult</text:span><text:span text:style-name="T312">iply a to all terms to finish:</text:span></text:p>
      <text:p text:style-name="P57"/>
      <text:p text:style-name="P57"/>
      <text:p text:style-name="P282"><text:span text:style-name="T312">a((x+ </text:span><text:span text:style-name="T224">b</text:span><text:span text:style-name="T312">/</text:span><text:span text:style-name="T270">2a</text:span><text:span text:style-name="T312">)</text:span><text:span text:style-name="T224">2</text:span><text:span text:style-name="T312"> + </text:span><text:span text:style-name="T224">4ac – b^2 </text:span><text:span text:style-name="T312">/</text:span><text:span text:style-name="T270">4a</text:span><text:span text:style-name="T224">2</text:span><text:span text:style-name="T312"> )<text:tab/>= 0</text:span></text:p>
      <text:p text:style-name="P282"><text:span text:style-name="T312">a((x+ </text:span><text:span text:style-name="T224">b</text:span><text:span text:style-name="T312">/</text:span><text:span text:style-name="T270">2a</text:span><text:span text:style-name="T312">)</text:span><text:span text:style-name="T224">2</text:span><text:span text:style-name="T312"> + </text:span><text:span text:style-name="T224">4ac – b^2 </text:span><text:span text:style-name="T312">/</text:span><text:span text:style-name="T270">4a</text:span><text:span text:style-name="T224">2</text:span><text:span text:style-name="T312"> )<text:tab/>= ax</text:span><text:span text:style-name="T224">2</text:span><text:span text:style-name="T312"> + bx + c</text:span></text:p>
      <text:p text:style-name="P282"><text:span text:style-name="T312">a(x+ </text:span><text:span text:style-name="T224">b</text:span><text:span text:style-name="T312">/</text:span><text:span text:style-name="T270">2a</text:span><text:span text:style-name="T312">)</text:span><text:span text:style-name="T224">2</text:span><text:span text:style-name="T312"> + a( </text:span><text:span text:style-name="T224">4ac – b^2 </text:span><text:span text:style-name="T312">/</text:span><text:span text:style-name="T270">4a</text:span><text:span text:style-name="T224">2</text:span><text:span text:style-name="T312"> )<text:tab/>= ax</text:span><text:span text:style-name="T224">2</text:span><text:span text:style-name="T312"> + bx + c</text:span></text:p>
      <text:p text:style-name="P266"><text:span text:style-name="T312">a(x+ </text:span><text:span text:style-name="T224">b</text:span><text:span text:style-name="T312">/</text:span><text:span text:style-name="T270">2a</text:span><text:span text:style-name="T312">)</text:span><text:span text:style-name="T224">2</text:span><text:span text:style-name="T312"> + ( </text:span><text:span text:style-name="T224">4ac – b^2 </text:span><text:span text:style-name="T312">/</text:span><text:span text:style-name="T270">4a</text:span><text:span text:style-name="T312">)<text:tab/><text:tab/>= ax</text:span><text:span text:style-name="T224">2</text:span><text:span text:style-name="T312"> + bx + c</text:span></text:p>
      <text:p text:style-name="P222"/>
      <text:p text:style-name="P222"/>
      <text:p text:style-name="P380"><text:span text:style-name="T7">The formula is two parts: The negative of the determinate <text:s/>–b/2a and the discriminate b</text:span><text:span text:style-name="T42">2</text:span><text:span text:style-name="T7"> – 4ac.</text:span><text:span text:style-name="T78"> </text:span></text:p>
      <text:p text:style-name="P222"/>
      <text:p text:style-name="P222"/>
      <text:p text:style-name="P380"><text:span text:style-name="T78">The formula is actually a sum of two fractions </text:span><text:span text:style-name="T383"><text:s/></text:span><text:span text:style-name="T384">–b/2a</text:span><text:span text:style-name="T78"> ± </text:span><text:span text:style-name="T384">√</text:span><text:span text:style-name="T385">b</text:span><text:span text:style-name="T344">2</text:span><text:span text:style-name="T385"> –4ac</text:span><text:span text:style-name="T384">/2a</text:span><text:span text:style-name="T78"> </text:span></text:p>
      <text:p text:style-name="P222"/>
      <text:p text:style-name="P222"/>
      <text:p text:style-name="P222"/>
      <text:p text:style-name="P222">Deriving the quadratic formula is hard. There is even a cubic formula and quartic but we do not use them. </text:p>
      <text:p text:style-name="P222">They are much longer. It is much easier to memorize the quadratic formula then to derive it every time you </text:p>
      <text:p text:style-name="P222">solve a problem. Deriving it is much harder skill than actually using it. It has 13 parts...</text:p>
      <text:p text:style-name="P222"/>
      <text:p text:style-name="P222"><text:soft-page-break/></text:p>
      <text:list xml:id="list1092703012888725204" text:style-name="L168">
        <text:list-item>
          <text:p text:style-name="P366">–<text:tab/><text:tab/><text:tab/>–</text:p>
        </text:list-item>
        <text:list-item>
          <text:p text:style-name="P381"><text:span text:style-name="T78">– </text:span><text:span text:style-name="T383">b<text:tab/><text:tab/><text:tab/>b</text:span></text:p>
        </text:list-item>
        <text:list-item>
          <text:p text:style-name="P381"><text:span text:style-name="T78">– b </text:span><text:span text:style-name="T383">±<text:tab/><text:tab/><text:tab/>±</text:span></text:p>
        </text:list-item>
        <text:list-item>
          <text:p text:style-name="P381"><text:span text:style-name="T78">– b± </text:span><text:span text:style-name="T383">√<text:tab/><text:tab/><text:tab/>√</text:span></text:p>
        </text:list-item>
        <text:list-item>
          <text:p text:style-name="P381"><text:span text:style-name="T78">–b±√ </text:span><text:span text:style-name="T383">b<text:tab/><text:tab/><text:tab/>b</text:span></text:p>
        </text:list-item>
        <text:list-item>
          <text:p text:style-name="P381"><text:span text:style-name="T78"><text:s/>–b±√b</text:span><text:span text:style-name="T342">2 <text:tab/><text:tab/>2</text:span></text:p>
        </text:list-item>
        <text:list-item>
          <text:p text:style-name="P381"><text:span text:style-name="T78">–b±√b</text:span><text:span text:style-name="T141">2</text:span><text:span text:style-name="T78"> </text:span><text:span text:style-name="T383">–<text:tab/><text:tab/>–</text:span></text:p>
        </text:list-item>
        <text:list-item>
          <text:p text:style-name="P381"><text:span text:style-name="T78">–b±√b</text:span><text:span text:style-name="T141">2</text:span><text:span text:style-name="T78"> –</text:span><text:span text:style-name="T383">4<text:tab/><text:tab/>4</text:span></text:p>
        </text:list-item>
        <text:list-item>
          <text:p text:style-name="P381"><text:span text:style-name="T78">–b±√b</text:span><text:span text:style-name="T141">2</text:span><text:span text:style-name="T78"> –4</text:span><text:span text:style-name="T383">a<text:tab/><text:tab/>a</text:span></text:p>
        </text:list-item>
        <text:list-item>
          <text:p text:style-name="P381"><text:span text:style-name="T78">–b±√b</text:span><text:span text:style-name="T141">2</text:span><text:span text:style-name="T78"> –4a</text:span><text:span text:style-name="T383">c<text:tab/><text:tab/>c</text:span></text:p>
        </text:list-item>
        <text:list-item>
          <text:p text:style-name="P381"><text:span text:style-name="T78">– b±√b</text:span><text:span text:style-name="T141">2</text:span><text:span text:style-name="T78"> –4ac</text:span><text:span text:style-name="T383"> /<text:tab/><text:tab/>/</text:span></text:p>
        </text:list-item>
        <text:list-item>
          <text:p text:style-name="P381"><text:span text:style-name="T78">– b±√b</text:span><text:span text:style-name="T141">2</text:span><text:span text:style-name="T78"> –4a /</text:span><text:span text:style-name="T383">2<text:tab/><text:tab/>2</text:span></text:p>
        </text:list-item>
        <text:list-item>
          <text:p text:style-name="P381"><text:span text:style-name="T78">(–b±√</text:span><text:span text:style-name="T79">b</text:span><text:span text:style-name="T142">2</text:span><text:span text:style-name="T79"> –4ac</text:span><text:span text:style-name="T78"> )/2</text:span><text:span text:style-name="T383">a<text:tab/>a</text:span></text:p>
        </text:list-item>
      </text:list>
      <text:p text:style-name="P222"/>
      <text:p text:style-name="P222"/>
      <text:p text:style-name="P222">I memorized the entire thing in 1 week and retained the knowledge permanently. It is said hard to remember but it isn't. The more you know about it the easier it is to remember. Use a calculator to find square roots until you can do it mentally. Knowing that there are 13 parts helps to remember. Try writing it down and see how far you can get until you forget a part. <text:s/>The b parts are easy but things get blurry <text:s/>about – 4ac and 2a. Also the entire thing is divided by 2a. Sometimes people divide the square root and then add/subtract the quotient from – b.</text:p>
      <text:p text:style-name="P222">The more you practicing using it it will be easy to remember and avoid mistakes. Knowing how to derive the formula completely comes after using it many times. This form solves all quadratics so that you never need to solve by factoring again, although factoring might be quicker.</text:p>
      <text:p text:style-name="P222"/>
      <text:p text:style-name="P222"/>
      <text:p text:style-name="P222">At this point you should have all 3 linear equation forms memorized and the standard form for a quadratic.</text:p>
      <text:p text:style-name="P222">You should be able to look at a formula and be able to interpret what variable you are supposed to substitute and what it does in the formula. You should have these solid foundational skills. We learn new words and terms so we can progress faster without having to repeat basic info every time. Using big words saves time and energy rather than lengthy explanations that are not very helpful. There are shortcuts and faster methods to both completing the square and mental tricks for the quadratic formula you will learn. In time you will know what method to use when. If all else fails a calculator can solve quadratics if it uses CAS computer algebraic system.</text:p>
      <text:p text:style-name="P92"/>
      <text:p text:style-name="P389">Quadratic formula in action</text:p>
      <text:p text:style-name="P222"/>
      <text:p text:style-name="P380"><text:span text:style-name="T78">x</text:span><text:span text:style-name="T141">2</text:span><text:span text:style-name="T78">+7x+13 <text:s text:c="7"/>13 is a prime number so factoring is out. We could complete the square but it would be very messy</text:span></text:p>
      <text:p text:style-name="P380"><text:span text:style-name="T78">x</text:span><text:span text:style-name="T141">2</text:span><text:span text:style-name="T78">+7x+13<text:tab/>use the quadratic formula: A =1 so we can ignore it in – 4ac and 2a , B= 7 and C = 13</text:span></text:p>
      <text:p text:style-name="P222"/>
      <text:p text:style-name="P222"/>
      <text:p text:style-name="P380"><text:span text:style-name="T78">(–7±√7</text:span><text:span text:style-name="T141">2</text:span><text:span text:style-name="T78"> –4∙13)÷2<text:tab/>This is it. Write in substituted values in and solve. When writing 7</text:span><text:span text:style-name="T141">2</text:span><text:span text:style-name="T78"> you can just write 49.</text:span></text:p>
      <text:p text:style-name="P380"><text:span text:style-name="T78">(–7±√49 –4∙13)÷2<text:tab/>Writing 49 instead of 7</text:span><text:span text:style-name="T141">2</text:span><text:span text:style-name="T78"> is a time saver. You write b then b</text:span><text:span text:style-name="T141">2</text:span><text:span text:style-name="T78"> so whatever b is just square it. </text:span></text:p>
      <text:p text:style-name="P380"><text:span text:style-name="T78">(–7±√49 –52)÷2<text:tab/>After squaring b</text:span><text:span text:style-name="T141">2</text:span><text:span text:style-name="T78"> simplify 4ac. Ignore the minus sign and multiply those 3 terms.</text:span></text:p>
      <text:p text:style-name="P380"><text:span text:style-name="T78"><text:s/>(–7±√–3)÷2<text:tab/><text:tab/>Next subtract...Wow we have a negative square root... that means it's going to be √–1 = </text:span><text:span text:style-name="T80">I.</text:span></text:p>
      <text:p text:style-name="P380"><text:span text:style-name="T78">(–7±√–3)÷2<text:tab/><text:tab/>3 is prime so we can not root it write it as 3</text:span><text:span text:style-name="T80">i</text:span><text:span text:style-name="T78">... (–7±3i)/2 is final answer. </text:span></text:p>
      <text:p text:style-name="P222">(–7±3i)/2<text:tab/><text:tab/>this would be written as a fraction</text:p>
      <text:p text:style-name="P222"/>
      <text:p text:style-name="P222"/>
      <text:p text:style-name="P222">That was pretty fast...lets see what happen when we have a negative C term.</text:p>
      <text:p text:style-name="P222"/>
      <text:p text:style-name="P222"/>
      <text:p text:style-name="P380"><text:span text:style-name="T78">x</text:span><text:span text:style-name="T141">2</text:span><text:span text:style-name="T78"> +7x–13</text:span></text:p>
      <text:p text:style-name="P222"/>
      <text:p text:style-name="P222"/>
      <text:p text:style-name="P380"><text:span text:style-name="T78">– 7±√</text:span><text:span text:style-name="T79">49 – 4∙–13</text:span><text:span text:style-name="T78"> /2 <text:tab/>I wrote down 49 instead of 7</text:span><text:span text:style-name="T141">2</text:span><text:span text:style-name="T78"> as a shortcut. This should be in () but do not want to steps.</text:span></text:p>
      <text:p text:style-name="P380"><text:span text:style-name="T78">– 7±√</text:span><text:span text:style-name="T79">49 – –52 </text:span><text:span text:style-name="T78"><text:s/>/2<text:tab/>multiply 4ac</text:span></text:p>
      <text:p text:style-name="P380"><text:span text:style-name="T78">– 7±√</text:span><text:span text:style-name="T79">49 +52 </text:span><text:span text:style-name="T78"><text:s/>/2 <text:tab/>cancel the double negative signs from 49 – –52. If C is – C then we add this point.</text:span></text:p>
      <text:p text:style-name="P380"><text:span text:style-name="T78">– 7±√</text:span><text:span text:style-name="T79">101 </text:span><text:span text:style-name="T78"><text:s/>/2<text:tab/><text:tab/>Wow 101 is prime... either this is good luck or bad. We can't root this either.</text:span></text:p>
      <text:p text:style-name="P282"><text:span text:style-name="T101">– 7±√</text:span><text:span text:style-name="T102">101 </text:span><text:span text:style-name="T101"><text:s/>/2<text:tab/><text:tab/>Is final answer. Use a calculator if you need a decimal answer.</text:span></text:p>
      <text:p text:style-name="P222"/>
      <text:p text:style-name="P222"/>
      <text:p text:style-name="P380"><text:span text:style-name="T78">Lets try a different that hopefully we can root... x</text:span><text:span text:style-name="T141">2</text:span><text:span text:style-name="T78">+8x –4</text:span></text:p>
      <text:p text:style-name="P222"/>
      <text:p text:style-name="P222"/>
      <text:p text:style-name="P380"><text:span text:style-name="T78">x</text:span><text:span text:style-name="T141">2</text:span><text:span text:style-name="T78">+8x –4</text:span></text:p>
      <text:p text:style-name="P380"><text:span text:style-name="T78">–8±√64 –4</text:span><text:span text:style-name="T141">2</text:span><text:span text:style-name="T78"> /2<text:tab/><text:tab/>I already squared –8</text:span><text:span text:style-name="T141">2</text:span><text:span text:style-name="T78"> and would have done 4</text:span><text:span text:style-name="T141">2</text:span><text:span text:style-name="T78"> but wanted you to see it this way. <text:s text:c="2"/></text:span></text:p>
      <text:p text:style-name="P380"><text:span text:style-name="T78">–8±√64 –16 /2<text:tab/><text:tab/>We should have just squared 4 last step. Note that – b</text:span><text:span text:style-name="T141">2</text:span><text:span text:style-name="T78"> is always positive.</text:span></text:p>
      <text:p text:style-name="P222">–8±√48 /2<text:tab/><text:tab/>Better... we have –8 ±√48. <text:s/></text:p>
      <text:p text:style-name="P222">–8±√2∙2∙2∙2∙3 /2<text:tab/>Factor 48 and pull out squares.</text:p>
      <text:p text:style-name="P222">–8±2∙2√3 /2<text:tab/><text:tab/>Normally we would just write 4 at this step. We had four factor so write 2∙2 outside √.</text:p>
      <text:p text:style-name="P222">–8±4√3 /2<text:tab/><text:tab/>The squares we pull out get multiplied to each other.</text:p>
      <text:p text:style-name="P222">–4±2√3<text:tab/><text:tab/>Yes...its working... cancel the 2a term by dividing it with –b and the squares we pulled out.</text:p>
      <text:p text:style-name="P222">–4±2√3<text:tab/><text:tab/>This is as much as we can reduce. The quadratic formula often has a radical left over. </text:p>
      <text:p text:style-name="P222"/>
      <text:p text:style-name="P222"/>
      <text:p text:style-name="P222">– 4±2√3 is how we write our answer but it is two numbers... – 4+2√3 <text:s/>and – 4+2√3.</text:p>
      <text:p text:style-name="P222">We can easily solve this mentally for a decimal approximation but is not required or even desirable.</text:p>
      <text:p text:style-name="P222"/>
      <text:p text:style-name="P222"/>
      <text:p text:style-name="P222">– 4±2√3<text:tab/><text:tab/>Since √3 ≈ 1.73 <text:s/>2√3 is 2∙1.73. Multiplying by 2 is easy 3.46.</text:p>
      <text:p text:style-name="P222">– 4±3.46</text:p>
      <text:p text:style-name="P222">– 4 –3.56 = –7.56<text:tab/>take the absolute value of the two numbers then sum and write as a negative number</text:p>
      <text:p text:style-name="P222">–4+3.46 = – 0.54<text:tab/>Do this: 4 –3 = 1 then<text:tab/>1–0.46 = 0.54 then –0.54 and you are done. <text:s text:c="3"/></text:p>
      <text:p text:style-name="P222"/>
      <text:p text:style-name="P100">Different ways to write a quadratic using standard formula</text:p>
      <text:p text:style-name="P249"/>
      <text:p text:style-name="P249"><text:soft-page-break/></text:p>
      <text:p text:style-name="P222">The standard formula sets the equation to 0. This differs from is something is added or taken away from it.</text:p>
      <text:p text:style-name="P380"><text:span text:style-name="T78">The Al Khwarizmi's Identity starts in standard form but then clears the C term to complete the square.</text:span></text:p>
      <text:p text:style-name="P222">While in Standard form a quadratic may be set to five things:</text:p>
      <text:p text:style-name="P222"/>
      <text:p text:style-name="P222"/>
      <text:list xml:id="list6763786297014882687" text:style-name="L169">
        <text:list-item>
          <text:p text:style-name="P382"><text:span text:style-name="T78">It can be Ax</text:span><text:span text:style-name="T141">2</text:span><text:span text:style-name="T78">+bx+c = y. This is a two variable function. Functions create ordered pairs. Every equation is algebra is a function. In this form it would be graphed as a parabola. </text:span><text:span text:style-name="T81">Two unknowns makes a graph.</text:span></text:p>
        </text:list-item>
      </text:list>
      <text:p text:style-name="P222"/>
      <text:list xml:id="list35347477" text:continue-numbering="true" text:style-name="L169">
        <text:list-item>
          <text:p text:style-name="P382"><text:span text:style-name="T78">Nothing. It can be Ax</text:span><text:span text:style-name="T141">2</text:span><text:span text:style-name="T78">+bx+c. But this means it is set to or y. In this form it would be graphed as a parabola. </text:span><text:span text:style-name="T81">If something squared graphs as a parabola then it means the equation has two variables.</text:span></text:p>
          <text:p text:style-name="P382"><text:span text:style-name="T78">If x</text:span><text:span text:style-name="T141">2</text:span><text:span text:style-name="T78"> = y then we have a function with endless ordered pairs of the form (x,y). </text:span></text:p>
          <text:p text:style-name="P383"><text:span text:style-name="T78">If x</text:span><text:span text:style-name="T141">2</text:span><text:span text:style-name="T78"> = c then we have 1 unique solution that is <text:s/>(x).</text:span></text:p>
          <text:p text:style-name="P382"><text:span text:style-name="T81">If x</text:span><text:span text:style-name="T143">2</text:span><text:span text:style-name="T81"> = c I am asked to solve for x. Solving for x means “the answer” is x, a single value on the number line called the x axis</text:span><text:span text:style-name="T78">. We will discuss this at great length for all functions not just quadratics.</text:span></text:p>
          <text:p text:style-name="P223"/>
        </text:list-item>
        <text:list-item>
          <text:p text:style-name="P224">It can be be set to f(x) which means the exact same thing as “y”.</text:p>
          <text:p text:style-name="P224">This is true for all functions not just quadratics.</text:p>
          <text:p text:style-name="P382"><text:span text:style-name="T78">Ax</text:span><text:span text:style-name="T141">2</text:span><text:span text:style-name="T78">+bx+c = y <text:s text:c="2"/>↔<text:tab/>y =Ax</text:span><text:span text:style-name="T141">2</text:span><text:span text:style-name="T78">+bx+c<text:tab/> ↔<text:tab/>f(x) =Ax</text:span><text:span text:style-name="T141">2</text:span><text:span text:style-name="T78">+bx+c</text:span></text:p>
          <text:p text:style-name="P223">please remember this so that you do not get confused and this we are just supposed to factor it and we are done, or factor it and set it to zero and we are done.</text:p>
          <text:p text:style-name="P223"/>
        </text:list-item>
        <text:list-item>
          <text:p text:style-name="P382"><text:span text:style-name="T78">It can have a constant “c” for area like x</text:span><text:span text:style-name="T141">2</text:span><text:span text:style-name="T78"> =9 giving a single root of 3 as the answer.</text:span></text:p>
          <text:p text:style-name="P382"><text:span text:style-name="T78">The example “x</text:span><text:span text:style-name="T141">2</text:span><text:span text:style-name="T78"> = 9” is a monomial equation and yet a quadratic of the form x</text:span><text:span text:style-name="T141">2</text:span><text:span text:style-name="T78"> =y</text:span></text:p>
          <text:p text:style-name="P382"><text:span text:style-name="T78">If I add 1 we get “x</text:span><text:span text:style-name="T141">2</text:span><text:span text:style-name="T78"> +1 = 10” I have a binomial equation. This is a quadratic of the form x</text:span><text:span text:style-name="T141">2</text:span><text:span text:style-name="T78">+c.</text:span></text:p>
          <text:p text:style-name="P223">It is a quadratic that is missing the bx term and is set to a constant. When something is set to a constant we say it is “solved for area” but we want to work backwards and “solve for x”. </text:p>
          <text:p text:style-name="P223">These two examples look like regular equations that we have already seen an are more likely to deal with.</text:p>
          <text:p text:style-name="P224">People fail to realize this connection: Anything with something squared is a quadratic whether it is a polynomial that looks weird, of is just a power that needs to be rooted to find a single solution.</text:p>
        </text:list-item>
      </text:list>
      <text:p text:style-name="P222"/>
      <text:list xml:id="list35336896" text:continue-numbering="true" text:style-name="L169">
        <text:list-item>
          <text:p text:style-name="P382"><text:span text:style-name="T78">Another equation (equation is the same as of saying function) like x</text:span><text:span text:style-name="T141">2</text:span><text:span text:style-name="T78"> = x+2</text:span></text:p>
          <text:p text:style-name="P223">Setting to another another equation means setting it to one of the two either forms:</text:p>
          <text:p text:style-name="P382"><text:span text:style-name="T78">If it contains a constant like this then isolating the constant <text:s/>gives one unique answer. If one unique answer then you graph a vertical line of which only The x-intercept is a real solution for x making it a one term equation and not a function. Vertical lines are not functions they are single dots at (x,0) with imaginary lines extending above and below simply highlighting that location on the x axis as those lines serve no other purpose except maybe art. </text:span><text:span text:style-name="T81">They are not a math answers but rather graphing anomalies</text:span><text:span text:style-name="T78">. </text:span></text:p>
          <text:p text:style-name="P223"/>
          <text:p text:style-name="P382"><text:span text:style-name="T78">x</text:span><text:span text:style-name="T141">2</text:span><text:span text:style-name="T78"> = x+2 simplifies to x</text:span><text:span text:style-name="T141">2</text:span><text:span text:style-name="T78"> –x <text:s/>= 2 so now we have a bx term but are still missing a c term.</text:span></text:p>
          <text:p text:style-name="P382"><text:span text:style-name="T78">If <text:s/>x</text:span><text:span text:style-name="T141">2</text:span><text:span text:style-name="T78"> –x <text:s/>= 2 then x = –1 or 3 because those are the only numbers that will solve our equation. </text:span></text:p>
          <text:p text:style-name="P224">I earlier said “a single solution” well quadratics can have up to 2 solutions and cubics can have up to 3.</text:p>
          <text:p text:style-name="P223"/>
          <text:p text:style-name="P382"><text:span text:style-name="T81">If x</text:span><text:span text:style-name="T143">2</text:span><text:span text:style-name="T81"> = x+1 then we get the universal constant phi, “φ” which is irrational and ≈ 1.618.</text:span><text:span text:style-name="T78"> </text:span></text:p>
          <text:p text:style-name="P382"><text:span text:style-name="T78">“Big φ” is 1.618 and “little φ” is 0.618. Graph x</text:span><text:span text:style-name="T141">2</text:span><text:span text:style-name="T78"> = x+1 and see what number it produces.</text:span></text:p>
          <text:p text:style-name="P382"><text:span text:style-name="T81">Pronounced “fee or fie”</text:span><text:span text:style-name="T78"> <text:s text:c="2"/>it is the pattern found in nature that groups things together as closely as possible like seeds in a flowers and other growth. We study this in logarithms.</text:span></text:p>
        </text:list-item>
      </text:list>
      <text:p text:style-name="P101">Complete the square:</text:p>
      <text:p text:style-name="P225"/>
      <text:p text:style-name="P225"/>
      <text:list xml:id="list3832750717067613715" text:style-name="L170">
        <text:list-item>
          <text:p text:style-name="P352"><text:span text:style-name="T96">x</text:span><text:span text:style-name="T141">2</text:span><text:span text:style-name="T96"> +14x<text:tab/><text:tab/><text:tab/><text:tab/><text:tab/>complete the square</text:span></text:p>
        </text:list-item>
        <text:list-item>
          <text:p text:style-name="P352"><text:span text:style-name="T96">x</text:span><text:span text:style-name="T141">2</text:span><text:span text:style-name="T96"> +14x<text:tab/>+c =0<text:tab/><text:tab/><text:tab/><text:tab/>write in standard form by adding c and setting to 0</text:span></text:p>
        </text:list-item>
        <text:list-item>
          <text:p text:style-name="P235"><text:soft-page-break/>x<text:span text:style-name="T220">2</text:span> +14x +49 = 49<text:tab/><text:tab/><text:tab/>find c by using (b/2)<text:span text:style-name="T220">2</text:span>...divide b by 2 and square</text:p>
        </text:list-item>
        <text:list-item>
          <text:p text:style-name="P235">x<text:span text:style-name="T220">2</text:span> +14x +49 –49 <text:s text:c="3"/>=0<text:tab/><text:tab/><text:tab/>subtract the square but write like this do not cancel please</text:p>
        </text:list-item>
        <text:list-item>
          <text:p text:style-name="P235">(x<text:span text:style-name="T220">2</text:span> +14x +49) –49 <text:s/>=0<text:tab/><text:tab/><text:tab/>group this <text:span text:style-name="T471">“perfect square trinomial”</text:span></text:p>
        </text:list-item>
        <text:list-item>
          <text:p text:style-name="P235">(x+7)(x+7) – 49 <text:s text:c="4"/>=0<text:tab/><text:tab/><text:tab/>this step can be skipped because..</text:p>
        </text:list-item>
        <text:list-item>
          <text:p text:style-name="P235">(x+7)<text:span text:style-name="T220">2</text:span> <text:s text:c="8"/>–49 <text:s text:c="4"/>=0<text:tab/><text:tab/><text:tab/>we factor like this in exponent notation not binomial factor notation</text:p>
          <text:p text:style-name="P235"/>
        </text:list-item>
      </text:list>
      <text:p text:style-name="P225"/>
      <text:p text:style-name="P225">Step (3) completes the square but we still need to write in exponent notation as in step (7).</text:p>
      <text:p text:style-name="P225">This is called the vertex form of a quadratic: a(x–h)<text:span text:style-name="T220">2</text:span> +k.</text:p>
      <text:p text:style-name="P225">We use this form to find the ordered pair of the vertex. </text:p>
      <text:p text:style-name="P225">This form will be talked about later as it comes after solving quadratics. </text:p>
      <text:p text:style-name="P225">This form makes positioning the graph very easy.</text:p>
      <text:p text:style-name="P225"/>
      <text:p text:style-name="P225"/>
      <text:p text:style-name="P225">This is a faster method to completing the square than way initially shown. We showed to long hard arduous way because we wanted to derive the quadratic formula to prove to you it was a legit formula and not something we made up. This looks way easier and is what you <text:s/>should learn to do until you are competent. Then go back and learn how to complete the square from scratch to derive the quadratic formula to master algebra. </text:p>
      <text:p text:style-name="P225"/>
      <text:p text:style-name="P225"/>
      <text:p text:style-name="P225">Completing the square works on quadratics that are missing a c term.</text:p>
      <text:p text:style-name="P225">A different version called the Al Khwarizmi (Quar-Ri-Ze-Me) identity is used when c term does not factor:</text:p>
      <text:p text:style-name="P225"/>
      <text:p text:style-name="P225"/>
      <text:p text:style-name="P225">x<text:span text:style-name="T220">2</text:span> +14x+5<text:tab/><text:tab/><text:tab/><text:tab/>Solve by using Al Khwarizmi identity (aka complete the square)</text:p>
      <text:p text:style-name="P225">x<text:span text:style-name="T220">2</text:span> +14x+5 = 0<text:tab/><text:tab/><text:tab/><text:tab/>set to 0 to indicate we have this proportion and added nothing yet</text:p>
      <text:p text:style-name="P225">x<text:span text:style-name="T220">2</text:span> +14x+5+44= 44<text:tab/><text:tab/><text:tab/>divide b by 2 and square to find c. Add missing part to complete square</text:p>
      <text:p text:style-name="P225">x<text:span text:style-name="T220">2</text:span> +14x+49 = 44<text:tab/><text:tab/><text:tab/>this is same as before except we only need to add 44 instead of 49</text:p>
      <text:p text:style-name="P225">(x+7)<text:span text:style-name="T220">2</text:span> = 44<text:tab/><text:tab/><text:tab/><text:tab/>same as before except quadratic equals 44 instead of 49</text:p>
      <text:p text:style-name="P225">(x+7)<text:span text:style-name="T220">2</text:span> – 44= 0<text:tab/><text:tab/><text:tab/><text:tab/></text:p>
      <text:p text:style-name="P225"/>
      <text:p text:style-name="P225"/>
      <text:p text:style-name="P225">We can see what is happening and how fast this method is. This works but is harder if we have decimals...</text:p>
      <text:p text:style-name="P225"/>
      <text:p text:style-name="P225"/>
      <text:p text:style-name="P225">x<text:span text:style-name="T220">2</text:span> +5x+5<text:tab/><text:tab/><text:tab/><text:tab/>Solve using any method</text:p>
      <text:p text:style-name="P225">x<text:span text:style-name="T220">2</text:span> +5x+5+6.25= 6.25<text:tab/><text:tab/><text:tab/></text:p>
      <text:p text:style-name="P225">x<text:span text:style-name="T220">2</text:span>+5x+11.25= 6.25</text:p>
      <text:p text:style-name="P225">(x +2.5)<text:span text:style-name="T220">2</text:span> +5 = 6.25<text:tab/></text:p>
      <text:p text:style-name="P225">(x +2.5)<text:span text:style-name="T220">2</text:span> – 1.25 = 0<text:tab/><text:tab/><text:tab/>I used Al Khwarizmi identity</text:p>
      <text:p text:style-name="P225"/>
      <text:p text:style-name="P225"/>
      <text:p text:style-name="P225">I skipped steps and showed the fastest approach for brevity. Al Khwarizmi method is stronger and quicker than completing the square. Al Khwarizmi knew his stuff and was no dummy. We show the long ways to gently guide students to the truth. Going quicker skips steps and obscures what is happening. You in time will learn all steps and it will be easy. Go slow and try to think thoughtfully about what you are doing and <text:span text:style-name="T322">why</text:span><text:span text:style-name="T328">. Start basic and add layers of skill to the foundation you already have. Do not build a math career on a foundation of quicksand.</text:span></text:p>
      <text:p text:style-name="P220"/>
      <text:p text:style-name="P225"><text:span text:style-name="T328">B=5 so </text:span><text:span text:style-name="T223">5</text:span><text:span text:style-name="T328">/</text:span><text:span text:style-name="T269">2</text:span><text:span text:style-name="T328"> = 2.5 so <text:s/>2.5</text:span><text:span text:style-name="T223">2</text:span><text:span text:style-name="T328"> = 6.25. Check with a calculator or memorize list of squares. 24</text:span><text:span text:style-name="T223">2</text:span><text:span text:style-name="T328"> = 576 such that 2.4</text:span><text:span text:style-name="T223">2</text:span><text:span text:style-name="T328"> = 5.76. </text:span></text:p>
      <text:p text:style-name="P225">We use calculators for quadratics but instead of just using the built in formulas to solve do all the arithmetic yourself and only use calculators for approximating radicals or checking your work. Make sure you can do it without the calculator. Once you can use the calculator to save time rather than find the answer for you.</text:p>
      <text:p text:style-name="P225"><text:soft-page-break/></text:p>
      <text:p text:style-name="P282"><text:span text:style-name="T96">1</text:span><text:span text:style-name="T141">st</text:span><text:span text:style-name="T96"> example showing only the important parts:</text:span></text:p>
      <text:p text:style-name="P282"><text:span text:style-name="T96"><text:tab/><text:tab/></text:span><text:span text:style-name="T19">x</text:span><text:span text:style-name="T42">2</text:span><text:span text:style-name="T19"> +14x</text:span><text:span text:style-name="T408"><text:tab/></text:span><text:span text:style-name="T96"><text:tab/><text:tab/><text:tab/><text:tab/>complete the square</text:span></text:p>
      <text:p text:style-name="P282"><text:span text:style-name="T96"><text:tab/><text:tab/>x</text:span><text:span text:style-name="T141">2</text:span><text:span text:style-name="T96"> +14x<text:tab/>+c =0<text:tab/><text:tab/><text:tab/><text:tab/>write in standard form by adding c and setting to 0</text:span></text:p>
      <text:p text:style-name="P282"><text:span text:style-name="T96"><text:tab/><text:tab/>x</text:span><text:span text:style-name="T141">2</text:span><text:span text:style-name="T96"> +14x +49 = 49<text:tab/><text:tab/><text:tab/>find c by using (b/2)</text:span><text:span text:style-name="T141">2</text:span><text:span text:style-name="T96">...divide b by 2 and square</text:span></text:p>
      <text:p text:style-name="P282"><text:span text:style-name="T96"><text:tab/><text:tab/>x</text:span><text:span text:style-name="T141">2</text:span><text:span text:style-name="T96"> +14x +49 –49 <text:s text:c="3"/>=0<text:tab/><text:tab/><text:tab/>subtract the square but write like this do not cancel please<text:tab/></text:span></text:p>
      <text:p text:style-name="P282"><text:span text:style-name="T96"><text:tab/><text:tab/></text:span><text:span text:style-name="T354">(x+7)</text:span><text:span text:style-name="T342">2</text:span><text:span text:style-name="T354"> <text:s text:c="8"/>–49</text:span><text:span text:style-name="T96"> <text:s text:c="4"/>=0<text:tab/><text:tab/><text:tab/></text:span><text:span text:style-name="T354">(x+7)</text:span><text:span text:style-name="T342">2 </text:span><text:span text:style-name="T354">–49</text:span><text:span text:style-name="T96"> = </text:span><text:span text:style-name="T19">x</text:span><text:span text:style-name="T42">2</text:span><text:span text:style-name="T19"> +14x</text:span><text:span text:style-name="T96"> </text:span></text:p>
      <text:p text:style-name="P225"/>
      <text:p text:style-name="P225">This creates an identical version to the original. If graphed both functions are the same:</text:p>
      <text:p text:style-name="P225"><text:tab/><text:tab/><text:span text:style-name="T406"> </text:span><text:span text:style-name="T1">x</text:span><text:span text:style-name="T35">2</text:span><text:span text:style-name="T1"> +14x=0</text:span><text:tab/><text:tab/><text:tab/><text:tab/><text:tab/><text:tab/><text:tab/><text:span text:style-name="T337"><text:tab/>(x+7)</text:span><text:span text:style-name="T339">2</text:span><text:span text:style-name="T337">–49=0</text:span></text:p>
      <text:p text:style-name="P225"><draw:frame draw:style-name="fr2" draw:name="parabola4" text:anchor-type="paragraph" svg:width="3.3in" style:rel-width="44%" svg:height="1.8in" style:rel-height="18%" draw:z-index="1"><draw:image xlink:href="Pictures/2000000700005DD9000032710FFEDAD4.svm" xlink:type="simple" xlink:show="embed" xlink:actuate="onLoad"/></draw:frame><draw:frame draw:style-name="fr3" draw:name="graphics21" text:anchor-type="paragraph" svg:y="0in" svg:width="3.3in" style:rel-width="44%" svg:height="1.8in" style:rel-height="18%" draw:z-index="2"><draw:image xlink:href="Pictures/2000000700005DD9000032713BD103FE.svm" xlink:type="simple" xlink:show="embed" xlink:actuate="onLoad"/></draw:frame></text:p>
      <text:p text:style-name="P225">Functions have two variables x,y that give point coordinates. The point of setting the equation to 0 is to find the x value when y =0. The point of that is more complicated. It borders on needing a calculus understanding.</text:p>
      <text:p text:style-name="P225">A quadratic asks us to find the x intercepts. <text:s/>The intercepts are the solutions called the solution set.</text:p>
      <text:p text:style-name="P225">It is called the set because we expect two solutions, a positive root and a negative root. The quadratic formula takes the square root of a quadratic and tells what the root is. If x∙x = y then √y = x. That is what a quadratic is...it is a power operation and we want to know the square root. Quadratics is the only time where we use the negative root.</text:p>
      <text:p text:style-name="P225"/>
      <text:p text:style-name="P225">x = the square root. But we have a problem because it has terms added to it so solving is not straightforward.</text:p>
      <text:p text:style-name="P225"/>
      <text:p text:style-name="P225">x<text:span text:style-name="T220">2</text:span>+14x is factorable but not as two square roots. We get (x)(14) which are not roots because they do not match. For √<text:span text:style-name="T458">x</text:span><text:span text:style-name="T245">2</text:span><text:span text:style-name="T458">+14x</text:span> we can not say the answer is x or 14. We have to square root x<text:span text:style-name="T220">2</text:span>+14x and it is hard. </text:p>
      <text:p text:style-name="P225">It is hard because it is not a square!</text:p>
      <text:p text:style-name="P225"/>
      <text:p text:style-name="P225"><draw:frame draw:style-name="fr4" draw:name="foil9" text:anchor-type="paragraph" svg:width="3.6752in" style:rel-width="49%" svg:height="1.3in" style:rel-height="13%" draw:z-index="3"><draw:image xlink:href="Pictures/2000000700005C81000021CD8E7FB0C2.svm" xlink:type="simple" xlink:show="embed" xlink:actuate="onLoad"/></draw:frame>When we complete the square we are doing this:</text:p>
      <text:p text:style-name="P225">We have x<text:span text:style-name="T220">2</text:span>+14x =y</text:p>
      <text:p text:style-name="P225">y = the area of a square and a rectangle</text:p>
      <text:p text:style-name="P225"/>
      <text:p text:style-name="P225">Dividing b → <text:span text:style-name="T220">b</text:span>/<text:span text:style-name="T258">2</text:span> we shift it around like this.</text:p>
      <text:p text:style-name="P225">Complete the square we add a little then subtract it.</text:p>
      <text:p text:style-name="P225"/>
      <text:p text:style-name="P225">We complete the square so we can get a trinomial to easier factor. We need that “chunk” added but if we add it we are changing the equation. We are getting “ our area” + “that chunk”. We can't have more than “our area” so we need to subtract it to cancel it. <text:s/>We can square root a perfect square trinomial and completing the square is just adding a constant to our equation to be able to factor it but at the same time subtracting what we added so that we do not increase the area.</text:p>
      <text:p text:style-name="P225"/>
      <text:p text:style-name="P225">x<text:span text:style-name="T220">2</text:span>+14x<text:tab/><text:tab/> <text:s text:c="10"/>cant factor into two matching squares.</text:p>
      <text:p text:style-name="P225">x<text:span text:style-name="T220">2</text:span>+14x +49 <text:s text:c="16"/>I can factor but I have added 49 to my area which is cheating and will give a false equation.</text:p>
      <text:p text:style-name="P225">x<text:span text:style-name="T220">2</text:span>+14x +49 – 49 <text:s text:c="8"/>whatever I added I must subtract to keep the equation true.</text:p>
      <text:p text:style-name="P225">(x+7)(x+7) – 49 <text:s text:c="9"/>and now I have factors that are matching roots! Success!<text:tab/><text:tab/></text:p>
      <text:p text:style-name="P225"><text:soft-page-break/>(x+7)<text:span text:style-name="T220">2</text:span> – 7<text:span text:style-name="T220">2</text:span><text:tab/> <text:s text:c="10"/>this is a difference of two squares which we recognize as super easy to root!</text:p>
      <text:p text:style-name="P225"/>
      <text:p text:style-name="P225">There is more...</text:p>
      <text:p text:style-name="P225">x = y<text:tab/><text:tab/><text:tab/>if x = y is a true statement then x+49 = y is false, they both can't be true.</text:p>
      <text:p text:style-name="P225">x+49 = y<text:tab/><text:tab/>this is a lie because my equation is unbalanced</text:p>
      <text:p text:style-name="P225">x+49 = y+49<text:tab/><text:tab/>doing to both sides this makes my equation balanced</text:p>
      <text:p text:style-name="P225"/>
      <text:p text:style-name="P225">Ax<text:span text:style-name="T220">2</text:span>+bx+c = y<text:tab/><text:tab/>this is an area formula we call a quadratic because it has a power of 2.</text:p>
      <text:p text:style-name="P225">Ax<text:span text:style-name="T220">2</text:span>+bx+c = y<text:tab/><text:tab/>since y equals f(x) we can write this using function notation</text:p>
      <text:p text:style-name="P225">Ax<text:span text:style-name="T220">2</text:span>+bx+c = f(x)<text:tab/>writing it in function notation allows us to graph it as a parabola</text:p>
      <text:p text:style-name="P225"/>
      <text:p text:style-name="P225">Whatever our equation is it acts as a formula for deriving area for a rectangle.</text:p>
      <text:p text:style-name="P225">This formula treats it as a square. The standard formula explains what parts do what.</text:p>
      <text:p text:style-name="P225">We are using formulas so we can perform geometric transformations.</text:p>
      <text:p text:style-name="P225">Transformations means that we are scaling the rectangle by changing inputs of x to create new outputs of area.</text:p>
      <text:p text:style-name="P225">The outputs are what the area will be. We call area “y” or “f(x)”.</text:p>
      <text:p text:style-name="P225"/>
      <text:p text:style-name="P225">None of this matters unless we solve for x. Solving for x tells us what input was used to find the area we are given. </text:p>
      <text:p text:style-name="P225">This makes more sense with word problems but need to teach process first.</text:p>
      <text:p text:style-name="P225"/>
      <text:p text:style-name="P225">2<text:span text:style-name="T220">nd</text:span> example: <text:s/>Both equation give same parabola. <text:s/>x<text:span text:style-name="T220">2</text:span> +5x+5 = (x+2.5)<text:span text:style-name="T220">2</text:span> – 1.25</text:p>
      <text:p text:style-name="P225"><text:s/></text:p>
      <text:p text:style-name="P225"><text:tab/><text:tab/>x<text:span text:style-name="T220">2</text:span> +5x+5<text:tab/><text:tab/><text:tab/><text:tab/><text:tab/>(x +2.5)<text:span text:style-name="T220">2</text:span> – 1.25 = 0</text:p>
      <text:p text:style-name="P225"><draw:frame draw:style-name="fr5" draw:name="parabola6" text:anchor-type="paragraph" svg:x="0.2571in" svg:y="0.1189in" svg:width="3.3in" style:rel-width="44%" svg:height="2in" style:rel-height="20%" draw:z-index="4"><draw:image xlink:href="Pictures/20000007000063BD00003EF2764EA94F.svm" xlink:type="simple" xlink:show="embed" xlink:actuate="onLoad"/></draw:frame><draw:frame draw:style-name="fr5" draw:name="parabola5" text:anchor-type="paragraph" svg:x="3.8728in" svg:y="0.1165in" svg:width="3.3in" style:rel-width="44%" svg:height="2in" style:rel-height="20%" draw:z-index="5"><draw:image xlink:href="Pictures/20000007000063BD00003EF278EA7C13.svm" xlink:type="simple" xlink:show="embed" xlink:actuate="onLoad"/></draw:frame> </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A grapher you can find points on a parabola by inputting any number for x and solving for y. What you choose for x will be the x value and what you choose for y will be the y value. Finding the x intercepts gives us the square roots for our area. We are very much interested in this information and not the y -intercepts like we were for linear equations. To find roots plug in 0 for y. You can use standard notation or function notation.</text:p>
      <text:p text:style-name="P225"/>
      <text:p text:style-name="P93">Using standard formula ax<text:span text:style-name="T220">2</text:span>+bx+c = y</text:p>
      <text:p text:style-name="P225"/>
      <text:p text:style-name="P282"><text:span text:style-name="T96">x</text:span><text:span text:style-name="T141">2</text:span><text:span text:style-name="T96"> +5x+5 = y<text:tab/><text:tab/><text:tab/><text:tab/><text:tab/>this says x</text:span><text:span text:style-name="T141">2</text:span><text:span text:style-name="T96"> +5x+5 = area</text:span></text:p>
      <text:p text:style-name="P282"><text:span text:style-name="T96">x</text:span><text:span text:style-name="T141">2</text:span><text:span text:style-name="T96"> +5x+5 = 0 <text:tab/><text:tab/><text:tab/><text:tab/><text:tab/>this says area = 0</text:span></text:p>
      <text:p text:style-name="P282"><text:span text:style-name="T96">x</text:span><text:span text:style-name="T141">2</text:span><text:span text:style-name="T96"> +2.5x+2.5x+ 5 = 0<text:tab/><text:tab/><text:tab/><text:tab/>I changed bx into bx/2 +bx/2 = 2bx/2</text:span></text:p>
      <text:p text:style-name="P282"><text:span text:style-name="T96">x</text:span><text:span text:style-name="T141">2</text:span><text:span text:style-name="T96"> +2.5x+2.5x+ 5+2.5</text:span><text:span text:style-name="T141">2</text:span><text:span text:style-name="T96"> =2.5</text:span><text:span text:style-name="T141">2</text:span><text:span text:style-name="T96"> <text:tab/><text:tab/><text:tab/>I completed the square by adding (b/2)</text:span><text:span text:style-name="T141">2</text:span><text:span text:style-name="T96"> to both sides</text:span></text:p>
      <text:p text:style-name="P282"><text:span text:style-name="T96">x</text:span><text:span text:style-name="T141">2</text:span><text:span text:style-name="T96"> +2.5x+2.5x+ 5+2.5</text:span><text:span text:style-name="T141">2</text:span><text:span text:style-name="T96"> – 2.5</text:span><text:span text:style-name="T141">2</text:span><text:span text:style-name="T96"> <text:s text:c="3"/>= 0<text:tab/><text:tab/>I cleared area to get standard form again<text:tab/></text:span></text:p>
      <text:p text:style-name="P225">(x<text:span text:style-name="T220">2</text:span> +2.5x+2.5x+2.5<text:span text:style-name="T220">2</text:span>) + 5 – 2.5<text:span text:style-name="T220">2</text:span> = 0<text:tab/><text:tab/>I moved <text:s/>bx/2 into () so I could factor it as a perfect square</text:p>
      <text:p text:style-name="P225">(x +2.5)(x +2.5) + 5 – 2.5<text:span text:style-name="T220">2</text:span> = 0<text:tab/><text:tab/><text:tab/>I factored (x<text:span text:style-name="T220">2</text:span> +2.5x+2.5x+2.5<text:span text:style-name="T220">2</text:span>) from a<text:span text:style-name="T220">2</text:span>+2ab+b<text:span text:style-name="T220">2</text:span> into (a+b)(a+b)</text:p>
      <text:p text:style-name="P225">(x +2.5)<text:span text:style-name="T220">2</text:span> + 5 – 2.5<text:span text:style-name="T220">2</text:span> = 0<text:tab/><text:tab/><text:tab/><text:tab/>I followed exponent rules to write in exponent notation</text:p>
      <text:p text:style-name="P225">(x +2.5)<text:span text:style-name="T220">2</text:span> + 5 – 6.25 = 0<text:tab/><text:tab/><text:tab/>calculate 2.5<text:span text:style-name="T220">2</text:span> mentally using distributive property (25)<text:span text:style-name="T220">2</text:span> = (25)(5+25)</text:p>
      <text:p text:style-name="P225"><text:soft-page-break/>(x +2.5)<text:span text:style-name="T220">2</text:span> <text:s/>–1.25 = 0<text:tab/><text:tab/><text:tab/><text:tab/>combine like terms</text:p>
      <text:p text:style-name="P225">±√<text:span text:style-name="T458">(x +2.5)</text:span><text:span text:style-name="T245">2</text:span><text:span text:style-name="T458"> <text:s/>–1.25</text:span> = ±√0<text:tab/><text:tab/><text:tab/>take square root of both sides</text:p>
      <text:p text:style-name="P225"/>
      <text:p text:style-name="P225">Because I choose a quotient for a square (<text:span text:style-name="T220">25</text:span>/<text:span text:style-name="T258">4</text:span>) I find it hard to square root this result. Completing the square struggles unless you have a integer square. The quadratic formula can solve this...</text:p>
      <text:p text:style-name="P225">x<text:span text:style-name="T220">2</text:span>+5x+5<text:tab/><text:tab/><text:tab/><text:tab/><text:tab/></text:p>
      <text:p text:style-name="P225">– 5±√25 –20/2<text:tab/><text:tab/><text:tab/><text:tab/>(– b±√b<text:span text:style-name="T220">2</text:span> –4ac)/2a <text:tab/>everything has to be divided by 2a <text:span text:style-name="T220">– b±√b^2 –4ac</text:span>/<text:span text:style-name="T258">2a</text:span></text:p>
      <text:p text:style-name="P225">– 5±√5/2<text:tab/><text:tab/><text:tab/><text:tab/>x = <text:span text:style-name="T220">–5±√5</text:span>/<text:span text:style-name="T258">2</text:span><text:tab/></text:p>
      <text:p text:style-name="P225"/>
      <text:p text:style-name="P225">Quadratic formula was way quicker. As I wrote the problem I squared 5 and wrote as 25 and multiplied 4∙5 and wrote as 20 to save space and time. What was left was 25 – 20 and I was done. It was pretty much a 1 step thing.</text:p>
      <text:p text:style-name="P225">Before we show you how to skip steps you need to know what steps you are skipping. I usually the quadratic formula will take about 4 – 5 steps but this was less because I can not simplify the radical any more.</text:p>
      <text:p text:style-name="P225"/>
      <text:p text:style-name="P225">If you want an approximation use a calculator or use 2.23 as √5.</text:p>
      <text:p text:style-name="P225"/>
      <text:p text:style-name="P225">– 5±√5/2</text:p>
      <text:p text:style-name="P225">(–5+ 2.23)/2 <text:s text:c="2"/>or (–5–2.23)/2</text:p>
      <text:p text:style-name="P225">– 2.77/2 <text:s text:c="8"/>or <text:s text:c="2"/>– 7.23/2<text:tab/>mentally do this using distributive <text:s/>7.23/2~ (700/2+23/2) = 350+11.5 = 361.5~ 3.615</text:p>
      <text:p text:style-name="P225">–1.385<text:tab/> <text:s text:c="9"/>or <text:s text:c="4"/>–3.61 <text:s text:c="5"/><text:tab/>calculator gives –1.382 or – 3.618 <text:tab/><text:tab/><text:tab/></text:p>
      <text:p text:style-name="P225"/>
      <text:p text:style-name="P225">Different ways to solve for x with be taught. Every problem requires the right formula for top speed. </text:p>
      <text:p text:style-name="P225">The quadratic formula is only for problems that can not be solved by factoring or completing the square. </text:p>
      <text:p text:style-name="P225">If we use function notation change y to f(x) and 0 to f(0).</text:p>
      <text:p text:style-name="P225"/>
      <text:list xml:id="list1300506613198494876" text:style-name="L171">
        <text:list-item>
          <text:p text:style-name="P353"><text:span text:style-name="T96">To solve a quadratic is to take a quadratic equation and solve for the x intercepts (x</text:span><text:span text:style-name="T180">1</text:span><text:span text:style-name="T96">,0) and (x</text:span><text:span text:style-name="T180">2</text:span><text:span text:style-name="T96">,0)</text:span></text:p>
        </text:list-item>
        <text:list-item>
          <text:p text:style-name="P236">If it can be easily factored use factoring.</text:p>
        </text:list-item>
        <text:list-item>
          <text:p text:style-name="P236">If it can not be easily factored use factoring by grouping.</text:p>
        </text:list-item>
        <text:list-item>
          <text:p text:style-name="P236">If it can not be factored at all then it is prime.</text:p>
        </text:list-item>
        <text:list-item>
          <text:p text:style-name="P236">If it is a prime quadratic and b is an integer use completing the square.</text:p>
        </text:list-item>
        <text:list-item>
          <text:p text:style-name="P353"><text:span text:style-name="T96">Completing the square works best on x</text:span><text:span text:style-name="T141">2</text:span><text:span text:style-name="T96">+bx+0 and (x–h)</text:span><text:span text:style-name="T141">2</text:span><text:span text:style-name="T96"> = –k.</text:span></text:p>
        </text:list-item>
        <text:list-item>
          <text:p text:style-name="P236">Completing the square is a variation of Al Khwarizmi's identity.</text:p>
        </text:list-item>
        <text:list-item>
          <text:p text:style-name="P236">Completing the square sets equation to 0 while Khwarizmi's identity sets equation to –k. </text:p>
        </text:list-item>
        <text:list-item>
          <text:p text:style-name="P236">If you leave the equation set to zero you completed the square, if you leave the equation set to –k you found Khwarizmi's identity. </text:p>
        </text:list-item>
        <text:list-item>
          <text:p text:style-name="P236">If you have a decimal or radical for b use quadratic formula</text:p>
          <text:p text:style-name="P236"/>
        </text:list-item>
        <text:list-item>
          <text:p text:style-name="P236">If you use quadratic formula and get a negative square root then you have two imaginary solutions.</text:p>
        </text:list-item>
        <text:list-item>
          <text:p text:style-name="P229">Imaginary solutions are called “no real root solutions”, some problems do not have answ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07:40.52</dc:date>
    <dc:creator>Joseph Malone</dc:creator>
    <meta:editing-duration>PT46M51S</meta:editing-duration>
    <meta:editing-cycles>5</meta:editing-cycles>
    <meta:generator>OpenOffice/4.1.15$Win32 OpenOffice.org_project/4115m2$Build-9813</meta:generator>
    <meta:document-statistic meta:table-count="0" meta:image-count="6" meta:object-count="0" meta:page-count="9" meta:paragraph-count="240" meta:word-count="4341" meta:character-count="22197"/>
  </office:meta>
</office:document-meta>
</file>